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67.99pt" svg:height="490.9pt" svg:x="279.13pt" svg:y="24.09pt">
            <loext:p draw:notify-on-update-of-ranges="Sheet1.C1:Sheet1.C1 Sheet1.C2:Sheet1.C9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Sheet Length</text:p>
          </table:table-cell>
          <table:table-cell/>
        </table:table-row>
        <table:table-row table:style-name="ro1">
          <table:table-cell office:value-type="float" office:value="510832852" calcext:value-type="float">
            <text:p>510832852</text:p>
          </table:table-cell>
          <table:table-cell table:formula="of:=ROUND(([.A2]-510832852)/1000/60)" office:value-type="float" office:value="0" calcext:value-type="float">
            <text:p>0</text:p>
          </table:table-cell>
          <table:table-cell office:value-type="float" office:value="12179" calcext:value-type="float">
            <text:p>1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961105" calcext:value-type="float">
            <text:p>510961105</text:p>
          </table:table-cell>
          <table:table-cell table:formula="of:=ROUND(([.A3]-510832852)/1000/60)" office:value-type="float" office:value="2" calcext:value-type="float">
            <text:p>2</text:p>
          </table:table-cell>
          <table:table-cell office:value-type="float" office:value="10732.2862104997" calcext:value-type="float">
            <text:p>10732.286210499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11087212" calcext:value-type="float">
            <text:p>511087212</text:p>
          </table:table-cell>
          <table:table-cell table:formula="of:=ROUND(([.A4]-510832852)/1000/60)" office:value-type="float" office:value="4" calcext:value-type="float">
            <text:p>4</text:p>
          </table:table-cell>
          <table:table-cell office:value-type="float" office:value="9696.24845015392" calcext:value-type="float">
            <text:p>9696.248450153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11217727" calcext:value-type="float">
            <text:p>511217727</text:p>
          </table:table-cell>
          <table:table-cell table:formula="of:=ROUND(([.A5]-510832852)/1000/60)" office:value-type="float" office:value="6" calcext:value-type="float">
            <text:p>6</text:p>
          </table:table-cell>
          <table:table-cell office:value-type="float" office:value="9696.24845015392" calcext:value-type="float">
            <text:p>9696.248450153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11346595" calcext:value-type="float">
            <text:p>511346595</text:p>
          </table:table-cell>
          <table:table-cell table:formula="of:=ROUND(([.A6]-510832852)/1000/60)" office:value-type="float" office:value="9" calcext:value-type="float">
            <text:p>9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511475806" calcext:value-type="float">
            <text:p>511475806</text:p>
          </table:table-cell>
          <table:table-cell table:formula="of:=ROUND(([.A7]-510832852)/1000/60)" office:value-type="float" office:value="11" calcext:value-type="float">
            <text:p>1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511597660" calcext:value-type="float">
            <text:p>511597660</text:p>
          </table:table-cell>
          <table:table-cell table:formula="of:=ROUND(([.A8]-510832852)/1000/60)" office:value-type="float" office:value="13" calcext:value-type="float">
            <text:p>13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511728021" calcext:value-type="float">
            <text:p>511728021</text:p>
          </table:table-cell>
          <table:table-cell table:formula="of:=ROUND(([.A9]-510832852)/1000/60)" office:value-type="float" office:value="15" calcext:value-type="float">
            <text:p>15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11854135" calcext:value-type="float">
            <text:p>511854135</text:p>
          </table:table-cell>
          <table:table-cell table:formula="of:=ROUND(([.A10]-510832852)/1000/60)" office:value-type="float" office:value="17" calcext:value-type="float">
            <text:p>17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11981634" calcext:value-type="float">
            <text:p>511981634</text:p>
          </table:table-cell>
          <table:table-cell table:formula="of:=ROUND(([.A11]-510832852)/1000/60)" office:value-type="float" office:value="19" calcext:value-type="float">
            <text:p>19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2105398" calcext:value-type="float">
            <text:p>512105398</text:p>
          </table:table-cell>
          <table:table-cell table:formula="of:=ROUND(([.A12]-510832852)/1000/60)" office:value-type="float" office:value="21" calcext:value-type="float">
            <text:p>21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12233162" calcext:value-type="float">
            <text:p>512233162</text:p>
          </table:table-cell>
          <table:table-cell table:formula="of:=ROUND(([.A13]-510832852)/1000/60)" office:value-type="float" office:value="23" calcext:value-type="float">
            <text:p>23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512361663" calcext:value-type="float">
            <text:p>512361663</text:p>
          </table:table-cell>
          <table:table-cell table:formula="of:=ROUND(([.A14]-510832852)/1000/60)" office:value-type="float" office:value="25" calcext:value-type="float">
            <text:p>25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512484409" calcext:value-type="float">
            <text:p>512484409</text:p>
          </table:table-cell>
          <table:table-cell table:formula="of:=ROUND(([.A15]-510832852)/1000/60)" office:value-type="float" office:value="28" calcext:value-type="float">
            <text:p>2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512613486" calcext:value-type="float">
            <text:p>512613486</text:p>
          </table:table-cell>
          <table:table-cell table:formula="of:=ROUND(([.A16]-510832852)/1000/60)" office:value-type="float" office:value="30" calcext:value-type="float">
            <text:p>30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512741229" calcext:value-type="float">
            <text:p>512741229</text:p>
          </table:table-cell>
          <table:table-cell table:formula="of:=ROUND(([.A17]-510832852)/1000/60)" office:value-type="float" office:value="32" calcext:value-type="float">
            <text:p>32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512871260" calcext:value-type="float">
            <text:p>512871260</text:p>
          </table:table-cell>
          <table:table-cell table:formula="of:=ROUND(([.A18]-510832852)/1000/60)" office:value-type="float" office:value="34" calcext:value-type="float">
            <text:p>34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512997318" calcext:value-type="float">
            <text:p>512997318</text:p>
          </table:table-cell>
          <table:table-cell table:formula="of:=ROUND(([.A19]-510832852)/1000/60)" office:value-type="float" office:value="36" calcext:value-type="float">
            <text:p>3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513124528" calcext:value-type="float">
            <text:p>513124528</text:p>
          </table:table-cell>
          <table:table-cell table:formula="of:=ROUND(([.A20]-510832852)/1000/60)" office:value-type="float" office:value="38" calcext:value-type="float">
            <text:p>3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513255768" calcext:value-type="float">
            <text:p>513255768</text:p>
          </table:table-cell>
          <table:table-cell table:formula="of:=ROUND(([.A21]-510832852)/1000/60)" office:value-type="float" office:value="40" calcext:value-type="float">
            <text:p>40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513378299" calcext:value-type="float">
            <text:p>513378299</text:p>
          </table:table-cell>
          <table:table-cell table:formula="of:=ROUND(([.A22]-510832852)/1000/60)" office:value-type="float" office:value="42" calcext:value-type="float">
            <text:p>42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513504673" calcext:value-type="float">
            <text:p>513504673</text:p>
          </table:table-cell>
          <table:table-cell table:formula="of:=ROUND(([.A23]-510832852)/1000/60)" office:value-type="float" office:value="45" calcext:value-type="float">
            <text:p>4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513628015" calcext:value-type="float">
            <text:p>513628015</text:p>
          </table:table-cell>
          <table:table-cell table:formula="of:=ROUND(([.A24]-510832852)/1000/60)" office:value-type="float" office:value="47" calcext:value-type="float">
            <text:p>47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513750148" calcext:value-type="float">
            <text:p>513750148</text:p>
          </table:table-cell>
          <table:table-cell table:formula="of:=ROUND(([.A25]-510832852)/1000/60)" office:value-type="float" office:value="49" calcext:value-type="float">
            <text:p>49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13879097" calcext:value-type="float">
            <text:p>513879097</text:p>
          </table:table-cell>
          <table:table-cell table:formula="of:=ROUND(([.A26]-510832852)/1000/60)" office:value-type="float" office:value="51" calcext:value-type="float">
            <text:p>51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514003804" calcext:value-type="float">
            <text:p>514003804</text:p>
          </table:table-cell>
          <table:table-cell table:formula="of:=ROUND(([.A27]-510832852)/1000/60)" office:value-type="float" office:value="53" calcext:value-type="float">
            <text:p>53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514137238" calcext:value-type="float">
            <text:p>514137238</text:p>
          </table:table-cell>
          <table:table-cell table:formula="of:=ROUND(([.A28]-510832852)/1000/60)" office:value-type="float" office:value="55" calcext:value-type="float">
            <text:p>5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514264381" calcext:value-type="float">
            <text:p>514264381</text:p>
          </table:table-cell>
          <table:table-cell table:formula="of:=ROUND(([.A29]-510832852)/1000/60)" office:value-type="float" office:value="57" calcext:value-type="float">
            <text:p>57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14394942" calcext:value-type="float">
            <text:p>514394942</text:p>
          </table:table-cell>
          <table:table-cell table:formula="of:=ROUND(([.A30]-510832852)/1000/60)" office:value-type="float" office:value="59" calcext:value-type="float">
            <text:p>5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514515807" calcext:value-type="float">
            <text:p>514515807</text:p>
          </table:table-cell>
          <table:table-cell table:formula="of:=ROUND(([.A31]-510832852)/1000/60)" office:value-type="float" office:value="61" calcext:value-type="float">
            <text:p>6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514639744" calcext:value-type="float">
            <text:p>514639744</text:p>
          </table:table-cell>
          <table:table-cell table:formula="of:=ROUND(([.A32]-510832852)/1000/60)" office:value-type="float" office:value="63" calcext:value-type="float">
            <text:p>63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514761249" calcext:value-type="float">
            <text:p>514761249</text:p>
          </table:table-cell>
          <table:table-cell table:formula="of:=ROUND(([.A33]-510832852)/1000/60)" office:value-type="float" office:value="65" calcext:value-type="float">
            <text:p>65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514883271" calcext:value-type="float">
            <text:p>514883271</text:p>
          </table:table-cell>
          <table:table-cell table:formula="of:=ROUND(([.A34]-510832852)/1000/60)" office:value-type="float" office:value="68" calcext:value-type="float">
            <text:p>6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15009846" calcext:value-type="float">
            <text:p>515009846</text:p>
          </table:table-cell>
          <table:table-cell table:formula="of:=ROUND(([.A35]-510832852)/1000/60)" office:value-type="float" office:value="70" calcext:value-type="float">
            <text:p>70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15129923" calcext:value-type="float">
            <text:p>515129923</text:p>
          </table:table-cell>
          <table:table-cell table:formula="of:=ROUND(([.A36]-510832852)/1000/60)" office:value-type="float" office:value="72" calcext:value-type="float">
            <text:p>72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515260755" calcext:value-type="float">
            <text:p>515260755</text:p>
          </table:table-cell>
          <table:table-cell table:formula="of:=ROUND(([.A37]-510832852)/1000/60)" office:value-type="float" office:value="74" calcext:value-type="float">
            <text:p>74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515387101" calcext:value-type="float">
            <text:p>515387101</text:p>
          </table:table-cell>
          <table:table-cell table:formula="of:=ROUND(([.A38]-510832852)/1000/60)" office:value-type="float" office:value="76" calcext:value-type="float">
            <text:p>76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515520428" calcext:value-type="float">
            <text:p>515520428</text:p>
          </table:table-cell>
          <table:table-cell table:formula="of:=ROUND(([.A39]-510832852)/1000/60)" office:value-type="float" office:value="78" calcext:value-type="float">
            <text:p>7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515640849" calcext:value-type="float">
            <text:p>515640849</text:p>
          </table:table-cell>
          <table:table-cell table:formula="of:=ROUND(([.A40]-510832852)/1000/60)" office:value-type="float" office:value="80" calcext:value-type="float">
            <text:p>80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515766712" calcext:value-type="float">
            <text:p>515766712</text:p>
          </table:table-cell>
          <table:table-cell table:formula="of:=ROUND(([.A41]-510832852)/1000/60)" office:value-type="float" office:value="82" calcext:value-type="float">
            <text:p>82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515889226" calcext:value-type="float">
            <text:p>515889226</text:p>
          </table:table-cell>
          <table:table-cell table:formula="of:=ROUND(([.A42]-510832852)/1000/60)" office:value-type="float" office:value="84" calcext:value-type="float">
            <text:p>84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516015199" calcext:value-type="float">
            <text:p>516015199</text:p>
          </table:table-cell>
          <table:table-cell table:formula="of:=ROUND(([.A43]-510832852)/1000/60)" office:value-type="float" office:value="86" calcext:value-type="float">
            <text:p>86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516137368" calcext:value-type="float">
            <text:p>516137368</text:p>
          </table:table-cell>
          <table:table-cell table:formula="of:=ROUND(([.A44]-510832852)/1000/60)" office:value-type="float" office:value="88" calcext:value-type="float">
            <text:p>8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516259963" calcext:value-type="float">
            <text:p>516259963</text:p>
          </table:table-cell>
          <table:table-cell table:formula="of:=ROUND(([.A45]-510832852)/1000/60)" office:value-type="float" office:value="90" calcext:value-type="float">
            <text:p>90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516390810" calcext:value-type="float">
            <text:p>516390810</text:p>
          </table:table-cell>
          <table:table-cell table:formula="of:=ROUND(([.A46]-510832852)/1000/60)" office:value-type="float" office:value="93" calcext:value-type="float">
            <text:p>93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516521750" calcext:value-type="float">
            <text:p>516521750</text:p>
          </table:table-cell>
          <table:table-cell table:formula="of:=ROUND(([.A47]-510832852)/1000/60)" office:value-type="float" office:value="95" calcext:value-type="float">
            <text:p>95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516645233" calcext:value-type="float">
            <text:p>516645233</text:p>
          </table:table-cell>
          <table:table-cell table:formula="of:=ROUND(([.A48]-510832852)/1000/60)" office:value-type="float" office:value="97" calcext:value-type="float">
            <text:p>97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516767972" calcext:value-type="float">
            <text:p>516767972</text:p>
          </table:table-cell>
          <table:table-cell table:formula="of:=ROUND(([.A49]-510832852)/1000/60)" office:value-type="float" office:value="99" calcext:value-type="float">
            <text:p>9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516896540" calcext:value-type="float">
            <text:p>516896540</text:p>
          </table:table-cell>
          <table:table-cell table:formula="of:=ROUND(([.A50]-510832852)/1000/60)" office:value-type="float" office:value="101" calcext:value-type="float">
            <text:p>10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517028170" calcext:value-type="float">
            <text:p>517028170</text:p>
          </table:table-cell>
          <table:table-cell table:formula="of:=ROUND(([.A51]-510832852)/1000/60)" office:value-type="float" office:value="103" calcext:value-type="float">
            <text:p>103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517154605" calcext:value-type="float">
            <text:p>517154605</text:p>
          </table:table-cell>
          <table:table-cell table:formula="of:=ROUND(([.A52]-510832852)/1000/60)" office:value-type="float" office:value="105" calcext:value-type="float">
            <text:p>105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517275372" calcext:value-type="float">
            <text:p>517275372</text:p>
          </table:table-cell>
          <table:table-cell table:formula="of:=ROUND(([.A53]-510832852)/1000/60)" office:value-type="float" office:value="107" calcext:value-type="float">
            <text:p>107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517405847" calcext:value-type="float">
            <text:p>517405847</text:p>
          </table:table-cell>
          <table:table-cell table:formula="of:=ROUND(([.A54]-510832852)/1000/60)" office:value-type="float" office:value="110" calcext:value-type="float">
            <text:p>110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517526424" calcext:value-type="float">
            <text:p>517526424</text:p>
          </table:table-cell>
          <table:table-cell table:formula="of:=ROUND(([.A55]-510832852)/1000/60)" office:value-type="float" office:value="112" calcext:value-type="float">
            <text:p>112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517653390" calcext:value-type="float">
            <text:p>517653390</text:p>
          </table:table-cell>
          <table:table-cell table:formula="of:=ROUND(([.A56]-510832852)/1000/60)" office:value-type="float" office:value="114" calcext:value-type="float">
            <text:p>114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517778245" calcext:value-type="float">
            <text:p>517778245</text:p>
          </table:table-cell>
          <table:table-cell table:formula="of:=ROUND(([.A57]-510832852)/1000/60)" office:value-type="float" office:value="116" calcext:value-type="float">
            <text:p>116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517909476" calcext:value-type="float">
            <text:p>517909476</text:p>
          </table:table-cell>
          <table:table-cell table:formula="of:=ROUND(([.A58]-510832852)/1000/60)" office:value-type="float" office:value="118" calcext:value-type="float">
            <text:p>118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518030885" calcext:value-type="float">
            <text:p>518030885</text:p>
          </table:table-cell>
          <table:table-cell table:formula="of:=ROUND(([.A59]-510832852)/1000/60)" office:value-type="float" office:value="120" calcext:value-type="float">
            <text:p>120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518155916" calcext:value-type="float">
            <text:p>518155916</text:p>
          </table:table-cell>
          <table:table-cell table:formula="of:=ROUND(([.A60]-510832852)/1000/60)" office:value-type="float" office:value="122" calcext:value-type="float">
            <text:p>122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float" office:value="518284273" calcext:value-type="float">
            <text:p>518284273</text:p>
          </table:table-cell>
          <table:table-cell table:formula="of:=ROUND(([.A61]-510832852)/1000/60)" office:value-type="float" office:value="124" calcext:value-type="float">
            <text:p>124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518404485" calcext:value-type="float">
            <text:p>518404485</text:p>
          </table:table-cell>
          <table:table-cell table:formula="of:=ROUND(([.A62]-510832852)/1000/60)" office:value-type="float" office:value="126" calcext:value-type="float">
            <text:p>126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float" office:value="518532440" calcext:value-type="float">
            <text:p>518532440</text:p>
          </table:table-cell>
          <table:table-cell table:formula="of:=ROUND(([.A63]-510832852)/1000/60)" office:value-type="float" office:value="128" calcext:value-type="float">
            <text:p>128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518658888" calcext:value-type="float">
            <text:p>518658888</text:p>
          </table:table-cell>
          <table:table-cell table:formula="of:=ROUND(([.A64]-510832852)/1000/60)" office:value-type="float" office:value="130" calcext:value-type="float">
            <text:p>130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518789087" calcext:value-type="float">
            <text:p>518789087</text:p>
          </table:table-cell>
          <table:table-cell table:formula="of:=ROUND(([.A65]-510832852)/1000/60)" office:value-type="float" office:value="133" calcext:value-type="float">
            <text:p>13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518910408" calcext:value-type="float">
            <text:p>518910408</text:p>
          </table:table-cell>
          <table:table-cell table:formula="of:=ROUND(([.A66]-510832852)/1000/60)" office:value-type="float" office:value="135" calcext:value-type="float">
            <text:p>13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519036847" calcext:value-type="float">
            <text:p>519036847</text:p>
          </table:table-cell>
          <table:table-cell table:formula="of:=ROUND(([.A67]-510832852)/1000/60)" office:value-type="float" office:value="137" calcext:value-type="float">
            <text:p>13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office:value-type="float" office:value="519163472" calcext:value-type="float">
            <text:p>519163472</text:p>
          </table:table-cell>
          <table:table-cell table:formula="of:=ROUND(([.A68]-510832852)/1000/60)" office:value-type="float" office:value="139" calcext:value-type="float">
            <text:p>13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519294663" calcext:value-type="float">
            <text:p>519294663</text:p>
          </table:table-cell>
          <table:table-cell table:formula="of:=ROUND(([.A69]-510832852)/1000/60)" office:value-type="float" office:value="141" calcext:value-type="float">
            <text:p>141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519420398" calcext:value-type="float">
            <text:p>519420398</text:p>
          </table:table-cell>
          <table:table-cell table:formula="of:=ROUND(([.A70]-510832852)/1000/60)" office:value-type="float" office:value="143" calcext:value-type="float">
            <text:p>14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519540741" calcext:value-type="float">
            <text:p>519540741</text:p>
          </table:table-cell>
          <table:table-cell table:formula="of:=ROUND(([.A71]-510832852)/1000/60)" office:value-type="float" office:value="145" calcext:value-type="float">
            <text:p>14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19665130" calcext:value-type="float">
            <text:p>519665130</text:p>
          </table:table-cell>
          <table:table-cell table:formula="of:=ROUND(([.A72]-510832852)/1000/60)" office:value-type="float" office:value="147" calcext:value-type="float">
            <text:p>14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9796376" calcext:value-type="float">
            <text:p>519796376</text:p>
          </table:table-cell>
          <table:table-cell table:formula="of:=ROUND(([.A73]-510832852)/1000/60)" office:value-type="float" office:value="149" calcext:value-type="float">
            <text:p>14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519926634" calcext:value-type="float">
            <text:p>519926634</text:p>
          </table:table-cell>
          <table:table-cell table:formula="of:=ROUND(([.A74]-510832852)/1000/60)" office:value-type="float" office:value="152" calcext:value-type="float">
            <text:p>15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520054453" calcext:value-type="float">
            <text:p>520054453</text:p>
          </table:table-cell>
          <table:table-cell table:formula="of:=ROUND(([.A75]-510832852)/1000/60)" office:value-type="float" office:value="154" calcext:value-type="float">
            <text:p>154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520177908" calcext:value-type="float">
            <text:p>520177908</text:p>
          </table:table-cell>
          <table:table-cell table:formula="of:=ROUND(([.A76]-510832852)/1000/60)" office:value-type="float" office:value="156" calcext:value-type="float">
            <text:p>15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520305784" calcext:value-type="float">
            <text:p>520305784</text:p>
          </table:table-cell>
          <table:table-cell table:formula="of:=ROUND(([.A77]-510832852)/1000/60)" office:value-type="float" office:value="158" calcext:value-type="float">
            <text:p>15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520426749" calcext:value-type="float">
            <text:p>520426749</text:p>
          </table:table-cell>
          <table:table-cell table:formula="of:=ROUND(([.A78]-510832852)/1000/60)" office:value-type="float" office:value="160" calcext:value-type="float">
            <text:p>160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520554398" calcext:value-type="float">
            <text:p>520554398</text:p>
          </table:table-cell>
          <table:table-cell table:formula="of:=ROUND(([.A79]-510832852)/1000/60)" office:value-type="float" office:value="162" calcext:value-type="float">
            <text:p>16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520682336" calcext:value-type="float">
            <text:p>520682336</text:p>
          </table:table-cell>
          <table:table-cell table:formula="of:=ROUND(([.A80]-510832852)/1000/60)" office:value-type="float" office:value="164" calcext:value-type="float">
            <text:p>164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520805867" calcext:value-type="float">
            <text:p>520805867</text:p>
          </table:table-cell>
          <table:table-cell table:formula="of:=ROUND(([.A81]-510832852)/1000/60)" office:value-type="float" office:value="166" calcext:value-type="float">
            <text:p>16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520931052" calcext:value-type="float">
            <text:p>520931052</text:p>
          </table:table-cell>
          <table:table-cell table:formula="of:=ROUND(([.A82]-510832852)/1000/60)" office:value-type="float" office:value="168" calcext:value-type="float">
            <text:p>16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521061473" calcext:value-type="float">
            <text:p>521061473</text:p>
          </table:table-cell>
          <table:table-cell table:formula="of:=ROUND(([.A83]-510832852)/1000/60)" office:value-type="float" office:value="170" calcext:value-type="float">
            <text:p>170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521190642" calcext:value-type="float">
            <text:p>521190642</text:p>
          </table:table-cell>
          <table:table-cell table:formula="of:=ROUND(([.A84]-510832852)/1000/60)" office:value-type="float" office:value="173" calcext:value-type="float">
            <text:p>17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521314181" calcext:value-type="float">
            <text:p>521314181</text:p>
          </table:table-cell>
          <table:table-cell table:formula="of:=ROUND(([.A85]-510832852)/1000/60)" office:value-type="float" office:value="175" calcext:value-type="float">
            <text:p>17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521442209" calcext:value-type="float">
            <text:p>521442209</text:p>
          </table:table-cell>
          <table:table-cell table:formula="of:=ROUND(([.A86]-510832852)/1000/60)" office:value-type="float" office:value="177" calcext:value-type="float">
            <text:p>17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521569387" calcext:value-type="float">
            <text:p>521569387</text:p>
          </table:table-cell>
          <table:table-cell table:formula="of:=ROUND(([.A87]-510832852)/1000/60)" office:value-type="float" office:value="179" calcext:value-type="float">
            <text:p>17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521699453" calcext:value-type="float">
            <text:p>521699453</text:p>
          </table:table-cell>
          <table:table-cell table:formula="of:=ROUND(([.A88]-510832852)/1000/60)" office:value-type="float" office:value="181" calcext:value-type="float">
            <text:p>181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521825330" calcext:value-type="float">
            <text:p>521825330</text:p>
          </table:table-cell>
          <table:table-cell table:formula="of:=ROUND(([.A89]-510832852)/1000/60)" office:value-type="float" office:value="183" calcext:value-type="float">
            <text:p>18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521953032" calcext:value-type="float">
            <text:p>521953032</text:p>
          </table:table-cell>
          <table:table-cell table:formula="of:=ROUND(([.A90]-510832852)/1000/60)" office:value-type="float" office:value="185" calcext:value-type="float">
            <text:p>18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522079533" calcext:value-type="float">
            <text:p>522079533</text:p>
          </table:table-cell>
          <table:table-cell table:formula="of:=ROUND(([.A91]-510832852)/1000/60)" office:value-type="float" office:value="187" calcext:value-type="float">
            <text:p>18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522200262" calcext:value-type="float">
            <text:p>522200262</text:p>
          </table:table-cell>
          <table:table-cell table:formula="of:=ROUND(([.A92]-510832852)/1000/60)" office:value-type="float" office:value="189" calcext:value-type="float">
            <text:p>18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522324957" calcext:value-type="float">
            <text:p>522324957</text:p>
          </table:table-cell>
          <table:table-cell table:formula="of:=ROUND(([.A93]-510832852)/1000/60)" office:value-type="float" office:value="192" calcext:value-type="float">
            <text:p>19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522455144" calcext:value-type="float">
            <text:p>522455144</text:p>
          </table:table-cell>
          <table:table-cell table:formula="of:=ROUND(([.A94]-510832852)/1000/60)" office:value-type="float" office:value="194" calcext:value-type="float">
            <text:p>194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522583300" calcext:value-type="float">
            <text:p>522583300</text:p>
          </table:table-cell>
          <table:table-cell table:formula="of:=ROUND(([.A95]-510832852)/1000/60)" office:value-type="float" office:value="196" calcext:value-type="float">
            <text:p>19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float" office:value="522708033" calcext:value-type="float">
            <text:p>522708033</text:p>
          </table:table-cell>
          <table:table-cell table:formula="of:=ROUND(([.A96]-510832852)/1000/60)" office:value-type="float" office:value="198" calcext:value-type="float">
            <text:p>19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522832828" calcext:value-type="float">
            <text:p>522832828</text:p>
          </table:table-cell>
          <table:table-cell table:formula="of:=ROUND(([.A97]-510832852)/1000/60)" office:value-type="float" office:value="200" calcext:value-type="float">
            <text:p>200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522957361" calcext:value-type="float">
            <text:p>522957361</text:p>
          </table:table-cell>
          <table:table-cell table:formula="of:=ROUND(([.A98]-510832852)/1000/60)" office:value-type="float" office:value="202" calcext:value-type="float">
            <text:p>20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523087971" calcext:value-type="float">
            <text:p>523087971</text:p>
          </table:table-cell>
          <table:table-cell table:formula="of:=ROUND(([.A99]-510832852)/1000/60)" office:value-type="float" office:value="204" calcext:value-type="float">
            <text:p>204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523208664" calcext:value-type="float">
            <text:p>523208664</text:p>
          </table:table-cell>
          <table:table-cell table:formula="of:=ROUND(([.A100]-510832852)/1000/60)" office:value-type="float" office:value="206" calcext:value-type="float">
            <text:p>206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338769" calcext:value-type="float">
            <text:p>523338769</text:p>
          </table:table-cell>
          <table:table-cell table:formula="of:=ROUND(([.A101]-510832852)/1000/60)" office:value-type="float" office:value="208" calcext:value-type="float">
            <text:p>20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523468155" calcext:value-type="float">
            <text:p>523468155</text:p>
          </table:table-cell>
          <table:table-cell table:formula="of:=ROUND(([.A102]-510832852)/1000/60)" office:value-type="float" office:value="211" calcext:value-type="float">
            <text:p>211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523598061" calcext:value-type="float">
            <text:p>523598061</text:p>
          </table:table-cell>
          <table:table-cell table:formula="of:=ROUND(([.A103]-510832852)/1000/60)" office:value-type="float" office:value="213" calcext:value-type="float">
            <text:p>21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523718650" calcext:value-type="float">
            <text:p>523718650</text:p>
          </table:table-cell>
          <table:table-cell table:formula="of:=ROUND(([.A104]-510832852)/1000/60)" office:value-type="float" office:value="215" calcext:value-type="float">
            <text:p>215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float" office:value="523849743" calcext:value-type="float">
            <text:p>523849743</text:p>
          </table:table-cell>
          <table:table-cell table:formula="of:=ROUND(([.A105]-510832852)/1000/60)" office:value-type="float" office:value="217" calcext:value-type="float">
            <text:p>217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523979842" calcext:value-type="float">
            <text:p>523979842</text:p>
          </table:table-cell>
          <table:table-cell table:formula="of:=ROUND(([.A106]-510832852)/1000/60)" office:value-type="float" office:value="219" calcext:value-type="float">
            <text:p>219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524105975" calcext:value-type="float">
            <text:p>524105975</text:p>
          </table:table-cell>
          <table:table-cell table:formula="of:=ROUND(([.A107]-510832852)/1000/60)" office:value-type="float" office:value="221" calcext:value-type="float">
            <text:p>221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4236566" calcext:value-type="float">
            <text:p>524236566</text:p>
          </table:table-cell>
          <table:table-cell table:formula="of:=ROUND(([.A108]-510832852)/1000/60)" office:value-type="float" office:value="223" calcext:value-type="float">
            <text:p>22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524368509" calcext:value-type="float">
            <text:p>524368509</text:p>
          </table:table-cell>
          <table:table-cell table:formula="of:=ROUND(([.A109]-510832852)/1000/60)" office:value-type="float" office:value="226" calcext:value-type="float">
            <text:p>226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524489626" calcext:value-type="float">
            <text:p>524489626</text:p>
          </table:table-cell>
          <table:table-cell table:formula="of:=ROUND(([.A110]-510832852)/1000/60)" office:value-type="float" office:value="228" calcext:value-type="float">
            <text:p>22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524615006" calcext:value-type="float">
            <text:p>524615006</text:p>
          </table:table-cell>
          <table:table-cell table:formula="of:=ROUND(([.A111]-510832852)/1000/60)" office:value-type="float" office:value="230" calcext:value-type="float">
            <text:p>230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524743978" calcext:value-type="float">
            <text:p>524743978</text:p>
          </table:table-cell>
          <table:table-cell table:formula="of:=ROUND(([.A112]-510832852)/1000/60)" office:value-type="float" office:value="232" calcext:value-type="float">
            <text:p>232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524872632" calcext:value-type="float">
            <text:p>524872632</text:p>
          </table:table-cell>
          <table:table-cell table:formula="of:=ROUND(([.A113]-510832852)/1000/60)" office:value-type="float" office:value="234" calcext:value-type="float">
            <text:p>234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525000995" calcext:value-type="float">
            <text:p>525000995</text:p>
          </table:table-cell>
          <table:table-cell table:formula="of:=ROUND(([.A114]-510832852)/1000/60)" office:value-type="float" office:value="236" calcext:value-type="float">
            <text:p>236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525130288" calcext:value-type="float">
            <text:p>525130288</text:p>
          </table:table-cell>
          <table:table-cell table:formula="of:=ROUND(([.A115]-510832852)/1000/60)" office:value-type="float" office:value="238" calcext:value-type="float">
            <text:p>23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525259260" calcext:value-type="float">
            <text:p>525259260</text:p>
          </table:table-cell>
          <table:table-cell table:formula="of:=ROUND(([.A116]-510832852)/1000/60)" office:value-type="float" office:value="240" calcext:value-type="float">
            <text:p>240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525389335" calcext:value-type="float">
            <text:p>525389335</text:p>
          </table:table-cell>
          <table:table-cell table:formula="of:=ROUND(([.A117]-510832852)/1000/60)" office:value-type="float" office:value="243" calcext:value-type="float">
            <text:p>243</text:p>
          </table:table-cell>
          <table:table-cell office:value-type="float" office:value="8699" calcext:value-type="float">
            <text:p>8699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525515135" calcext:value-type="float">
            <text:p>525515135</text:p>
          </table:table-cell>
          <table:table-cell table:formula="of:=ROUND(([.A118]-510832852)/1000/60)" office:value-type="float" office:value="245" calcext:value-type="float">
            <text:p>245</text:p>
          </table:table-cell>
          <table:table-cell office:value-type="float" office:value="8699" calcext:value-type="float">
            <text:p>8699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525646318" calcext:value-type="float">
            <text:p>525646318</text:p>
          </table:table-cell>
          <table:table-cell table:formula="of:=ROUND(([.A119]-510832852)/1000/60)" office:value-type="float" office:value="247" calcext:value-type="float">
            <text:p>247</text:p>
          </table:table-cell>
          <table:table-cell office:value-type="float" office:value="8699" calcext:value-type="float">
            <text:p>8699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float" office:value="525771297" calcext:value-type="float">
            <text:p>525771297</text:p>
          </table:table-cell>
          <table:table-cell table:formula="of:=ROUND(([.A120]-510832852)/1000/60)" office:value-type="float" office:value="249" calcext:value-type="float">
            <text:p>249</text:p>
          </table:table-cell>
          <table:table-cell office:value-type="float" office:value="8699" calcext:value-type="float">
            <text:p>8699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525897157" calcext:value-type="float">
            <text:p>525897157</text:p>
          </table:table-cell>
          <table:table-cell table:formula="of:=ROUND(([.A121]-510832852)/1000/60)" office:value-type="float" office:value="251" calcext:value-type="float">
            <text:p>251</text:p>
          </table:table-cell>
          <table:table-cell office:value-type="float" office:value="8699" calcext:value-type="float">
            <text:p>8699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526028022" calcext:value-type="float">
            <text:p>526028022</text:p>
          </table:table-cell>
          <table:table-cell table:formula="of:=ROUND(([.A122]-510832852)/1000/60)" office:value-type="float" office:value="253" calcext:value-type="float">
            <text:p>253</text:p>
          </table:table-cell>
          <table:table-cell office:value-type="float" office:value="8699" calcext:value-type="float">
            <text:p>8699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526152464" calcext:value-type="float">
            <text:p>526152464</text:p>
          </table:table-cell>
          <table:table-cell table:formula="of:=ROUND(([.A123]-510832852)/1000/60)" office:value-type="float" office:value="255" calcext:value-type="float">
            <text:p>255</text:p>
          </table:table-cell>
          <table:table-cell office:value-type="float" office:value="8699" calcext:value-type="float">
            <text:p>869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526277556" calcext:value-type="float">
            <text:p>526277556</text:p>
          </table:table-cell>
          <table:table-cell table:formula="of:=ROUND(([.A124]-510832852)/1000/60)" office:value-type="float" office:value="257" calcext:value-type="float">
            <text:p>257</text:p>
          </table:table-cell>
          <table:table-cell office:value-type="float" office:value="8699" calcext:value-type="float">
            <text:p>8699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526406904" calcext:value-type="float">
            <text:p>526406904</text:p>
          </table:table-cell>
          <table:table-cell table:formula="of:=ROUND(([.A125]-510832852)/1000/60)" office:value-type="float" office:value="260" calcext:value-type="float">
            <text:p>260</text:p>
          </table:table-cell>
          <table:table-cell office:value-type="float" office:value="8699" calcext:value-type="float">
            <text:p>8699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526538284" calcext:value-type="float">
            <text:p>526538284</text:p>
          </table:table-cell>
          <table:table-cell table:formula="of:=ROUND(([.A126]-510832852)/1000/60)" office:value-type="float" office:value="262" calcext:value-type="float">
            <text:p>262</text:p>
          </table:table-cell>
          <table:table-cell office:value-type="float" office:value="8699" calcext:value-type="float">
            <text:p>8699</text:p>
          </table:table-cell>
          <table:table-cell office:value-type="float" office:value="12.83" calcext:value-type="float">
            <text:p>12.83</text:p>
          </table:table-cell>
        </table:table-row>
        <table:table-row table:style-name="ro1">
          <table:table-cell office:value-type="float" office:value="526662980" calcext:value-type="float">
            <text:p>526662980</text:p>
          </table:table-cell>
          <table:table-cell table:formula="of:=ROUND(([.A127]-510832852)/1000/60)" office:value-type="float" office:value="264" calcext:value-type="float">
            <text:p>264</text:p>
          </table:table-cell>
          <table:table-cell office:value-type="float" office:value="8699" calcext:value-type="float">
            <text:p>8699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526788553" calcext:value-type="float">
            <text:p>526788553</text:p>
          </table:table-cell>
          <table:table-cell table:formula="of:=ROUND(([.A128]-510832852)/1000/60)" office:value-type="float" office:value="266" calcext:value-type="float">
            <text:p>266</text:p>
          </table:table-cell>
          <table:table-cell office:value-type="float" office:value="8699" calcext:value-type="float">
            <text:p>8699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526918483" calcext:value-type="float">
            <text:p>526918483</text:p>
          </table:table-cell>
          <table:table-cell table:formula="of:=ROUND(([.A129]-510832852)/1000/60)" office:value-type="float" office:value="268" calcext:value-type="float">
            <text:p>268</text:p>
          </table:table-cell>
          <table:table-cell office:value-type="float" office:value="8699" calcext:value-type="float">
            <text:p>8699</text:p>
          </table:table-cell>
          <table:table-cell office:value-type="float" office:value="13.16" calcext:value-type="float">
            <text:p>13.16</text:p>
          </table:table-cell>
        </table:table-row>
        <table:table-row table:style-name="ro1">
          <table:table-cell office:value-type="float" office:value="527048609" calcext:value-type="float">
            <text:p>527048609</text:p>
          </table:table-cell>
          <table:table-cell table:formula="of:=ROUND(([.A130]-510832852)/1000/60)" office:value-type="float" office:value="270" calcext:value-type="float">
            <text:p>270</text:p>
          </table:table-cell>
          <table:table-cell office:value-type="float" office:value="8699" calcext:value-type="float">
            <text:p>8699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1">
          <table:table-cell office:value-type="float" office:value="527171244" calcext:value-type="float">
            <text:p>527171244</text:p>
          </table:table-cell>
          <table:table-cell table:formula="of:=ROUND(([.A131]-510832852)/1000/60)" office:value-type="float" office:value="272" calcext:value-type="float">
            <text:p>272</text:p>
          </table:table-cell>
          <table:table-cell office:value-type="float" office:value="8699" calcext:value-type="float">
            <text:p>8699</text:p>
          </table:table-cell>
          <table:table-cell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527293053" calcext:value-type="float">
            <text:p>527293053</text:p>
          </table:table-cell>
          <table:table-cell table:formula="of:=ROUND(([.A132]-510832852)/1000/60)" office:value-type="float" office:value="274" calcext:value-type="float">
            <text:p>274</text:p>
          </table:table-cell>
          <table:table-cell office:value-type="float" office:value="8699" calcext:value-type="float">
            <text:p>8699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527424713" calcext:value-type="float">
            <text:p>527424713</text:p>
          </table:table-cell>
          <table:table-cell table:formula="of:=ROUND(([.A133]-510832852)/1000/60)" office:value-type="float" office:value="277" calcext:value-type="float">
            <text:p>277</text:p>
          </table:table-cell>
          <table:table-cell office:value-type="float" office:value="8699" calcext:value-type="float">
            <text:p>8699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527549426" calcext:value-type="float">
            <text:p>527549426</text:p>
          </table:table-cell>
          <table:table-cell table:formula="of:=ROUND(([.A134]-510832852)/1000/60)" office:value-type="float" office:value="279" calcext:value-type="float">
            <text:p>279</text:p>
          </table:table-cell>
          <table:table-cell office:value-type="float" office:value="8699" calcext:value-type="float">
            <text:p>8699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">
          <table:table-cell office:value-type="float" office:value="527681359" calcext:value-type="float">
            <text:p>527681359</text:p>
          </table:table-cell>
          <table:table-cell table:formula="of:=ROUND(([.A135]-510832852)/1000/60)" office:value-type="float" office:value="281" calcext:value-type="float">
            <text:p>281</text:p>
          </table:table-cell>
          <table:table-cell office:value-type="float" office:value="8699" calcext:value-type="float">
            <text:p>8699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 office:value-type="float" office:value="527810890" calcext:value-type="float">
            <text:p>527810890</text:p>
          </table:table-cell>
          <table:table-cell table:formula="of:=ROUND(([.A136]-510832852)/1000/60)" office:value-type="float" office:value="283" calcext:value-type="float">
            <text:p>283</text:p>
          </table:table-cell>
          <table:table-cell office:value-type="float" office:value="8699" calcext:value-type="float">
            <text:p>8699</text:p>
          </table:table-cell>
          <table:table-cell office:value-type="float" office:value="13.93" calcext:value-type="float">
            <text:p>13.93</text:p>
          </table:table-cell>
        </table:table-row>
        <table:table-row table:style-name="ro1">
          <table:table-cell office:value-type="float" office:value="527937161" calcext:value-type="float">
            <text:p>527937161</text:p>
          </table:table-cell>
          <table:table-cell table:formula="of:=ROUND(([.A137]-510832852)/1000/60)" office:value-type="float" office:value="285" calcext:value-type="float">
            <text:p>285</text:p>
          </table:table-cell>
          <table:table-cell office:value-type="float" office:value="8699" calcext:value-type="float">
            <text:p>8699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1">
          <table:table-cell office:value-type="float" office:value="528067237" calcext:value-type="float">
            <text:p>528067237</text:p>
          </table:table-cell>
          <table:table-cell table:formula="of:=ROUND(([.A138]-510832852)/1000/60)" office:value-type="float" office:value="287" calcext:value-type="float">
            <text:p>287</text:p>
          </table:table-cell>
          <table:table-cell office:value-type="float" office:value="8699" calcext:value-type="float">
            <text:p>8699</text:p>
          </table:table-cell>
          <table:table-cell office:value-type="float" office:value="14.15" calcext:value-type="float">
            <text:p>14.15</text:p>
          </table:table-cell>
        </table:table-row>
        <table:table-row table:style-name="ro1">
          <table:table-cell office:value-type="float" office:value="528190441" calcext:value-type="float">
            <text:p>528190441</text:p>
          </table:table-cell>
          <table:table-cell table:formula="of:=ROUND(([.A139]-510832852)/1000/60)" office:value-type="float" office:value="289" calcext:value-type="float">
            <text:p>289</text:p>
          </table:table-cell>
          <table:table-cell office:value-type="float" office:value="8699" calcext:value-type="float">
            <text:p>8699</text:p>
          </table:table-cell>
          <table:table-cell office:value-type="float" office:value="14.26" calcext:value-type="float">
            <text:p>14.26</text:p>
          </table:table-cell>
        </table:table-row>
        <table:table-row table:style-name="ro1">
          <table:table-cell office:value-type="float" office:value="528317356" calcext:value-type="float">
            <text:p>528317356</text:p>
          </table:table-cell>
          <table:table-cell table:formula="of:=ROUND(([.A140]-510832852)/1000/60)" office:value-type="float" office:value="291" calcext:value-type="float">
            <text:p>291</text:p>
          </table:table-cell>
          <table:table-cell office:value-type="float" office:value="8699" calcext:value-type="float">
            <text:p>8699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 office:value-type="float" office:value="528442383" calcext:value-type="float">
            <text:p>528442383</text:p>
          </table:table-cell>
          <table:table-cell table:formula="of:=ROUND(([.A141]-510832852)/1000/60)" office:value-type="float" office:value="293" calcext:value-type="float">
            <text:p>293</text:p>
          </table:table-cell>
          <table:table-cell office:value-type="float" office:value="8699" calcext:value-type="float">
            <text:p>8699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1">
          <table:table-cell office:value-type="float" office:value="528573241" calcext:value-type="float">
            <text:p>528573241</text:p>
          </table:table-cell>
          <table:table-cell table:formula="of:=ROUND(([.A142]-510832852)/1000/60)" office:value-type="float" office:value="296" calcext:value-type="float">
            <text:p>296</text:p>
          </table:table-cell>
          <table:table-cell office:value-type="float" office:value="8699" calcext:value-type="float">
            <text:p>8699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528694928" calcext:value-type="float">
            <text:p>528694928</text:p>
          </table:table-cell>
          <table:table-cell table:formula="of:=ROUND(([.A143]-510832852)/1000/60)" office:value-type="float" office:value="298" calcext:value-type="float">
            <text:p>298</text:p>
          </table:table-cell>
          <table:table-cell office:value-type="float" office:value="8699" calcext:value-type="float">
            <text:p>8699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528819578" calcext:value-type="float">
            <text:p>528819578</text:p>
          </table:table-cell>
          <table:table-cell table:formula="of:=ROUND(([.A144]-510832852)/1000/60)" office:value-type="float" office:value="300" calcext:value-type="float">
            <text:p>300</text:p>
          </table:table-cell>
          <table:table-cell office:value-type="float" office:value="8699" calcext:value-type="float">
            <text:p>8699</text:p>
          </table:table-cell>
          <table:table-cell office:value-type="float" office:value="14.81" calcext:value-type="float">
            <text:p>14.81</text:p>
          </table:table-cell>
        </table:table-row>
        <table:table-row table:style-name="ro1">
          <table:table-cell office:value-type="float" office:value="528947093" calcext:value-type="float">
            <text:p>528947093</text:p>
          </table:table-cell>
          <table:table-cell table:formula="of:=ROUND(([.A145]-510832852)/1000/60)" office:value-type="float" office:value="302" calcext:value-type="float">
            <text:p>302</text:p>
          </table:table-cell>
          <table:table-cell office:value-type="float" office:value="8699" calcext:value-type="float">
            <text:p>8699</text:p>
          </table:table-cell>
          <table:table-cell office:value-type="float" office:value="14.92" calcext:value-type="float">
            <text:p>14.92</text:p>
          </table:table-cell>
        </table:table-row>
        <table:table-row table:style-name="ro1">
          <table:table-cell office:value-type="float" office:value="529071361" calcext:value-type="float">
            <text:p>529071361</text:p>
          </table:table-cell>
          <table:table-cell table:formula="of:=ROUND(([.A146]-510832852)/1000/60)" office:value-type="float" office:value="304" calcext:value-type="float">
            <text:p>304</text:p>
          </table:table-cell>
          <table:table-cell office:value-type="float" office:value="8699" calcext:value-type="float">
            <text:p>8699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529194424" calcext:value-type="float">
            <text:p>529194424</text:p>
          </table:table-cell>
          <table:table-cell table:formula="of:=ROUND(([.A147]-510832852)/1000/60)" office:value-type="float" office:value="306" calcext:value-type="float">
            <text:p>306</text:p>
          </table:table-cell>
          <table:table-cell office:value-type="float" office:value="8699" calcext:value-type="float">
            <text:p>8699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529319817" calcext:value-type="float">
            <text:p>529319817</text:p>
          </table:table-cell>
          <table:table-cell table:formula="of:=ROUND(([.A148]-510832852)/1000/60)" office:value-type="float" office:value="308" calcext:value-type="float">
            <text:p>308</text:p>
          </table:table-cell>
          <table:table-cell office:value-type="float" office:value="8699" calcext:value-type="float">
            <text:p>8699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529443133" calcext:value-type="float">
            <text:p>529443133</text:p>
          </table:table-cell>
          <table:table-cell table:formula="of:=ROUND(([.A149]-510832852)/1000/60)" office:value-type="float" office:value="310" calcext:value-type="float">
            <text:p>310</text:p>
          </table:table-cell>
          <table:table-cell office:value-type="float" office:value="8699" calcext:value-type="float">
            <text:p>8699</text:p>
          </table:table-cell>
          <table:table-cell office:value-type="float" office:value="15.36" calcext:value-type="float">
            <text:p>15.36</text:p>
          </table:table-cell>
        </table:table-row>
        <table:table-row table:style-name="ro1">
          <table:table-cell office:value-type="float" office:value="529568033" calcext:value-type="float">
            <text:p>529568033</text:p>
          </table:table-cell>
          <table:table-cell table:formula="of:=ROUND(([.A150]-510832852)/1000/60)" office:value-type="float" office:value="312" calcext:value-type="float">
            <text:p>312</text:p>
          </table:table-cell>
          <table:table-cell office:value-type="float" office:value="8699" calcext:value-type="float">
            <text:p>8699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1">
          <table:table-cell office:value-type="float" office:value="529692126" calcext:value-type="float">
            <text:p>529692126</text:p>
          </table:table-cell>
          <table:table-cell table:formula="of:=ROUND(([.A151]-510832852)/1000/60)" office:value-type="float" office:value="314" calcext:value-type="float">
            <text:p>314</text:p>
          </table:table-cell>
          <table:table-cell office:value-type="float" office:value="8699" calcext:value-type="float">
            <text:p>8699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529816424" calcext:value-type="float">
            <text:p>529816424</text:p>
          </table:table-cell>
          <table:table-cell table:formula="of:=ROUND(([.A152]-510832852)/1000/60)" office:value-type="float" office:value="316" calcext:value-type="float">
            <text:p>316</text:p>
          </table:table-cell>
          <table:table-cell office:value-type="float" office:value="8699" calcext:value-type="float">
            <text:p>8699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office:value-type="float" office:value="529947030" calcext:value-type="float">
            <text:p>529947030</text:p>
          </table:table-cell>
          <table:table-cell table:formula="of:=ROUND(([.A153]-510832852)/1000/60)" office:value-type="float" office:value="319" calcext:value-type="float">
            <text:p>319</text:p>
          </table:table-cell>
          <table:table-cell office:value-type="float" office:value="8699" calcext:value-type="float">
            <text:p>8699</text:p>
          </table:table-cell>
          <table:table-cell office:value-type="float" office:value="15.81" calcext:value-type="float">
            <text:p>15.81</text:p>
          </table:table-cell>
        </table:table-row>
        <table:table-row table:style-name="ro1">
          <table:table-cell office:value-type="float" office:value="530071767" calcext:value-type="float">
            <text:p>530071767</text:p>
          </table:table-cell>
          <table:table-cell table:formula="of:=ROUND(([.A154]-510832852)/1000/60)" office:value-type="float" office:value="321" calcext:value-type="float">
            <text:p>321</text:p>
          </table:table-cell>
          <table:table-cell office:value-type="float" office:value="8699" calcext:value-type="float">
            <text:p>8699</text:p>
          </table:table-cell>
          <table:table-cell office:value-type="float" office:value="15.92" calcext:value-type="float">
            <text:p>15.92</text:p>
          </table:table-cell>
        </table:table-row>
        <table:table-row table:style-name="ro1">
          <table:table-cell office:value-type="float" office:value="530193349" calcext:value-type="float">
            <text:p>530193349</text:p>
          </table:table-cell>
          <table:table-cell table:formula="of:=ROUND(([.A155]-510832852)/1000/60)" office:value-type="float" office:value="323" calcext:value-type="float">
            <text:p>323</text:p>
          </table:table-cell>
          <table:table-cell office:value-type="float" office:value="8699" calcext:value-type="float">
            <text:p>8699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float" office:value="530318705" calcext:value-type="float">
            <text:p>530318705</text:p>
          </table:table-cell>
          <table:table-cell table:formula="of:=ROUND(([.A156]-510832852)/1000/60)" office:value-type="float" office:value="325" calcext:value-type="float">
            <text:p>325</text:p>
          </table:table-cell>
          <table:table-cell office:value-type="float" office:value="8699" calcext:value-type="float">
            <text:p>869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30442768" calcext:value-type="float">
            <text:p>530442768</text:p>
          </table:table-cell>
          <table:table-cell table:formula="of:=ROUND(([.A157]-510832852)/1000/60)" office:value-type="float" office:value="327" calcext:value-type="float">
            <text:p>327</text:p>
          </table:table-cell>
          <table:table-cell office:value-type="float" office:value="8699" calcext:value-type="float">
            <text:p>8699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530570649" calcext:value-type="float">
            <text:p>530570649</text:p>
          </table:table-cell>
          <table:table-cell table:formula="of:=ROUND(([.A158]-510832852)/1000/60)" office:value-type="float" office:value="329" calcext:value-type="float">
            <text:p>329</text:p>
          </table:table-cell>
          <table:table-cell office:value-type="float" office:value="8699" calcext:value-type="float">
            <text:p>8699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>
          <table:table-cell office:value-type="float" office:value="530700931" calcext:value-type="float">
            <text:p>530700931</text:p>
          </table:table-cell>
          <table:table-cell table:formula="of:=ROUND(([.A159]-510832852)/1000/60)" office:value-type="float" office:value="331" calcext:value-type="float">
            <text:p>331</text:p>
          </table:table-cell>
          <table:table-cell office:value-type="float" office:value="8699" calcext:value-type="float">
            <text:p>8699</text:p>
          </table:table-cell>
          <table:table-cell office:value-type="float" office:value="16.48" calcext:value-type="float">
            <text:p>16.48</text:p>
          </table:table-cell>
        </table:table-row>
        <table:table-row table:style-name="ro1">
          <table:table-cell office:value-type="float" office:value="530831836" calcext:value-type="float">
            <text:p>530831836</text:p>
          </table:table-cell>
          <table:table-cell table:formula="of:=ROUND(([.A160]-510832852)/1000/60)" office:value-type="float" office:value="333" calcext:value-type="float">
            <text:p>333</text:p>
          </table:table-cell>
          <table:table-cell office:value-type="float" office:value="8699" calcext:value-type="float">
            <text:p>8699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530958983" calcext:value-type="float">
            <text:p>530958983</text:p>
          </table:table-cell>
          <table:table-cell table:formula="of:=ROUND(([.A161]-510832852)/1000/60)" office:value-type="float" office:value="335" calcext:value-type="float">
            <text:p>335</text:p>
          </table:table-cell>
          <table:table-cell office:value-type="float" office:value="8699" calcext:value-type="float">
            <text:p>8699</text:p>
          </table:table-cell>
          <table:table-cell office:value-type="float" office:value="16.71" calcext:value-type="float">
            <text:p>16.71</text:p>
          </table:table-cell>
        </table:table-row>
        <table:table-row table:style-name="ro1">
          <table:table-cell office:value-type="float" office:value="531087274" calcext:value-type="float">
            <text:p>531087274</text:p>
          </table:table-cell>
          <table:table-cell table:formula="of:=ROUND(([.A162]-510832852)/1000/60)" office:value-type="float" office:value="338" calcext:value-type="float">
            <text:p>338</text:p>
          </table:table-cell>
          <table:table-cell office:value-type="float" office:value="8699" calcext:value-type="float">
            <text:p>8699</text:p>
          </table:table-cell>
          <table:table-cell office:value-type="float" office:value="16.82" calcext:value-type="float">
            <text:p>16.82</text:p>
          </table:table-cell>
        </table:table-row>
        <table:table-row table:style-name="ro1">
          <table:table-cell office:value-type="float" office:value="531215500" calcext:value-type="float">
            <text:p>531215500</text:p>
          </table:table-cell>
          <table:table-cell table:formula="of:=ROUND(([.A163]-510832852)/1000/60)" office:value-type="float" office:value="340" calcext:value-type="float">
            <text:p>340</text:p>
          </table:table-cell>
          <table:table-cell office:value-type="float" office:value="8699" calcext:value-type="float">
            <text:p>8699</text:p>
          </table:table-cell>
          <table:table-cell office:value-type="float" office:value="16.94" calcext:value-type="float">
            <text:p>16.94</text:p>
          </table:table-cell>
        </table:table-row>
        <table:table-row table:style-name="ro1">
          <table:table-cell office:value-type="float" office:value="531343778" calcext:value-type="float">
            <text:p>531343778</text:p>
          </table:table-cell>
          <table:table-cell table:formula="of:=ROUND(([.A164]-510832852)/1000/60)" office:value-type="float" office:value="342" calcext:value-type="float">
            <text:p>342</text:p>
          </table:table-cell>
          <table:table-cell office:value-type="float" office:value="8699" calcext:value-type="float">
            <text:p>8699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531468603" calcext:value-type="float">
            <text:p>531468603</text:p>
          </table:table-cell>
          <table:table-cell table:formula="of:=ROUND(([.A165]-510832852)/1000/60)" office:value-type="float" office:value="344" calcext:value-type="float">
            <text:p>344</text:p>
          </table:table-cell>
          <table:table-cell office:value-type="float" office:value="8699" calcext:value-type="float">
            <text:p>8699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float" office:value="531601710" calcext:value-type="float">
            <text:p>531601710</text:p>
          </table:table-cell>
          <table:table-cell table:formula="of:=ROUND(([.A166]-510832852)/1000/60)" office:value-type="float" office:value="346" calcext:value-type="float">
            <text:p>346</text:p>
          </table:table-cell>
          <table:table-cell office:value-type="float" office:value="8699" calcext:value-type="float">
            <text:p>8699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531725740" calcext:value-type="float">
            <text:p>531725740</text:p>
          </table:table-cell>
          <table:table-cell table:formula="of:=ROUND(([.A167]-510832852)/1000/60)" office:value-type="float" office:value="348" calcext:value-type="float">
            <text:p>348</text:p>
          </table:table-cell>
          <table:table-cell office:value-type="float" office:value="8699" calcext:value-type="float">
            <text:p>8699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float" office:value="531851895" calcext:value-type="float">
            <text:p>531851895</text:p>
          </table:table-cell>
          <table:table-cell table:formula="of:=ROUND(([.A168]-510832852)/1000/60)" office:value-type="float" office:value="350" calcext:value-type="float">
            <text:p>350</text:p>
          </table:table-cell>
          <table:table-cell office:value-type="float" office:value="8699" calcext:value-type="float">
            <text:p>8699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531974566" calcext:value-type="float">
            <text:p>531974566</text:p>
          </table:table-cell>
          <table:table-cell table:formula="of:=ROUND(([.A169]-510832852)/1000/60)" office:value-type="float" office:value="352" calcext:value-type="float">
            <text:p>352</text:p>
          </table:table-cell>
          <table:table-cell office:value-type="float" office:value="8699" calcext:value-type="float">
            <text:p>8699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1">
          <table:table-cell office:value-type="float" office:value="532105178" calcext:value-type="float">
            <text:p>532105178</text:p>
          </table:table-cell>
          <table:table-cell table:formula="of:=ROUND(([.A170]-510832852)/1000/60)" office:value-type="float" office:value="355" calcext:value-type="float">
            <text:p>355</text:p>
          </table:table-cell>
          <table:table-cell office:value-type="float" office:value="8699" calcext:value-type="float">
            <text:p>8699</text:p>
          </table:table-cell>
          <table:table-cell office:value-type="float" office:value="17.73" calcext:value-type="float">
            <text:p>17.73</text:p>
          </table:table-cell>
        </table:table-row>
        <table:table-row table:style-name="ro1">
          <table:table-cell office:value-type="float" office:value="532228379" calcext:value-type="float">
            <text:p>532228379</text:p>
          </table:table-cell>
          <table:table-cell table:formula="of:=ROUND(([.A171]-510832852)/1000/60)" office:value-type="float" office:value="357" calcext:value-type="float">
            <text:p>357</text:p>
          </table:table-cell>
          <table:table-cell office:value-type="float" office:value="8699" calcext:value-type="float">
            <text:p>8699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532353841" calcext:value-type="float">
            <text:p>532353841</text:p>
          </table:table-cell>
          <table:table-cell table:formula="of:=ROUND(([.A172]-510832852)/1000/60)" office:value-type="float" office:value="359" calcext:value-type="float">
            <text:p>359</text:p>
          </table:table-cell>
          <table:table-cell office:value-type="float" office:value="8699" calcext:value-type="float">
            <text:p>8699</text:p>
          </table:table-cell>
          <table:table-cell office:value-type="float" office:value="17.95" calcext:value-type="float">
            <text:p>17.95</text:p>
          </table:table-cell>
        </table:table-row>
        <table:table-row table:style-name="ro1">
          <table:table-cell office:value-type="float" office:value="532481910" calcext:value-type="float">
            <text:p>532481910</text:p>
          </table:table-cell>
          <table:table-cell table:formula="of:=ROUND(([.A173]-510832852)/1000/60)" office:value-type="float" office:value="361" calcext:value-type="float">
            <text:p>36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8.06" calcext:value-type="float">
            <text:p>18.06</text:p>
          </table:table-cell>
        </table:table-row>
        <table:table-row table:style-name="ro1">
          <table:table-cell office:value-type="float" office:value="532607762" calcext:value-type="float">
            <text:p>532607762</text:p>
          </table:table-cell>
          <table:table-cell table:formula="of:=ROUND(([.A174]-510832852)/1000/60)" office:value-type="float" office:value="363" calcext:value-type="float">
            <text:p>36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532732071" calcext:value-type="float">
            <text:p>532732071</text:p>
          </table:table-cell>
          <table:table-cell table:formula="of:=ROUND(([.A175]-510832852)/1000/60)" office:value-type="float" office:value="365" calcext:value-type="float">
            <text:p>36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float" office:value="532854737" calcext:value-type="float">
            <text:p>532854737</text:p>
          </table:table-cell>
          <table:table-cell table:formula="of:=ROUND(([.A176]-510832852)/1000/60)" office:value-type="float" office:value="367" calcext:value-type="float">
            <text:p>36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8.39" calcext:value-type="float">
            <text:p>18.39</text:p>
          </table:table-cell>
        </table:table-row>
        <table:table-row table:style-name="ro1">
          <table:table-cell office:value-type="float" office:value="532984069" calcext:value-type="float">
            <text:p>532984069</text:p>
          </table:table-cell>
          <table:table-cell table:formula="of:=ROUND(([.A177]-510832852)/1000/60)" office:value-type="float" office:value="369" calcext:value-type="float">
            <text:p>36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533111369" calcext:value-type="float">
            <text:p>533111369</text:p>
          </table:table-cell>
          <table:table-cell table:formula="of:=ROUND(([.A178]-510832852)/1000/60)" office:value-type="float" office:value="371" calcext:value-type="float">
            <text:p>37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533238476" calcext:value-type="float">
            <text:p>533238476</text:p>
          </table:table-cell>
          <table:table-cell table:formula="of:=ROUND(([.A179]-510832852)/1000/60)" office:value-type="float" office:value="373" calcext:value-type="float">
            <text:p>37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533364420" calcext:value-type="float">
            <text:p>533364420</text:p>
          </table:table-cell>
          <table:table-cell table:formula="of:=ROUND(([.A180]-510832852)/1000/60)" office:value-type="float" office:value="376" calcext:value-type="float">
            <text:p>37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33488992" calcext:value-type="float">
            <text:p>533488992</text:p>
          </table:table-cell>
          <table:table-cell table:formula="of:=ROUND(([.A181]-510832852)/1000/60)" office:value-type="float" office:value="378" calcext:value-type="float">
            <text:p>37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 office:value-type="float" office:value="533616792" calcext:value-type="float">
            <text:p>533616792</text:p>
          </table:table-cell>
          <table:table-cell table:formula="of:=ROUND(([.A182]-510832852)/1000/60)" office:value-type="float" office:value="380" calcext:value-type="float">
            <text:p>380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533744132" calcext:value-type="float">
            <text:p>533744132</text:p>
          </table:table-cell>
          <table:table-cell table:formula="of:=ROUND(([.A183]-510832852)/1000/60)" office:value-type="float" office:value="382" calcext:value-type="float">
            <text:p>38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9.16" calcext:value-type="float">
            <text:p>19.16</text:p>
          </table:table-cell>
        </table:table-row>
        <table:table-row table:style-name="ro1">
          <table:table-cell office:value-type="float" office:value="533873385" calcext:value-type="float">
            <text:p>533873385</text:p>
          </table:table-cell>
          <table:table-cell table:formula="of:=ROUND(([.A184]-510832852)/1000/60)" office:value-type="float" office:value="384" calcext:value-type="float">
            <text:p>38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float" office:value="533996960" calcext:value-type="float">
            <text:p>533996960</text:p>
          </table:table-cell>
          <table:table-cell table:formula="of:=ROUND(([.A185]-510832852)/1000/60)" office:value-type="float" office:value="386" calcext:value-type="float">
            <text:p>38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9.38" calcext:value-type="float">
            <text:p>19.38</text:p>
          </table:table-cell>
        </table:table-row>
        <table:table-row table:style-name="ro1">
          <table:table-cell office:value-type="float" office:value="534123930" calcext:value-type="float">
            <text:p>534123930</text:p>
          </table:table-cell>
          <table:table-cell table:formula="of:=ROUND(([.A186]-510832852)/1000/60)" office:value-type="float" office:value="388" calcext:value-type="float">
            <text:p>38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9.49" calcext:value-type="float">
            <text:p>19.49</text:p>
          </table:table-cell>
        </table:table-row>
        <table:table-row table:style-name="ro1">
          <table:table-cell office:value-type="float" office:value="534245754" calcext:value-type="float">
            <text:p>534245754</text:p>
          </table:table-cell>
          <table:table-cell table:formula="of:=ROUND(([.A187]-510832852)/1000/60)" office:value-type="float" office:value="390" calcext:value-type="float">
            <text:p>390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534371607" calcext:value-type="float">
            <text:p>534371607</text:p>
          </table:table-cell>
          <table:table-cell table:formula="of:=ROUND(([.A188]-510832852)/1000/60)" office:value-type="float" office:value="392" calcext:value-type="float">
            <text:p>39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9.71" calcext:value-type="float">
            <text:p>19.71</text:p>
          </table:table-cell>
        </table:table-row>
        <table:table-row table:style-name="ro1">
          <table:table-cell office:value-type="float" office:value="534497234" calcext:value-type="float">
            <text:p>534497234</text:p>
          </table:table-cell>
          <table:table-cell table:formula="of:=ROUND(([.A189]-510832852)/1000/60)" office:value-type="float" office:value="394" calcext:value-type="float">
            <text:p>39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9.82" calcext:value-type="float">
            <text:p>19.82</text:p>
          </table:table-cell>
        </table:table-row>
        <table:table-row table:style-name="ro1">
          <table:table-cell office:value-type="float" office:value="534630080" calcext:value-type="float">
            <text:p>534630080</text:p>
          </table:table-cell>
          <table:table-cell table:formula="of:=ROUND(([.A190]-510832852)/1000/60)" office:value-type="float" office:value="397" calcext:value-type="float">
            <text:p>39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9.93" calcext:value-type="float">
            <text:p>19.93</text:p>
          </table:table-cell>
        </table:table-row>
        <table:table-row table:style-name="ro1">
          <table:table-cell office:value-type="float" office:value="534754095" calcext:value-type="float">
            <text:p>534754095</text:p>
          </table:table-cell>
          <table:table-cell table:formula="of:=ROUND(([.A191]-510832852)/1000/60)" office:value-type="float" office:value="399" calcext:value-type="float">
            <text:p>39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0.04" calcext:value-type="float">
            <text:p>20.04</text:p>
          </table:table-cell>
        </table:table-row>
        <table:table-row table:style-name="ro1">
          <table:table-cell office:value-type="float" office:value="534884025" calcext:value-type="float">
            <text:p>534884025</text:p>
          </table:table-cell>
          <table:table-cell table:formula="of:=ROUND(([.A192]-510832852)/1000/60)" office:value-type="float" office:value="401" calcext:value-type="float">
            <text:p>40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535008102" calcext:value-type="float">
            <text:p>535008102</text:p>
          </table:table-cell>
          <table:table-cell table:formula="of:=ROUND(([.A193]-510832852)/1000/60)" office:value-type="float" office:value="403" calcext:value-type="float">
            <text:p>40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1">
          <table:table-cell office:value-type="float" office:value="535136067" calcext:value-type="float">
            <text:p>535136067</text:p>
          </table:table-cell>
          <table:table-cell table:formula="of:=ROUND(([.A194]-510832852)/1000/60)" office:value-type="float" office:value="405" calcext:value-type="float">
            <text:p>40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535261158" calcext:value-type="float">
            <text:p>535261158</text:p>
          </table:table-cell>
          <table:table-cell table:formula="of:=ROUND(([.A195]-510832852)/1000/60)" office:value-type="float" office:value="407" calcext:value-type="float">
            <text:p>40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float" office:value="535389455" calcext:value-type="float">
            <text:p>535389455</text:p>
          </table:table-cell>
          <table:table-cell table:formula="of:=ROUND(([.A196]-510832852)/1000/60)" office:value-type="float" office:value="409" calcext:value-type="float">
            <text:p>40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535515762" calcext:value-type="float">
            <text:p>535515762</text:p>
          </table:table-cell>
          <table:table-cell table:formula="of:=ROUND(([.A197]-510832852)/1000/60)" office:value-type="float" office:value="411" calcext:value-type="float">
            <text:p>41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0.71" calcext:value-type="float">
            <text:p>20.71</text:p>
          </table:table-cell>
        </table:table-row>
        <table:table-row table:style-name="ro1">
          <table:table-cell office:value-type="float" office:value="535640139" calcext:value-type="float">
            <text:p>535640139</text:p>
          </table:table-cell>
          <table:table-cell table:formula="of:=ROUND(([.A198]-510832852)/1000/60)" office:value-type="float" office:value="413" calcext:value-type="float">
            <text:p>41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float" office:value="535765193" calcext:value-type="float">
            <text:p>535765193</text:p>
          </table:table-cell>
          <table:table-cell table:formula="of:=ROUND(([.A199]-510832852)/1000/60)" office:value-type="float" office:value="416" calcext:value-type="float">
            <text:p>41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office:value-type="float" office:value="535889146" calcext:value-type="float">
            <text:p>535889146</text:p>
          </table:table-cell>
          <table:table-cell table:formula="of:=ROUND(([.A200]-510832852)/1000/60)" office:value-type="float" office:value="418" calcext:value-type="float">
            <text:p>41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536016102" calcext:value-type="float">
            <text:p>536016102</text:p>
          </table:table-cell>
          <table:table-cell table:formula="of:=ROUND(([.A201]-510832852)/1000/60)" office:value-type="float" office:value="420" calcext:value-type="float">
            <text:p>420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float" office:value="536145506" calcext:value-type="float">
            <text:p>536145506</text:p>
          </table:table-cell>
          <table:table-cell table:formula="of:=ROUND(([.A202]-510832852)/1000/60)" office:value-type="float" office:value="422" calcext:value-type="float">
            <text:p>42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536273954" calcext:value-type="float">
            <text:p>536273954</text:p>
          </table:table-cell>
          <table:table-cell table:formula="of:=ROUND(([.A203]-510832852)/1000/60)" office:value-type="float" office:value="424" calcext:value-type="float">
            <text:p>42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float" office:value="536401698" calcext:value-type="float">
            <text:p>536401698</text:p>
          </table:table-cell>
          <table:table-cell table:formula="of:=ROUND(([.A204]-510832852)/1000/60)" office:value-type="float" office:value="426" calcext:value-type="float">
            <text:p>42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float" office:value="536522752" calcext:value-type="float">
            <text:p>536522752</text:p>
          </table:table-cell>
          <table:table-cell table:formula="of:=ROUND(([.A205]-510832852)/1000/60)" office:value-type="float" office:value="428" calcext:value-type="float">
            <text:p>42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 office:value-type="float" office:value="536646692" calcext:value-type="float">
            <text:p>536646692</text:p>
          </table:table-cell>
          <table:table-cell table:formula="of:=ROUND(([.A206]-510832852)/1000/60)" office:value-type="float" office:value="430" calcext:value-type="float">
            <text:p>430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536772309" calcext:value-type="float">
            <text:p>536772309</text:p>
          </table:table-cell>
          <table:table-cell table:formula="of:=ROUND(([.A207]-510832852)/1000/60)" office:value-type="float" office:value="432" calcext:value-type="float">
            <text:p>43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1.81" calcext:value-type="float">
            <text:p>21.81</text:p>
          </table:table-cell>
        </table:table-row>
        <table:table-row table:style-name="ro1">
          <table:table-cell office:value-type="float" office:value="536897958" calcext:value-type="float">
            <text:p>536897958</text:p>
          </table:table-cell>
          <table:table-cell table:formula="of:=ROUND(([.A208]-510832852)/1000/60)" office:value-type="float" office:value="434" calcext:value-type="float">
            <text:p>43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1.92" calcext:value-type="float">
            <text:p>21.92</text:p>
          </table:table-cell>
        </table:table-row>
        <table:table-row table:style-name="ro1">
          <table:table-cell office:value-type="float" office:value="537020798" calcext:value-type="float">
            <text:p>537020798</text:p>
          </table:table-cell>
          <table:table-cell table:formula="of:=ROUND(([.A209]-510832852)/1000/60)" office:value-type="float" office:value="436" calcext:value-type="float">
            <text:p>43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2.03" calcext:value-type="float">
            <text:p>22.03</text:p>
          </table:table-cell>
        </table:table-row>
        <table:table-row table:style-name="ro1">
          <table:table-cell office:value-type="float" office:value="537148786" calcext:value-type="float">
            <text:p>537148786</text:p>
          </table:table-cell>
          <table:table-cell table:formula="of:=ROUND(([.A210]-510832852)/1000/60)" office:value-type="float" office:value="439" calcext:value-type="float">
            <text:p>43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float" office:value="537272819" calcext:value-type="float">
            <text:p>537272819</text:p>
          </table:table-cell>
          <table:table-cell table:formula="of:=ROUND(([.A211]-510832852)/1000/60)" office:value-type="float" office:value="441" calcext:value-type="float">
            <text:p>44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537397584" calcext:value-type="float">
            <text:p>537397584</text:p>
          </table:table-cell>
          <table:table-cell table:formula="of:=ROUND(([.A212]-510832852)/1000/60)" office:value-type="float" office:value="443" calcext:value-type="float">
            <text:p>44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537525682" calcext:value-type="float">
            <text:p>537525682</text:p>
          </table:table-cell>
          <table:table-cell table:formula="of:=ROUND(([.A213]-510832852)/1000/60)" office:value-type="float" office:value="445" calcext:value-type="float">
            <text:p>44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537646701" calcext:value-type="float">
            <text:p>537646701</text:p>
          </table:table-cell>
          <table:table-cell table:formula="of:=ROUND(([.A214]-510832852)/1000/60)" office:value-type="float" office:value="447" calcext:value-type="float">
            <text:p>44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float" office:value="537769719" calcext:value-type="float">
            <text:p>537769719</text:p>
          </table:table-cell>
          <table:table-cell table:formula="of:=ROUND(([.A215]-510832852)/1000/60)" office:value-type="float" office:value="449" calcext:value-type="float">
            <text:p>44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2.69" calcext:value-type="float">
            <text:p>22.69</text:p>
          </table:table-cell>
        </table:table-row>
        <table:table-row table:style-name="ro1">
          <table:table-cell office:value-type="float" office:value="537890232" calcext:value-type="float">
            <text:p>537890232</text:p>
          </table:table-cell>
          <table:table-cell table:formula="of:=ROUND(([.A216]-510832852)/1000/60)" office:value-type="float" office:value="451" calcext:value-type="float">
            <text:p>45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2.79" calcext:value-type="float">
            <text:p>22.79</text:p>
          </table:table-cell>
        </table:table-row>
        <table:table-row table:style-name="ro1">
          <table:table-cell office:value-type="float" office:value="538016944" calcext:value-type="float">
            <text:p>538016944</text:p>
          </table:table-cell>
          <table:table-cell table:formula="of:=ROUND(([.A217]-510832852)/1000/60)" office:value-type="float" office:value="453" calcext:value-type="float">
            <text:p>45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538143673" calcext:value-type="float">
            <text:p>538143673</text:p>
          </table:table-cell>
          <table:table-cell table:formula="of:=ROUND(([.A218]-510832852)/1000/60)" office:value-type="float" office:value="455" calcext:value-type="float">
            <text:p>45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float" office:value="538265968" calcext:value-type="float">
            <text:p>538265968</text:p>
          </table:table-cell>
          <table:table-cell table:formula="of:=ROUND(([.A219]-510832852)/1000/60)" office:value-type="float" office:value="457" calcext:value-type="float">
            <text:p>45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538391889" calcext:value-type="float">
            <text:p>538391889</text:p>
          </table:table-cell>
          <table:table-cell table:formula="of:=ROUND(([.A220]-510832852)/1000/60)" office:value-type="float" office:value="459" calcext:value-type="float">
            <text:p>45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3.23" calcext:value-type="float">
            <text:p>23.23</text:p>
          </table:table-cell>
        </table:table-row>
        <table:table-row table:style-name="ro1">
          <table:table-cell office:value-type="float" office:value="538517333" calcext:value-type="float">
            <text:p>538517333</text:p>
          </table:table-cell>
          <table:table-cell table:formula="of:=ROUND(([.A221]-510832852)/1000/60)" office:value-type="float" office:value="461" calcext:value-type="float">
            <text:p>46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3.34" calcext:value-type="float">
            <text:p>23.34</text:p>
          </table:table-cell>
        </table:table-row>
        <table:table-row table:style-name="ro1">
          <table:table-cell office:value-type="float" office:value="538638966" calcext:value-type="float">
            <text:p>538638966</text:p>
          </table:table-cell>
          <table:table-cell table:formula="of:=ROUND(([.A222]-510832852)/1000/60)" office:value-type="float" office:value="463" calcext:value-type="float">
            <text:p>46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1">
          <table:table-cell office:value-type="float" office:value="538762815" calcext:value-type="float">
            <text:p>538762815</text:p>
          </table:table-cell>
          <table:table-cell table:formula="of:=ROUND(([.A223]-510832852)/1000/60)" office:value-type="float" office:value="465" calcext:value-type="float">
            <text:p>46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3.56" calcext:value-type="float">
            <text:p>23.56</text:p>
          </table:table-cell>
        </table:table-row>
        <table:table-row table:style-name="ro1">
          <table:table-cell office:value-type="float" office:value="538888931" calcext:value-type="float">
            <text:p>538888931</text:p>
          </table:table-cell>
          <table:table-cell table:formula="of:=ROUND(([.A224]-510832852)/1000/60)" office:value-type="float" office:value="468" calcext:value-type="float">
            <text:p>46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3.67" calcext:value-type="float">
            <text:p>23.67</text:p>
          </table:table-cell>
        </table:table-row>
        <table:table-row table:style-name="ro1">
          <table:table-cell office:value-type="float" office:value="539019613" calcext:value-type="float">
            <text:p>539019613</text:p>
          </table:table-cell>
          <table:table-cell table:formula="of:=ROUND(([.A225]-510832852)/1000/60)" office:value-type="float" office:value="470" calcext:value-type="float">
            <text:p>470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1">
          <table:table-cell office:value-type="float" office:value="539146595" calcext:value-type="float">
            <text:p>539146595</text:p>
          </table:table-cell>
          <table:table-cell table:formula="of:=ROUND(([.A226]-510832852)/1000/60)" office:value-type="float" office:value="472" calcext:value-type="float">
            <text:p>47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 office:value-type="float" office:value="539274002" calcext:value-type="float">
            <text:p>539274002</text:p>
          </table:table-cell>
          <table:table-cell table:formula="of:=ROUND(([.A227]-510832852)/1000/60)" office:value-type="float" office:value="474" calcext:value-type="float">
            <text:p>47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9395256" calcext:value-type="float">
            <text:p>539395256</text:p>
          </table:table-cell>
          <table:table-cell table:formula="of:=ROUND(([.A228]-510832852)/1000/60)" office:value-type="float" office:value="476" calcext:value-type="float">
            <text:p>47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.11" calcext:value-type="float">
            <text:p>24.11</text:p>
          </table:table-cell>
        </table:table-row>
        <table:table-row table:style-name="ro1">
          <table:table-cell office:value-type="float" office:value="539520664" calcext:value-type="float">
            <text:p>539520664</text:p>
          </table:table-cell>
          <table:table-cell table:formula="of:=ROUND(([.A229]-510832852)/1000/60)" office:value-type="float" office:value="478" calcext:value-type="float">
            <text:p>47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.22" calcext:value-type="float">
            <text:p>24.22</text:p>
          </table:table-cell>
        </table:table-row>
        <table:table-row table:style-name="ro1">
          <table:table-cell office:value-type="float" office:value="539643416" calcext:value-type="float">
            <text:p>539643416</text:p>
          </table:table-cell>
          <table:table-cell table:formula="of:=ROUND(([.A230]-510832852)/1000/60)" office:value-type="float" office:value="480" calcext:value-type="float">
            <text:p>480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 office:value-type="float" office:value="539768036" calcext:value-type="float">
            <text:p>539768036</text:p>
          </table:table-cell>
          <table:table-cell table:formula="of:=ROUND(([.A231]-510832852)/1000/60)" office:value-type="float" office:value="482" calcext:value-type="float">
            <text:p>48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float" office:value="539892136" calcext:value-type="float">
            <text:p>539892136</text:p>
          </table:table-cell>
          <table:table-cell table:formula="of:=ROUND(([.A232]-510832852)/1000/60)" office:value-type="float" office:value="484" calcext:value-type="float">
            <text:p>48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1">
          <table:table-cell office:value-type="float" office:value="540014523" calcext:value-type="float">
            <text:p>540014523</text:p>
          </table:table-cell>
          <table:table-cell table:formula="of:=ROUND(([.A233]-510832852)/1000/60)" office:value-type="float" office:value="486" calcext:value-type="float">
            <text:p>48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float" office:value="540138467" calcext:value-type="float">
            <text:p>540138467</text:p>
          </table:table-cell>
          <table:table-cell table:formula="of:=ROUND(([.A234]-510832852)/1000/60)" office:value-type="float" office:value="488" calcext:value-type="float">
            <text:p>4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float" office:value="540263701" calcext:value-type="float">
            <text:p>540263701</text:p>
          </table:table-cell>
          <table:table-cell table:formula="of:=ROUND(([.A235]-510832852)/1000/60)" office:value-type="float" office:value="491" calcext:value-type="float">
            <text:p>49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540390576" calcext:value-type="float">
            <text:p>540390576</text:p>
          </table:table-cell>
          <table:table-cell table:formula="of:=ROUND(([.A236]-510832852)/1000/60)" office:value-type="float" office:value="493" calcext:value-type="float">
            <text:p>49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4.99" calcext:value-type="float">
            <text:p>24.99</text:p>
          </table:table-cell>
        </table:table-row>
        <table:table-row table:style-name="ro1">
          <table:table-cell office:value-type="float" office:value="540517797" calcext:value-type="float">
            <text:p>540517797</text:p>
          </table:table-cell>
          <table:table-cell table:formula="of:=ROUND(([.A237]-510832852)/1000/60)" office:value-type="float" office:value="495" calcext:value-type="float">
            <text:p>49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540643473" calcext:value-type="float">
            <text:p>540643473</text:p>
          </table:table-cell>
          <table:table-cell table:formula="of:=ROUND(([.A238]-510832852)/1000/60)" office:value-type="float" office:value="497" calcext:value-type="float">
            <text:p>49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1">
          <table:table-cell office:value-type="float" office:value="540768878" calcext:value-type="float">
            <text:p>540768878</text:p>
          </table:table-cell>
          <table:table-cell table:formula="of:=ROUND(([.A239]-510832852)/1000/60)" office:value-type="float" office:value="499" calcext:value-type="float">
            <text:p>49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5.32" calcext:value-type="float">
            <text:p>25.32</text:p>
          </table:table-cell>
        </table:table-row>
        <table:table-row table:style-name="ro1">
          <table:table-cell office:value-type="float" office:value="540895581" calcext:value-type="float">
            <text:p>540895581</text:p>
          </table:table-cell>
          <table:table-cell table:formula="of:=ROUND(([.A240]-510832852)/1000/60)" office:value-type="float" office:value="501" calcext:value-type="float">
            <text:p>50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5.43" calcext:value-type="float">
            <text:p>25.43</text:p>
          </table:table-cell>
        </table:table-row>
        <table:table-row table:style-name="ro1">
          <table:table-cell office:value-type="float" office:value="541023915" calcext:value-type="float">
            <text:p>541023915</text:p>
          </table:table-cell>
          <table:table-cell table:formula="of:=ROUND(([.A241]-510832852)/1000/60)" office:value-type="float" office:value="503" calcext:value-type="float">
            <text:p>50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float" office:value="541149719" calcext:value-type="float">
            <text:p>541149719</text:p>
          </table:table-cell>
          <table:table-cell table:formula="of:=ROUND(([.A242]-510832852)/1000/60)" office:value-type="float" office:value="505" calcext:value-type="float">
            <text:p>50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float" office:value="541273716" calcext:value-type="float">
            <text:p>541273716</text:p>
          </table:table-cell>
          <table:table-cell table:formula="of:=ROUND(([.A243]-510832852)/1000/60)" office:value-type="float" office:value="507" calcext:value-type="float">
            <text:p>50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float" office:value="541397604" calcext:value-type="float">
            <text:p>541397604</text:p>
          </table:table-cell>
          <table:table-cell table:formula="of:=ROUND(([.A244]-510832852)/1000/60)" office:value-type="float" office:value="509" calcext:value-type="float">
            <text:p>50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float" office:value="541521344" calcext:value-type="float">
            <text:p>541521344</text:p>
          </table:table-cell>
          <table:table-cell table:formula="of:=ROUND(([.A245]-510832852)/1000/60)" office:value-type="float" office:value="511" calcext:value-type="float">
            <text:p>5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1644772" calcext:value-type="float">
            <text:p>541644772</text:p>
          </table:table-cell>
          <table:table-cell table:formula="of:=ROUND(([.A246]-510832852)/1000/60)" office:value-type="float" office:value="514" calcext:value-type="float">
            <text:p>51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float" office:value="541770836" calcext:value-type="float">
            <text:p>541770836</text:p>
          </table:table-cell>
          <table:table-cell table:formula="of:=ROUND(([.A247]-510832852)/1000/60)" office:value-type="float" office:value="516" calcext:value-type="float">
            <text:p>51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1">
          <table:table-cell office:value-type="float" office:value="541899745" calcext:value-type="float">
            <text:p>541899745</text:p>
          </table:table-cell>
          <table:table-cell table:formula="of:=ROUND(([.A248]-510832852)/1000/60)" office:value-type="float" office:value="518" calcext:value-type="float">
            <text:p>51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float" office:value="542027868" calcext:value-type="float">
            <text:p>542027868</text:p>
          </table:table-cell>
          <table:table-cell table:formula="of:=ROUND(([.A249]-510832852)/1000/60)" office:value-type="float" office:value="520" calcext:value-type="float">
            <text:p>520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542153183" calcext:value-type="float">
            <text:p>542153183</text:p>
          </table:table-cell>
          <table:table-cell table:formula="of:=ROUND(([.A250]-510832852)/1000/60)" office:value-type="float" office:value="522" calcext:value-type="float">
            <text:p>5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542274530" calcext:value-type="float">
            <text:p>542274530</text:p>
          </table:table-cell>
          <table:table-cell table:formula="of:=ROUND(([.A251]-510832852)/1000/60)" office:value-type="float" office:value="524" calcext:value-type="float">
            <text:p>52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6.66" calcext:value-type="float">
            <text:p>26.66</text:p>
          </table:table-cell>
        </table:table-row>
        <table:table-row table:style-name="ro1">
          <table:table-cell office:value-type="float" office:value="542395829" calcext:value-type="float">
            <text:p>542395829</text:p>
          </table:table-cell>
          <table:table-cell table:formula="of:=ROUND(([.A252]-510832852)/1000/60)" office:value-type="float" office:value="526" calcext:value-type="float">
            <text:p>52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542519830" calcext:value-type="float">
            <text:p>542519830</text:p>
          </table:table-cell>
          <table:table-cell table:formula="of:=ROUND(([.A253]-510832852)/1000/60)" office:value-type="float" office:value="528" calcext:value-type="float">
            <text:p>52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float" office:value="542649998" calcext:value-type="float">
            <text:p>542649998</text:p>
          </table:table-cell>
          <table:table-cell table:formula="of:=ROUND(([.A254]-510832852)/1000/60)" office:value-type="float" office:value="530" calcext:value-type="float">
            <text:p>530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2773874" calcext:value-type="float">
            <text:p>542773874</text:p>
          </table:table-cell>
          <table:table-cell table:formula="of:=ROUND(([.A255]-510832852)/1000/60)" office:value-type="float" office:value="532" calcext:value-type="float">
            <text:p>53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float" office:value="542899565" calcext:value-type="float">
            <text:p>542899565</text:p>
          </table:table-cell>
          <table:table-cell table:formula="of:=ROUND(([.A256]-510832852)/1000/60)" office:value-type="float" office:value="534" calcext:value-type="float">
            <text:p>53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.22" calcext:value-type="float">
            <text:p>27.22</text:p>
          </table:table-cell>
        </table:table-row>
        <table:table-row table:style-name="ro1">
          <table:table-cell office:value-type="float" office:value="543023727" calcext:value-type="float">
            <text:p>543023727</text:p>
          </table:table-cell>
          <table:table-cell table:formula="of:=ROUND(([.A257]-510832852)/1000/60)" office:value-type="float" office:value="537" calcext:value-type="float">
            <text:p>53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.33" calcext:value-type="float">
            <text:p>27.33</text:p>
          </table:table-cell>
        </table:table-row>
        <table:table-row table:style-name="ro1">
          <table:table-cell office:value-type="float" office:value="543149297" calcext:value-type="float">
            <text:p>543149297</text:p>
          </table:table-cell>
          <table:table-cell table:formula="of:=ROUND(([.A258]-510832852)/1000/60)" office:value-type="float" office:value="539" calcext:value-type="float">
            <text:p>53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543274627" calcext:value-type="float">
            <text:p>543274627</text:p>
          </table:table-cell>
          <table:table-cell table:formula="of:=ROUND(([.A259]-510832852)/1000/60)" office:value-type="float" office:value="541" calcext:value-type="float">
            <text:p>54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543396607" calcext:value-type="float">
            <text:p>543396607</text:p>
          </table:table-cell>
          <table:table-cell table:formula="of:=ROUND(([.A260]-510832852)/1000/60)" office:value-type="float" office:value="543" calcext:value-type="float">
            <text:p>54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.66" calcext:value-type="float">
            <text:p>27.66</text:p>
          </table:table-cell>
        </table:table-row>
        <table:table-row table:style-name="ro1">
          <table:table-cell office:value-type="float" office:value="543526346" calcext:value-type="float">
            <text:p>543526346</text:p>
          </table:table-cell>
          <table:table-cell table:formula="of:=ROUND(([.A261]-510832852)/1000/60)" office:value-type="float" office:value="545" calcext:value-type="float">
            <text:p>54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float" office:value="543655328" calcext:value-type="float">
            <text:p>543655328</text:p>
          </table:table-cell>
          <table:table-cell table:formula="of:=ROUND(([.A262]-510832852)/1000/60)" office:value-type="float" office:value="547" calcext:value-type="float">
            <text:p>54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.88" calcext:value-type="float">
            <text:p>27.88</text:p>
          </table:table-cell>
        </table:table-row>
        <table:table-row table:style-name="ro1">
          <table:table-cell office:value-type="float" office:value="543778921" calcext:value-type="float">
            <text:p>543778921</text:p>
          </table:table-cell>
          <table:table-cell table:formula="of:=ROUND(([.A263]-510832852)/1000/60)" office:value-type="float" office:value="549" calcext:value-type="float">
            <text:p>54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float" office:value="543906169" calcext:value-type="float">
            <text:p>543906169</text:p>
          </table:table-cell>
          <table:table-cell table:formula="of:=ROUND(([.A264]-510832852)/1000/60)" office:value-type="float" office:value="551" calcext:value-type="float">
            <text:p>55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544031873" calcext:value-type="float">
            <text:p>544031873</text:p>
          </table:table-cell>
          <table:table-cell table:formula="of:=ROUND(([.A265]-510832852)/1000/60)" office:value-type="float" office:value="553" calcext:value-type="float">
            <text:p>55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8.21" calcext:value-type="float">
            <text:p>28.21</text:p>
          </table:table-cell>
        </table:table-row>
        <table:table-row table:style-name="ro1">
          <table:table-cell office:value-type="float" office:value="544152165" calcext:value-type="float">
            <text:p>544152165</text:p>
          </table:table-cell>
          <table:table-cell table:formula="of:=ROUND(([.A266]-510832852)/1000/60)" office:value-type="float" office:value="555" calcext:value-type="float">
            <text:p>5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544277836" calcext:value-type="float">
            <text:p>544277836</text:p>
          </table:table-cell>
          <table:table-cell table:formula="of:=ROUND(([.A267]-510832852)/1000/60)" office:value-type="float" office:value="557" calcext:value-type="float">
            <text:p>55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8.42" calcext:value-type="float">
            <text:p>28.42</text:p>
          </table:table-cell>
        </table:table-row>
        <table:table-row table:style-name="ro1">
          <table:table-cell office:value-type="float" office:value="544402892" calcext:value-type="float">
            <text:p>544402892</text:p>
          </table:table-cell>
          <table:table-cell table:formula="of:=ROUND(([.A268]-510832852)/1000/60)" office:value-type="float" office:value="560" calcext:value-type="float">
            <text:p>56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8.53" calcext:value-type="float">
            <text:p>28.53</text:p>
          </table:table-cell>
        </table:table-row>
        <table:table-row table:style-name="ro1">
          <table:table-cell office:value-type="float" office:value="544525496" calcext:value-type="float">
            <text:p>544525496</text:p>
          </table:table-cell>
          <table:table-cell table:formula="of:=ROUND(([.A269]-510832852)/1000/60)" office:value-type="float" office:value="562" calcext:value-type="float">
            <text:p>56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8.64" calcext:value-type="float">
            <text:p>28.64</text:p>
          </table:table-cell>
        </table:table-row>
        <table:table-row table:style-name="ro1">
          <table:table-cell office:value-type="float" office:value="544649806" calcext:value-type="float">
            <text:p>544649806</text:p>
          </table:table-cell>
          <table:table-cell table:formula="of:=ROUND(([.A270]-510832852)/1000/60)" office:value-type="float" office:value="564" calcext:value-type="float">
            <text:p>5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544773734" calcext:value-type="float">
            <text:p>544773734</text:p>
          </table:table-cell>
          <table:table-cell table:formula="of:=ROUND(([.A271]-510832852)/1000/60)" office:value-type="float" office:value="566" calcext:value-type="float">
            <text:p>56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float" office:value="544900569" calcext:value-type="float">
            <text:p>544900569</text:p>
          </table:table-cell>
          <table:table-cell table:formula="of:=ROUND(([.A272]-510832852)/1000/60)" office:value-type="float" office:value="568" calcext:value-type="float">
            <text:p>56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8.97" calcext:value-type="float">
            <text:p>28.97</text:p>
          </table:table-cell>
        </table:table-row>
        <table:table-row table:style-name="ro1">
          <table:table-cell office:value-type="float" office:value="545025771" calcext:value-type="float">
            <text:p>545025771</text:p>
          </table:table-cell>
          <table:table-cell table:formula="of:=ROUND(([.A273]-510832852)/1000/60)" office:value-type="float" office:value="570" calcext:value-type="float">
            <text:p>57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9.08" calcext:value-type="float">
            <text:p>29.08</text:p>
          </table:table-cell>
        </table:table-row>
        <table:table-row table:style-name="ro1">
          <table:table-cell office:value-type="float" office:value="545148009" calcext:value-type="float">
            <text:p>545148009</text:p>
          </table:table-cell>
          <table:table-cell table:formula="of:=ROUND(([.A274]-510832852)/1000/60)" office:value-type="float" office:value="572" calcext:value-type="float">
            <text:p>57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9.19" calcext:value-type="float">
            <text:p>29.19</text:p>
          </table:table-cell>
        </table:table-row>
        <table:table-row table:style-name="ro1">
          <table:table-cell office:value-type="float" office:value="545274851" calcext:value-type="float">
            <text:p>545274851</text:p>
          </table:table-cell>
          <table:table-cell table:formula="of:=ROUND(([.A275]-510832852)/1000/60)" office:value-type="float" office:value="574" calcext:value-type="float">
            <text:p>5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545404014" calcext:value-type="float">
            <text:p>545404014</text:p>
          </table:table-cell>
          <table:table-cell table:formula="of:=ROUND(([.A276]-510832852)/1000/60)" office:value-type="float" office:value="576" calcext:value-type="float">
            <text:p>57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float" office:value="545530923" calcext:value-type="float">
            <text:p>545530923</text:p>
          </table:table-cell>
          <table:table-cell table:formula="of:=ROUND(([.A277]-510832852)/1000/60)" office:value-type="float" office:value="578" calcext:value-type="float">
            <text:p>57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9.52" calcext:value-type="float">
            <text:p>29.52</text:p>
          </table:table-cell>
        </table:table-row>
        <table:table-row table:style-name="ro1">
          <table:table-cell office:value-type="float" office:value="545657569" calcext:value-type="float">
            <text:p>545657569</text:p>
          </table:table-cell>
          <table:table-cell table:formula="of:=ROUND(([.A278]-510832852)/1000/60)" office:value-type="float" office:value="580" calcext:value-type="float">
            <text:p>58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float" office:value="545782970" calcext:value-type="float">
            <text:p>545782970</text:p>
          </table:table-cell>
          <table:table-cell table:formula="of:=ROUND(([.A279]-510832852)/1000/60)" office:value-type="float" office:value="583" calcext:value-type="float">
            <text:p>58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office:value-type="float" office:value="545911295" calcext:value-type="float">
            <text:p>545911295</text:p>
          </table:table-cell>
          <table:table-cell table:formula="of:=ROUND(([.A280]-510832852)/1000/60)" office:value-type="float" office:value="585" calcext:value-type="float">
            <text:p>58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546037652" calcext:value-type="float">
            <text:p>546037652</text:p>
          </table:table-cell>
          <table:table-cell table:formula="of:=ROUND(([.A281]-510832852)/1000/60)" office:value-type="float" office:value="587" calcext:value-type="float">
            <text:p>58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float" office:value="546166581" calcext:value-type="float">
            <text:p>546166581</text:p>
          </table:table-cell>
          <table:table-cell table:formula="of:=ROUND(([.A282]-510832852)/1000/60)" office:value-type="float" office:value="589" calcext:value-type="float">
            <text:p>58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0.07" calcext:value-type="float">
            <text:p>30.07</text:p>
          </table:table-cell>
        </table:table-row>
        <table:table-row table:style-name="ro1">
          <table:table-cell office:value-type="float" office:value="546292622" calcext:value-type="float">
            <text:p>546292622</text:p>
          </table:table-cell>
          <table:table-cell table:formula="of:=ROUND(([.A283]-510832852)/1000/60)" office:value-type="float" office:value="591" calcext:value-type="float">
            <text:p>5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office:value-type="float" office:value="546417561" calcext:value-type="float">
            <text:p>546417561</text:p>
          </table:table-cell>
          <table:table-cell table:formula="of:=ROUND(([.A284]-510832852)/1000/60)" office:value-type="float" office:value="593" calcext:value-type="float">
            <text:p>59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0.29" calcext:value-type="float">
            <text:p>30.29</text:p>
          </table:table-cell>
        </table:table-row>
        <table:table-row table:style-name="ro1">
          <table:table-cell office:value-type="float" office:value="546542861" calcext:value-type="float">
            <text:p>546542861</text:p>
          </table:table-cell>
          <table:table-cell table:formula="of:=ROUND(([.A285]-510832852)/1000/60)" office:value-type="float" office:value="595" calcext:value-type="float">
            <text:p>59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546662962" calcext:value-type="float">
            <text:p>546662962</text:p>
          </table:table-cell>
          <table:table-cell table:formula="of:=ROUND(([.A286]-510832852)/1000/60)" office:value-type="float" office:value="597" calcext:value-type="float">
            <text:p>59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546787182" calcext:value-type="float">
            <text:p>546787182</text:p>
          </table:table-cell>
          <table:table-cell table:formula="of:=ROUND(([.A287]-510832852)/1000/60)" office:value-type="float" office:value="599" calcext:value-type="float">
            <text:p>59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0.61" calcext:value-type="float">
            <text:p>30.61</text:p>
          </table:table-cell>
        </table:table-row>
        <table:table-row table:style-name="ro1">
          <table:table-cell office:value-type="float" office:value="546915261" calcext:value-type="float">
            <text:p>546915261</text:p>
          </table:table-cell>
          <table:table-cell table:formula="of:=ROUND(([.A288]-510832852)/1000/60)" office:value-type="float" office:value="601" calcext:value-type="float">
            <text:p>60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0.72" calcext:value-type="float">
            <text:p>30.72</text:p>
          </table:table-cell>
        </table:table-row>
        <table:table-row table:style-name="ro1">
          <table:table-cell office:value-type="float" office:value="547041381" calcext:value-type="float">
            <text:p>547041381</text:p>
          </table:table-cell>
          <table:table-cell table:formula="of:=ROUND(([.A289]-510832852)/1000/60)" office:value-type="float" office:value="603" calcext:value-type="float">
            <text:p>6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 office:value-type="float" office:value="547166071" calcext:value-type="float">
            <text:p>547166071</text:p>
          </table:table-cell>
          <table:table-cell table:formula="of:=ROUND(([.A290]-510832852)/1000/60)" office:value-type="float" office:value="606" calcext:value-type="float">
            <text:p>60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0.94" calcext:value-type="float">
            <text:p>30.94</text:p>
          </table:table-cell>
        </table:table-row>
        <table:table-row table:style-name="ro1">
          <table:table-cell office:value-type="float" office:value="547294334" calcext:value-type="float">
            <text:p>547294334</text:p>
          </table:table-cell>
          <table:table-cell table:formula="of:=ROUND(([.A291]-510832852)/1000/60)" office:value-type="float" office:value="608" calcext:value-type="float">
            <text:p>60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547422275" calcext:value-type="float">
            <text:p>547422275</text:p>
          </table:table-cell>
          <table:table-cell table:formula="of:=ROUND(([.A292]-510832852)/1000/60)" office:value-type="float" office:value="610" calcext:value-type="float">
            <text:p>61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1.16" calcext:value-type="float">
            <text:p>31.16</text:p>
          </table:table-cell>
        </table:table-row>
        <table:table-row table:style-name="ro1">
          <table:table-cell office:value-type="float" office:value="547548838" calcext:value-type="float">
            <text:p>547548838</text:p>
          </table:table-cell>
          <table:table-cell table:formula="of:=ROUND(([.A293]-510832852)/1000/60)" office:value-type="float" office:value="612" calcext:value-type="float">
            <text:p>61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1.27" calcext:value-type="float">
            <text:p>31.27</text:p>
          </table:table-cell>
        </table:table-row>
        <table:table-row table:style-name="ro1">
          <table:table-cell office:value-type="float" office:value="547678169" calcext:value-type="float">
            <text:p>547678169</text:p>
          </table:table-cell>
          <table:table-cell table:formula="of:=ROUND(([.A294]-510832852)/1000/60)" office:value-type="float" office:value="614" calcext:value-type="float">
            <text:p>6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1.38" calcext:value-type="float">
            <text:p>31.38</text:p>
          </table:table-cell>
        </table:table-row>
        <table:table-row table:style-name="ro1">
          <table:table-cell office:value-type="float" office:value="547804659" calcext:value-type="float">
            <text:p>547804659</text:p>
          </table:table-cell>
          <table:table-cell table:formula="of:=ROUND(([.A295]-510832852)/1000/60)" office:value-type="float" office:value="616" calcext:value-type="float">
            <text:p>61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1.49" calcext:value-type="float">
            <text:p>31.49</text:p>
          </table:table-cell>
        </table:table-row>
        <table:table-row table:style-name="ro1">
          <table:table-cell office:value-type="float" office:value="547932004" calcext:value-type="float">
            <text:p>547932004</text:p>
          </table:table-cell>
          <table:table-cell table:formula="of:=ROUND(([.A296]-510832852)/1000/60)" office:value-type="float" office:value="618" calcext:value-type="float">
            <text:p>61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548056655" calcext:value-type="float">
            <text:p>548056655</text:p>
          </table:table-cell>
          <table:table-cell table:formula="of:=ROUND(([.A297]-510832852)/1000/60)" office:value-type="float" office:value="620" calcext:value-type="float">
            <text:p>62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1.71" calcext:value-type="float">
            <text:p>31.71</text:p>
          </table:table-cell>
        </table:table-row>
        <table:table-row table:style-name="ro1">
          <table:table-cell office:value-type="float" office:value="548183654" calcext:value-type="float">
            <text:p>548183654</text:p>
          </table:table-cell>
          <table:table-cell table:formula="of:=ROUND(([.A298]-510832852)/1000/60)" office:value-type="float" office:value="623" calcext:value-type="float">
            <text:p>62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1.82" calcext:value-type="float">
            <text:p>31.82</text:p>
          </table:table-cell>
        </table:table-row>
        <table:table-row table:style-name="ro1">
          <table:table-cell office:value-type="float" office:value="548309450" calcext:value-type="float">
            <text:p>548309450</text:p>
          </table:table-cell>
          <table:table-cell table:formula="of:=ROUND(([.A299]-510832852)/1000/60)" office:value-type="float" office:value="625" calcext:value-type="float">
            <text:p>62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1.93" calcext:value-type="float">
            <text:p>31.93</text:p>
          </table:table-cell>
        </table:table-row>
        <table:table-row table:style-name="ro1">
          <table:table-cell office:value-type="float" office:value="548432276" calcext:value-type="float">
            <text:p>548432276</text:p>
          </table:table-cell>
          <table:table-cell table:formula="of:=ROUND(([.A300]-510832852)/1000/60)" office:value-type="float" office:value="627" calcext:value-type="float">
            <text:p>62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2.04" calcext:value-type="float">
            <text:p>32.04</text:p>
          </table:table-cell>
        </table:table-row>
        <table:table-row table:style-name="ro1">
          <table:table-cell office:value-type="float" office:value="548559481" calcext:value-type="float">
            <text:p>548559481</text:p>
          </table:table-cell>
          <table:table-cell table:formula="of:=ROUND(([.A301]-510832852)/1000/60)" office:value-type="float" office:value="629" calcext:value-type="float">
            <text:p>62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float" office:value="548686736" calcext:value-type="float">
            <text:p>548686736</text:p>
          </table:table-cell>
          <table:table-cell table:formula="of:=ROUND(([.A302]-510832852)/1000/60)" office:value-type="float" office:value="631" calcext:value-type="float">
            <text:p>63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2.26" calcext:value-type="float">
            <text:p>32.26</text:p>
          </table:table-cell>
        </table:table-row>
        <table:table-row table:style-name="ro1">
          <table:table-cell office:value-type="float" office:value="548811863" calcext:value-type="float">
            <text:p>548811863</text:p>
          </table:table-cell>
          <table:table-cell table:formula="of:=ROUND(([.A303]-510832852)/1000/60)" office:value-type="float" office:value="633" calcext:value-type="float">
            <text:p>63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office:value-type="float" office:value="548939303" calcext:value-type="float">
            <text:p>548939303</text:p>
          </table:table-cell>
          <table:table-cell table:formula="of:=ROUND(([.A304]-510832852)/1000/60)" office:value-type="float" office:value="635" calcext:value-type="float">
            <text:p>63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2.48" calcext:value-type="float">
            <text:p>32.48</text:p>
          </table:table-cell>
        </table:table-row>
        <table:table-row table:style-name="ro1">
          <table:table-cell office:value-type="float" office:value="549066019" calcext:value-type="float">
            <text:p>549066019</text:p>
          </table:table-cell>
          <table:table-cell table:formula="of:=ROUND(([.A305]-510832852)/1000/60)" office:value-type="float" office:value="637" calcext:value-type="float">
            <text:p>63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2.59" calcext:value-type="float">
            <text:p>32.59</text:p>
          </table:table-cell>
        </table:table-row>
        <table:table-row table:style-name="ro1">
          <table:table-cell office:value-type="float" office:value="549188109" calcext:value-type="float">
            <text:p>549188109</text:p>
          </table:table-cell>
          <table:table-cell table:formula="of:=ROUND(([.A306]-510832852)/1000/60)" office:value-type="float" office:value="639" calcext:value-type="float">
            <text:p>63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549314193" calcext:value-type="float">
            <text:p>549314193</text:p>
          </table:table-cell>
          <table:table-cell table:formula="of:=ROUND(([.A307]-510832852)/1000/60)" office:value-type="float" office:value="641" calcext:value-type="float">
            <text:p>64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2.81" calcext:value-type="float">
            <text:p>32.81</text:p>
          </table:table-cell>
        </table:table-row>
        <table:table-row table:style-name="ro1">
          <table:table-cell office:value-type="float" office:value="549441996" calcext:value-type="float">
            <text:p>549441996</text:p>
          </table:table-cell>
          <table:table-cell table:formula="of:=ROUND(([.A308]-510832852)/1000/60)" office:value-type="float" office:value="643" calcext:value-type="float">
            <text:p>64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2.92" calcext:value-type="float">
            <text:p>32.92</text:p>
          </table:table-cell>
        </table:table-row>
        <table:table-row table:style-name="ro1">
          <table:table-cell office:value-type="float" office:value="549570256" calcext:value-type="float">
            <text:p>549570256</text:p>
          </table:table-cell>
          <table:table-cell table:formula="of:=ROUND(([.A309]-510832852)/1000/60)" office:value-type="float" office:value="646" calcext:value-type="float">
            <text:p>64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3.03" calcext:value-type="float">
            <text:p>33.03</text:p>
          </table:table-cell>
        </table:table-row>
        <table:table-row table:style-name="ro1">
          <table:table-cell office:value-type="float" office:value="549696719" calcext:value-type="float">
            <text:p>549696719</text:p>
          </table:table-cell>
          <table:table-cell table:formula="of:=ROUND(([.A310]-510832852)/1000/60)" office:value-type="float" office:value="648" calcext:value-type="float">
            <text:p>64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3.14" calcext:value-type="float">
            <text:p>33.14</text:p>
          </table:table-cell>
        </table:table-row>
        <table:table-row table:style-name="ro1">
          <table:table-cell office:value-type="float" office:value="549821972" calcext:value-type="float">
            <text:p>549821972</text:p>
          </table:table-cell>
          <table:table-cell table:formula="of:=ROUND(([.A311]-510832852)/1000/60)" office:value-type="float" office:value="650" calcext:value-type="float">
            <text:p>65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549947801" calcext:value-type="float">
            <text:p>549947801</text:p>
          </table:table-cell>
          <table:table-cell table:formula="of:=ROUND(([.A312]-510832852)/1000/60)" office:value-type="float" office:value="652" calcext:value-type="float">
            <text:p>65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3.36" calcext:value-type="float">
            <text:p>33.36</text:p>
          </table:table-cell>
        </table:table-row>
        <table:table-row table:style-name="ro1">
          <table:table-cell office:value-type="float" office:value="550079528" calcext:value-type="float">
            <text:p>550079528</text:p>
          </table:table-cell>
          <table:table-cell table:formula="of:=ROUND(([.A313]-510832852)/1000/60)" office:value-type="float" office:value="654" calcext:value-type="float">
            <text:p>65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3.47" calcext:value-type="float">
            <text:p>33.47</text:p>
          </table:table-cell>
        </table:table-row>
        <table:table-row table:style-name="ro1">
          <table:table-cell office:value-type="float" office:value="550203457" calcext:value-type="float">
            <text:p>550203457</text:p>
          </table:table-cell>
          <table:table-cell table:formula="of:=ROUND(([.A314]-510832852)/1000/60)" office:value-type="float" office:value="656" calcext:value-type="float">
            <text:p>65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3.58" calcext:value-type="float">
            <text:p>33.58</text:p>
          </table:table-cell>
        </table:table-row>
        <table:table-row table:style-name="ro1">
          <table:table-cell office:value-type="float" office:value="550331145" calcext:value-type="float">
            <text:p>550331145</text:p>
          </table:table-cell>
          <table:table-cell table:formula="of:=ROUND(([.A315]-510832852)/1000/60)" office:value-type="float" office:value="658" calcext:value-type="float">
            <text:p>65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3.69" calcext:value-type="float">
            <text:p>33.69</text:p>
          </table:table-cell>
        </table:table-row>
        <table:table-row table:style-name="ro1">
          <table:table-cell office:value-type="float" office:value="550458409" calcext:value-type="float">
            <text:p>550458409</text:p>
          </table:table-cell>
          <table:table-cell table:formula="of:=ROUND(([.A316]-510832852)/1000/60)" office:value-type="float" office:value="660" calcext:value-type="float">
            <text:p>66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550583995" calcext:value-type="float">
            <text:p>550583995</text:p>
          </table:table-cell>
          <table:table-cell table:formula="of:=ROUND(([.A317]-510832852)/1000/60)" office:value-type="float" office:value="663" calcext:value-type="float">
            <text:p>66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3.91" calcext:value-type="float">
            <text:p>33.91</text:p>
          </table:table-cell>
        </table:table-row>
        <table:table-row table:style-name="ro1">
          <table:table-cell office:value-type="float" office:value="550715032" calcext:value-type="float">
            <text:p>550715032</text:p>
          </table:table-cell>
          <table:table-cell table:formula="of:=ROUND(([.A318]-510832852)/1000/60)" office:value-type="float" office:value="665" calcext:value-type="float">
            <text:p>66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4.03" calcext:value-type="float">
            <text:p>34.03</text:p>
          </table:table-cell>
        </table:table-row>
        <table:table-row table:style-name="ro1">
          <table:table-cell office:value-type="float" office:value="550841926" calcext:value-type="float">
            <text:p>550841926</text:p>
          </table:table-cell>
          <table:table-cell table:formula="of:=ROUND(([.A319]-510832852)/1000/60)" office:value-type="float" office:value="667" calcext:value-type="float">
            <text:p>66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4.14" calcext:value-type="float">
            <text:p>34.14</text:p>
          </table:table-cell>
        </table:table-row>
        <table:table-row table:style-name="ro1">
          <table:table-cell office:value-type="float" office:value="550963608" calcext:value-type="float">
            <text:p>550963608</text:p>
          </table:table-cell>
          <table:table-cell table:formula="of:=ROUND(([.A320]-510832852)/1000/60)" office:value-type="float" office:value="669" calcext:value-type="float">
            <text:p>66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float" office:value="551089846" calcext:value-type="float">
            <text:p>551089846</text:p>
          </table:table-cell>
          <table:table-cell table:formula="of:=ROUND(([.A321]-510832852)/1000/60)" office:value-type="float" office:value="671" calcext:value-type="float">
            <text:p>67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4.36" calcext:value-type="float">
            <text:p>34.36</text:p>
          </table:table-cell>
        </table:table-row>
        <table:table-row table:style-name="ro1">
          <table:table-cell office:value-type="float" office:value="551216460" calcext:value-type="float">
            <text:p>551216460</text:p>
          </table:table-cell>
          <table:table-cell table:formula="of:=ROUND(([.A322]-510832852)/1000/60)" office:value-type="float" office:value="673" calcext:value-type="float">
            <text:p>67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office:value-type="float" office:value="551344031" calcext:value-type="float">
            <text:p>551344031</text:p>
          </table:table-cell>
          <table:table-cell table:formula="of:=ROUND(([.A323]-510832852)/1000/60)" office:value-type="float" office:value="675" calcext:value-type="float">
            <text:p>67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4.58" calcext:value-type="float">
            <text:p>34.58</text:p>
          </table:table-cell>
        </table:table-row>
        <table:table-row table:style-name="ro1">
          <table:table-cell office:value-type="float" office:value="551466478" calcext:value-type="float">
            <text:p>551466478</text:p>
          </table:table-cell>
          <table:table-cell table:formula="of:=ROUND(([.A324]-510832852)/1000/60)" office:value-type="float" office:value="677" calcext:value-type="float">
            <text:p>67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4.69" calcext:value-type="float">
            <text:p>34.69</text:p>
          </table:table-cell>
        </table:table-row>
        <table:table-row table:style-name="ro1">
          <table:table-cell office:value-type="float" office:value="551594868" calcext:value-type="float">
            <text:p>551594868</text:p>
          </table:table-cell>
          <table:table-cell table:formula="of:=ROUND(([.A325]-510832852)/1000/60)" office:value-type="float" office:value="679" calcext:value-type="float">
            <text:p>67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551722777" calcext:value-type="float">
            <text:p>551722777</text:p>
          </table:table-cell>
          <table:table-cell table:formula="of:=ROUND(([.A326]-510832852)/1000/60)" office:value-type="float" office:value="681" calcext:value-type="float">
            <text:p>68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4.91" calcext:value-type="float">
            <text:p>34.91</text:p>
          </table:table-cell>
        </table:table-row>
        <table:table-row table:style-name="ro1">
          <table:table-cell office:value-type="float" office:value="551846289" calcext:value-type="float">
            <text:p>551846289</text:p>
          </table:table-cell>
          <table:table-cell table:formula="of:=ROUND(([.A327]-510832852)/1000/60)" office:value-type="float" office:value="684" calcext:value-type="float">
            <text:p>68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5.02" calcext:value-type="float">
            <text:p>35.02</text:p>
          </table:table-cell>
        </table:table-row>
        <table:table-row table:style-name="ro1">
          <table:table-cell office:value-type="float" office:value="551968161" calcext:value-type="float">
            <text:p>551968161</text:p>
          </table:table-cell>
          <table:table-cell table:formula="of:=ROUND(([.A328]-510832852)/1000/60)" office:value-type="float" office:value="686" calcext:value-type="float">
            <text:p>68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5.13" calcext:value-type="float">
            <text:p>35.13</text:p>
          </table:table-cell>
        </table:table-row>
        <table:table-row table:style-name="ro1">
          <table:table-cell office:value-type="float" office:value="552097819" calcext:value-type="float">
            <text:p>552097819</text:p>
          </table:table-cell>
          <table:table-cell table:formula="of:=ROUND(([.A329]-510832852)/1000/60)" office:value-type="float" office:value="688" calcext:value-type="float">
            <text:p>68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float" office:value="552229215" calcext:value-type="float">
            <text:p>552229215</text:p>
          </table:table-cell>
          <table:table-cell table:formula="of:=ROUND(([.A330]-510832852)/1000/60)" office:value-type="float" office:value="690" calcext:value-type="float">
            <text:p>69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5.35" calcext:value-type="float">
            <text:p>35.35</text:p>
          </table:table-cell>
        </table:table-row>
        <table:table-row table:style-name="ro1">
          <table:table-cell office:value-type="float" office:value="552355687" calcext:value-type="float">
            <text:p>552355687</text:p>
          </table:table-cell>
          <table:table-cell table:formula="of:=ROUND(([.A331]-510832852)/1000/60)" office:value-type="float" office:value="692" calcext:value-type="float">
            <text:p>69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5.46" calcext:value-type="float">
            <text:p>35.46</text:p>
          </table:table-cell>
        </table:table-row>
        <table:table-row table:style-name="ro1">
          <table:table-cell office:value-type="float" office:value="552484815" calcext:value-type="float">
            <text:p>552484815</text:p>
          </table:table-cell>
          <table:table-cell table:formula="of:=ROUND(([.A332]-510832852)/1000/60)" office:value-type="float" office:value="694" calcext:value-type="float">
            <text:p>69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1">
          <table:table-cell office:value-type="float" office:value="552614658" calcext:value-type="float">
            <text:p>552614658</text:p>
          </table:table-cell>
          <table:table-cell table:formula="of:=ROUND(([.A333]-510832852)/1000/60)" office:value-type="float" office:value="696" calcext:value-type="float">
            <text:p>69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5.68" calcext:value-type="float">
            <text:p>35.68</text:p>
          </table:table-cell>
        </table:table-row>
        <table:table-row table:style-name="ro1">
          <table:table-cell office:value-type="float" office:value="552737336" calcext:value-type="float">
            <text:p>552737336</text:p>
          </table:table-cell>
          <table:table-cell table:formula="of:=ROUND(([.A334]-510832852)/1000/60)" office:value-type="float" office:value="698" calcext:value-type="float">
            <text:p>69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5.79" calcext:value-type="float">
            <text:p>35.79</text:p>
          </table:table-cell>
        </table:table-row>
        <table:table-row table:style-name="ro1">
          <table:table-cell office:value-type="float" office:value="552859945" calcext:value-type="float">
            <text:p>552859945</text:p>
          </table:table-cell>
          <table:table-cell table:formula="of:=ROUND(([.A335]-510832852)/1000/60)" office:value-type="float" office:value="700" calcext:value-type="float">
            <text:p>70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552985910" calcext:value-type="float">
            <text:p>552985910</text:p>
          </table:table-cell>
          <table:table-cell table:formula="of:=ROUND(([.A336]-510832852)/1000/60)" office:value-type="float" office:value="703" calcext:value-type="float">
            <text:p>7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6.01" calcext:value-type="float">
            <text:p>36.01</text:p>
          </table:table-cell>
        </table:table-row>
        <table:table-row table:style-name="ro1">
          <table:table-cell office:value-type="float" office:value="553117119" calcext:value-type="float">
            <text:p>553117119</text:p>
          </table:table-cell>
          <table:table-cell table:formula="of:=ROUND(([.A337]-510832852)/1000/60)" office:value-type="float" office:value="705" calcext:value-type="float">
            <text:p>70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553242710" calcext:value-type="float">
            <text:p>553242710</text:p>
          </table:table-cell>
          <table:table-cell table:formula="of:=ROUND(([.A338]-510832852)/1000/60)" office:value-type="float" office:value="707" calcext:value-type="float">
            <text:p>70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6.23" calcext:value-type="float">
            <text:p>36.23</text:p>
          </table:table-cell>
        </table:table-row>
        <table:table-row table:style-name="ro1">
          <table:table-cell office:value-type="float" office:value="553373765" calcext:value-type="float">
            <text:p>553373765</text:p>
          </table:table-cell>
          <table:table-cell table:formula="of:=ROUND(([.A339]-510832852)/1000/60)" office:value-type="float" office:value="709" calcext:value-type="float">
            <text:p>70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6.34" calcext:value-type="float">
            <text:p>36.34</text:p>
          </table:table-cell>
        </table:table-row>
        <table:table-row table:style-name="ro1">
          <table:table-cell office:value-type="float" office:value="553502483" calcext:value-type="float">
            <text:p>553502483</text:p>
          </table:table-cell>
          <table:table-cell table:formula="of:=ROUND(([.A340]-510832852)/1000/60)" office:value-type="float" office:value="711" calcext:value-type="float">
            <text:p>71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6.45" calcext:value-type="float">
            <text:p>36.45</text:p>
          </table:table-cell>
        </table:table-row>
        <table:table-row table:style-name="ro1">
          <table:table-cell office:value-type="float" office:value="553631758" calcext:value-type="float">
            <text:p>553631758</text:p>
          </table:table-cell>
          <table:table-cell table:formula="of:=ROUND(([.A341]-510832852)/1000/60)" office:value-type="float" office:value="713" calcext:value-type="float">
            <text:p>71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6.56" calcext:value-type="float">
            <text:p>36.56</text:p>
          </table:table-cell>
        </table:table-row>
        <table:table-row table:style-name="ro1">
          <table:table-cell office:value-type="float" office:value="553756510" calcext:value-type="float">
            <text:p>553756510</text:p>
          </table:table-cell>
          <table:table-cell table:formula="of:=ROUND(([.A342]-510832852)/1000/60)" office:value-type="float" office:value="715" calcext:value-type="float">
            <text:p>71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1">
          <table:table-cell office:value-type="float" office:value="553885056" calcext:value-type="float">
            <text:p>553885056</text:p>
          </table:table-cell>
          <table:table-cell table:formula="of:=ROUND(([.A343]-510832852)/1000/60)" office:value-type="float" office:value="718" calcext:value-type="float">
            <text:p>71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6.78" calcext:value-type="float">
            <text:p>36.78</text:p>
          </table:table-cell>
        </table:table-row>
        <table:table-row table:style-name="ro1">
          <table:table-cell office:value-type="float" office:value="554012486" calcext:value-type="float">
            <text:p>554012486</text:p>
          </table:table-cell>
          <table:table-cell table:formula="of:=ROUND(([.A344]-510832852)/1000/60)" office:value-type="float" office:value="720" calcext:value-type="float">
            <text:p>72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6.89" calcext:value-type="float">
            <text:p>36.89</text:p>
          </table:table-cell>
        </table:table-row>
        <table:table-row table:style-name="ro1">
          <table:table-cell office:value-type="float" office:value="554139821" calcext:value-type="float">
            <text:p>554139821</text:p>
          </table:table-cell>
          <table:table-cell table:formula="of:=ROUND(([.A345]-510832852)/1000/60)" office:value-type="float" office:value="722" calcext:value-type="float">
            <text:p>72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4269057" calcext:value-type="float">
            <text:p>554269057</text:p>
          </table:table-cell>
          <table:table-cell table:formula="of:=ROUND(([.A346]-510832852)/1000/60)" office:value-type="float" office:value="724" calcext:value-type="float">
            <text:p>72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.11" calcext:value-type="float">
            <text:p>37.11</text:p>
          </table:table-cell>
        </table:table-row>
        <table:table-row table:style-name="ro1">
          <table:table-cell office:value-type="float" office:value="554398107" calcext:value-type="float">
            <text:p>554398107</text:p>
          </table:table-cell>
          <table:table-cell table:formula="of:=ROUND(([.A347]-510832852)/1000/60)" office:value-type="float" office:value="726" calcext:value-type="float">
            <text:p>72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.22" calcext:value-type="float">
            <text:p>37.22</text:p>
          </table:table-cell>
        </table:table-row>
        <table:table-row table:style-name="ro1">
          <table:table-cell office:value-type="float" office:value="554526417" calcext:value-type="float">
            <text:p>554526417</text:p>
          </table:table-cell>
          <table:table-cell table:formula="of:=ROUND(([.A348]-510832852)/1000/60)" office:value-type="float" office:value="728" calcext:value-type="float">
            <text:p>72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.33" calcext:value-type="float">
            <text:p>37.33</text:p>
          </table:table-cell>
        </table:table-row>
        <table:table-row table:style-name="ro1">
          <table:table-cell office:value-type="float" office:value="554655224" calcext:value-type="float">
            <text:p>554655224</text:p>
          </table:table-cell>
          <table:table-cell table:formula="of:=ROUND(([.A349]-510832852)/1000/60)" office:value-type="float" office:value="730" calcext:value-type="float">
            <text:p>73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.44" calcext:value-type="float">
            <text:p>37.44</text:p>
          </table:table-cell>
        </table:table-row>
        <table:table-row table:style-name="ro1">
          <table:table-cell office:value-type="float" office:value="554777653" calcext:value-type="float">
            <text:p>554777653</text:p>
          </table:table-cell>
          <table:table-cell table:formula="of:=ROUND(([.A350]-510832852)/1000/60)" office:value-type="float" office:value="732" calcext:value-type="float">
            <text:p>73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.55" calcext:value-type="float">
            <text:p>37.55</text:p>
          </table:table-cell>
        </table:table-row>
        <table:table-row table:style-name="ro1">
          <table:table-cell office:value-type="float" office:value="554900894" calcext:value-type="float">
            <text:p>554900894</text:p>
          </table:table-cell>
          <table:table-cell table:formula="of:=ROUND(([.A351]-510832852)/1000/60)" office:value-type="float" office:value="734" calcext:value-type="float">
            <text:p>73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555029264" calcext:value-type="float">
            <text:p>555029264</text:p>
          </table:table-cell>
          <table:table-cell table:formula="of:=ROUND(([.A352]-510832852)/1000/60)" office:value-type="float" office:value="737" calcext:value-type="float">
            <text:p>73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.77" calcext:value-type="float">
            <text:p>37.77</text:p>
          </table:table-cell>
        </table:table-row>
        <table:table-row table:style-name="ro1">
          <table:table-cell office:value-type="float" office:value="555155345" calcext:value-type="float">
            <text:p>555155345</text:p>
          </table:table-cell>
          <table:table-cell table:formula="of:=ROUND(([.A353]-510832852)/1000/60)" office:value-type="float" office:value="739" calcext:value-type="float">
            <text:p>73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.88" calcext:value-type="float">
            <text:p>37.88</text:p>
          </table:table-cell>
        </table:table-row>
        <table:table-row table:style-name="ro1">
          <table:table-cell office:value-type="float" office:value="555283823" calcext:value-type="float">
            <text:p>555283823</text:p>
          </table:table-cell>
          <table:table-cell table:formula="of:=ROUND(([.A354]-510832852)/1000/60)" office:value-type="float" office:value="741" calcext:value-type="float">
            <text:p>74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7.99" calcext:value-type="float">
            <text:p>37.99</text:p>
          </table:table-cell>
        </table:table-row>
        <table:table-row table:style-name="ro1">
          <table:table-cell office:value-type="float" office:value="555407578" calcext:value-type="float">
            <text:p>555407578</text:p>
          </table:table-cell>
          <table:table-cell table:formula="of:=ROUND(([.A355]-510832852)/1000/60)" office:value-type="float" office:value="743" calcext:value-type="float">
            <text:p>74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555532182" calcext:value-type="float">
            <text:p>555532182</text:p>
          </table:table-cell>
          <table:table-cell table:formula="of:=ROUND(([.A356]-510832852)/1000/60)" office:value-type="float" office:value="745" calcext:value-type="float">
            <text:p>74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8.21" calcext:value-type="float">
            <text:p>38.21</text:p>
          </table:table-cell>
        </table:table-row>
        <table:table-row table:style-name="ro1">
          <table:table-cell office:value-type="float" office:value="555660944" calcext:value-type="float">
            <text:p>555660944</text:p>
          </table:table-cell>
          <table:table-cell table:formula="of:=ROUND(([.A357]-510832852)/1000/60)" office:value-type="float" office:value="747" calcext:value-type="float">
            <text:p>74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8.32" calcext:value-type="float">
            <text:p>38.32</text:p>
          </table:table-cell>
        </table:table-row>
        <table:table-row table:style-name="ro1">
          <table:table-cell office:value-type="float" office:value="555787842" calcext:value-type="float">
            <text:p>555787842</text:p>
          </table:table-cell>
          <table:table-cell table:formula="of:=ROUND(([.A358]-510832852)/1000/60)" office:value-type="float" office:value="749" calcext:value-type="float">
            <text:p>74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8.43" calcext:value-type="float">
            <text:p>38.43</text:p>
          </table:table-cell>
        </table:table-row>
        <table:table-row table:style-name="ro1">
          <table:table-cell office:value-type="float" office:value="555913593" calcext:value-type="float">
            <text:p>555913593</text:p>
          </table:table-cell>
          <table:table-cell table:formula="of:=ROUND(([.A359]-510832852)/1000/60)" office:value-type="float" office:value="751" calcext:value-type="float">
            <text:p>75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8.54" calcext:value-type="float">
            <text:p>38.54</text:p>
          </table:table-cell>
        </table:table-row>
        <table:table-row table:style-name="ro1">
          <table:table-cell office:value-type="float" office:value="556040158" calcext:value-type="float">
            <text:p>556040158</text:p>
          </table:table-cell>
          <table:table-cell table:formula="of:=ROUND(([.A360]-510832852)/1000/60)" office:value-type="float" office:value="753" calcext:value-type="float">
            <text:p>75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8.65" calcext:value-type="float">
            <text:p>38.65</text:p>
          </table:table-cell>
        </table:table-row>
        <table:table-row table:style-name="ro1">
          <table:table-cell office:value-type="float" office:value="556167869" calcext:value-type="float">
            <text:p>556167869</text:p>
          </table:table-cell>
          <table:table-cell table:formula="of:=ROUND(([.A361]-510832852)/1000/60)" office:value-type="float" office:value="756" calcext:value-type="float">
            <text:p>75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1">
          <table:table-cell office:value-type="float" office:value="556293265" calcext:value-type="float">
            <text:p>556293265</text:p>
          </table:table-cell>
          <table:table-cell table:formula="of:=ROUND(([.A362]-510832852)/1000/60)" office:value-type="float" office:value="758" calcext:value-type="float">
            <text:p>75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1">
          <table:table-cell office:value-type="float" office:value="556417602" calcext:value-type="float">
            <text:p>556417602</text:p>
          </table:table-cell>
          <table:table-cell table:formula="of:=ROUND(([.A363]-510832852)/1000/60)" office:value-type="float" office:value="760" calcext:value-type="float">
            <text:p>76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1">
          <table:table-cell office:value-type="float" office:value="556539549" calcext:value-type="float">
            <text:p>556539549</text:p>
          </table:table-cell>
          <table:table-cell table:formula="of:=ROUND(([.A364]-510832852)/1000/60)" office:value-type="float" office:value="762" calcext:value-type="float">
            <text:p>76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9.09" calcext:value-type="float">
            <text:p>39.09</text:p>
          </table:table-cell>
        </table:table-row>
        <table:table-row table:style-name="ro1">
          <table:table-cell office:value-type="float" office:value="556665210" calcext:value-type="float">
            <text:p>556665210</text:p>
          </table:table-cell>
          <table:table-cell table:formula="of:=ROUND(([.A365]-510832852)/1000/60)" office:value-type="float" office:value="764" calcext:value-type="float">
            <text:p>7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556792389" calcext:value-type="float">
            <text:p>556792389</text:p>
          </table:table-cell>
          <table:table-cell table:formula="of:=ROUND(([.A366]-510832852)/1000/60)" office:value-type="float" office:value="766" calcext:value-type="float">
            <text:p>76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9.31" calcext:value-type="float">
            <text:p>39.31</text:p>
          </table:table-cell>
        </table:table-row>
        <table:table-row table:style-name="ro1">
          <table:table-cell office:value-type="float" office:value="556916520" calcext:value-type="float">
            <text:p>556916520</text:p>
          </table:table-cell>
          <table:table-cell table:formula="of:=ROUND(([.A367]-510832852)/1000/60)" office:value-type="float" office:value="768" calcext:value-type="float">
            <text:p>76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9.42" calcext:value-type="float">
            <text:p>39.42</text:p>
          </table:table-cell>
        </table:table-row>
        <table:table-row table:style-name="ro1">
          <table:table-cell office:value-type="float" office:value="557046301" calcext:value-type="float">
            <text:p>557046301</text:p>
          </table:table-cell>
          <table:table-cell table:formula="of:=ROUND(([.A368]-510832852)/1000/60)" office:value-type="float" office:value="770" calcext:value-type="float">
            <text:p>77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9.53" calcext:value-type="float">
            <text:p>39.53</text:p>
          </table:table-cell>
        </table:table-row>
        <table:table-row table:style-name="ro1">
          <table:table-cell office:value-type="float" office:value="557174000" calcext:value-type="float">
            <text:p>557174000</text:p>
          </table:table-cell>
          <table:table-cell table:formula="of:=ROUND(([.A369]-510832852)/1000/60)" office:value-type="float" office:value="772" calcext:value-type="float">
            <text:p>77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9.64" calcext:value-type="float">
            <text:p>39.64</text:p>
          </table:table-cell>
        </table:table-row>
        <table:table-row table:style-name="ro1">
          <table:table-cell office:value-type="float" office:value="557300326" calcext:value-type="float">
            <text:p>557300326</text:p>
          </table:table-cell>
          <table:table-cell table:formula="of:=ROUND(([.A370]-510832852)/1000/60)" office:value-type="float" office:value="774" calcext:value-type="float">
            <text:p>7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9.75" calcext:value-type="float">
            <text:p>39.75</text:p>
          </table:table-cell>
        </table:table-row>
        <table:table-row table:style-name="ro1">
          <table:table-cell office:value-type="float" office:value="557428211" calcext:value-type="float">
            <text:p>557428211</text:p>
          </table:table-cell>
          <table:table-cell table:formula="of:=ROUND(([.A371]-510832852)/1000/60)" office:value-type="float" office:value="777" calcext:value-type="float">
            <text:p>77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39.86" calcext:value-type="float">
            <text:p>39.86</text:p>
          </table:table-cell>
        </table:table-row>
        <table:table-row table:style-name="ro1">
          <table:table-cell office:value-type="float" office:value="557553314" calcext:value-type="float">
            <text:p>557553314</text:p>
          </table:table-cell>
          <table:table-cell table:formula="of:=ROUND(([.A372]-510832852)/1000/60)" office:value-type="float" office:value="779" calcext:value-type="float">
            <text:p>77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7674618" calcext:value-type="float">
            <text:p>557674618</text:p>
          </table:table-cell>
          <table:table-cell table:formula="of:=ROUND(([.A373]-510832852)/1000/60)" office:value-type="float" office:value="781" calcext:value-type="float">
            <text:p>78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0.14" calcext:value-type="float">
            <text:p>40.14</text:p>
          </table:table-cell>
        </table:table-row>
        <table:table-row table:style-name="ro1">
          <table:table-cell office:value-type="float" office:value="557798206" calcext:value-type="float">
            <text:p>557798206</text:p>
          </table:table-cell>
          <table:table-cell table:formula="of:=ROUND(([.A374]-510832852)/1000/60)" office:value-type="float" office:value="783" calcext:value-type="float">
            <text:p>78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0.28" calcext:value-type="float">
            <text:p>40.28</text:p>
          </table:table-cell>
        </table:table-row>
        <table:table-row table:style-name="ro1">
          <table:table-cell office:value-type="float" office:value="557924882" calcext:value-type="float">
            <text:p>557924882</text:p>
          </table:table-cell>
          <table:table-cell table:formula="of:=ROUND(([.A375]-510832852)/1000/60)" office:value-type="float" office:value="785" calcext:value-type="float">
            <text:p>78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0.43" calcext:value-type="float">
            <text:p>40.43</text:p>
          </table:table-cell>
        </table:table-row>
        <table:table-row table:style-name="ro1">
          <table:table-cell office:value-type="float" office:value="558045008" calcext:value-type="float">
            <text:p>558045008</text:p>
          </table:table-cell>
          <table:table-cell table:formula="of:=ROUND(([.A376]-510832852)/1000/60)" office:value-type="float" office:value="787" calcext:value-type="float">
            <text:p>78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0.57" calcext:value-type="float">
            <text:p>40.57</text:p>
          </table:table-cell>
        </table:table-row>
        <table:table-row table:style-name="ro1">
          <table:table-cell office:value-type="float" office:value="558171512" calcext:value-type="float">
            <text:p>558171512</text:p>
          </table:table-cell>
          <table:table-cell table:formula="of:=ROUND(([.A377]-510832852)/1000/60)" office:value-type="float" office:value="789" calcext:value-type="float">
            <text:p>78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0.72" calcext:value-type="float">
            <text:p>40.72</text:p>
          </table:table-cell>
        </table:table-row>
        <table:table-row table:style-name="ro1">
          <table:table-cell office:value-type="float" office:value="558300142" calcext:value-type="float">
            <text:p>558300142</text:p>
          </table:table-cell>
          <table:table-cell table:formula="of:=ROUND(([.A378]-510832852)/1000/60)" office:value-type="float" office:value="791" calcext:value-type="float">
            <text:p>7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558428161" calcext:value-type="float">
            <text:p>558428161</text:p>
          </table:table-cell>
          <table:table-cell table:formula="of:=ROUND(([.A379]-510832852)/1000/60)" office:value-type="float" office:value="793" calcext:value-type="float">
            <text:p>79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1.02" calcext:value-type="float">
            <text:p>41.02</text:p>
          </table:table-cell>
        </table:table-row>
        <table:table-row table:style-name="ro1">
          <table:table-cell office:value-type="float" office:value="558553111" calcext:value-type="float">
            <text:p>558553111</text:p>
          </table:table-cell>
          <table:table-cell table:formula="of:=ROUND(([.A380]-510832852)/1000/60)" office:value-type="float" office:value="795" calcext:value-type="float">
            <text:p>79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1.17" calcext:value-type="float">
            <text:p>41.17</text:p>
          </table:table-cell>
        </table:table-row>
        <table:table-row table:style-name="ro1">
          <table:table-cell office:value-type="float" office:value="558676971" calcext:value-type="float">
            <text:p>558676971</text:p>
          </table:table-cell>
          <table:table-cell table:formula="of:=ROUND(([.A381]-510832852)/1000/60)" office:value-type="float" office:value="797" calcext:value-type="float">
            <text:p>79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1.31" calcext:value-type="float">
            <text:p>41.31</text:p>
          </table:table-cell>
        </table:table-row>
        <table:table-row table:style-name="ro1">
          <table:table-cell office:value-type="float" office:value="558798595" calcext:value-type="float">
            <text:p>558798595</text:p>
          </table:table-cell>
          <table:table-cell table:formula="of:=ROUND(([.A382]-510832852)/1000/60)" office:value-type="float" office:value="799" calcext:value-type="float">
            <text:p>79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1.45" calcext:value-type="float">
            <text:p>41.45</text:p>
          </table:table-cell>
        </table:table-row>
        <table:table-row table:style-name="ro1">
          <table:table-cell office:value-type="float" office:value="558926490" calcext:value-type="float">
            <text:p>558926490</text:p>
          </table:table-cell>
          <table:table-cell table:formula="of:=ROUND(([.A383]-510832852)/1000/60)" office:value-type="float" office:value="802" calcext:value-type="float">
            <text:p>80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559048181" calcext:value-type="float">
            <text:p>559048181</text:p>
          </table:table-cell>
          <table:table-cell table:formula="of:=ROUND(([.A384]-510832852)/1000/60)" office:value-type="float" office:value="804" calcext:value-type="float">
            <text:p>80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1.74" calcext:value-type="float">
            <text:p>41.74</text:p>
          </table:table-cell>
        </table:table-row>
        <table:table-row table:style-name="ro1">
          <table:table-cell office:value-type="float" office:value="559176217" calcext:value-type="float">
            <text:p>559176217</text:p>
          </table:table-cell>
          <table:table-cell table:formula="of:=ROUND(([.A385]-510832852)/1000/60)" office:value-type="float" office:value="806" calcext:value-type="float">
            <text:p>80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1.89" calcext:value-type="float">
            <text:p>41.89</text:p>
          </table:table-cell>
        </table:table-row>
        <table:table-row table:style-name="ro1">
          <table:table-cell office:value-type="float" office:value="559297483" calcext:value-type="float">
            <text:p>559297483</text:p>
          </table:table-cell>
          <table:table-cell table:formula="of:=ROUND(([.A386]-510832852)/1000/60)" office:value-type="float" office:value="808" calcext:value-type="float">
            <text:p>80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2.03" calcext:value-type="float">
            <text:p>42.03</text:p>
          </table:table-cell>
        </table:table-row>
        <table:table-row table:style-name="ro1">
          <table:table-cell office:value-type="float" office:value="559425641" calcext:value-type="float">
            <text:p>559425641</text:p>
          </table:table-cell>
          <table:table-cell table:formula="of:=ROUND(([.A387]-510832852)/1000/60)" office:value-type="float" office:value="810" calcext:value-type="float">
            <text:p>81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2.17" calcext:value-type="float">
            <text:p>42.17</text:p>
          </table:table-cell>
        </table:table-row>
        <table:table-row table:style-name="ro1">
          <table:table-cell office:value-type="float" office:value="559552175" calcext:value-type="float">
            <text:p>559552175</text:p>
          </table:table-cell>
          <table:table-cell table:formula="of:=ROUND(([.A388]-510832852)/1000/60)" office:value-type="float" office:value="812" calcext:value-type="float">
            <text:p>81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2.32" calcext:value-type="float">
            <text:p>42.32</text:p>
          </table:table-cell>
        </table:table-row>
        <table:table-row table:style-name="ro1">
          <table:table-cell office:value-type="float" office:value="559674075" calcext:value-type="float">
            <text:p>559674075</text:p>
          </table:table-cell>
          <table:table-cell table:formula="of:=ROUND(([.A389]-510832852)/1000/60)" office:value-type="float" office:value="814" calcext:value-type="float">
            <text:p>8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2.46" calcext:value-type="float">
            <text:p>42.46</text:p>
          </table:table-cell>
        </table:table-row>
        <table:table-row table:style-name="ro1">
          <table:table-cell office:value-type="float" office:value="559802007" calcext:value-type="float">
            <text:p>559802007</text:p>
          </table:table-cell>
          <table:table-cell table:formula="of:=ROUND(([.A390]-510832852)/1000/60)" office:value-type="float" office:value="816" calcext:value-type="float">
            <text:p>81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2.61" calcext:value-type="float">
            <text:p>42.61</text:p>
          </table:table-cell>
        </table:table-row>
        <table:table-row table:style-name="ro1">
          <table:table-cell office:value-type="float" office:value="559930985" calcext:value-type="float">
            <text:p>559930985</text:p>
          </table:table-cell>
          <table:table-cell table:formula="of:=ROUND(([.A391]-510832852)/1000/60)" office:value-type="float" office:value="818" calcext:value-type="float">
            <text:p>81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2.76" calcext:value-type="float">
            <text:p>42.76</text:p>
          </table:table-cell>
        </table:table-row>
        <table:table-row table:style-name="ro1">
          <table:table-cell office:value-type="float" office:value="560056568" calcext:value-type="float">
            <text:p>560056568</text:p>
          </table:table-cell>
          <table:table-cell table:formula="of:=ROUND(([.A392]-510832852)/1000/60)" office:value-type="float" office:value="820" calcext:value-type="float">
            <text:p>82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2.91" calcext:value-type="float">
            <text:p>42.91</text:p>
          </table:table-cell>
        </table:table-row>
        <table:table-row table:style-name="ro1">
          <table:table-cell office:value-type="float" office:value="560185076" calcext:value-type="float">
            <text:p>560185076</text:p>
          </table:table-cell>
          <table:table-cell table:formula="of:=ROUND(([.A393]-510832852)/1000/60)" office:value-type="float" office:value="823" calcext:value-type="float">
            <text:p>82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3.06" calcext:value-type="float">
            <text:p>43.06</text:p>
          </table:table-cell>
        </table:table-row>
        <table:table-row table:style-name="ro1">
          <table:table-cell office:value-type="float" office:value="560313936" calcext:value-type="float">
            <text:p>560313936</text:p>
          </table:table-cell>
          <table:table-cell table:formula="of:=ROUND(([.A394]-510832852)/1000/60)" office:value-type="float" office:value="825" calcext:value-type="float">
            <text:p>82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3.18" calcext:value-type="float">
            <text:p>43.18</text:p>
          </table:table-cell>
        </table:table-row>
        <table:table-row table:style-name="ro1">
          <table:table-cell office:value-type="float" office:value="560441170" calcext:value-type="float">
            <text:p>560441170</text:p>
          </table:table-cell>
          <table:table-cell table:formula="of:=ROUND(([.A395]-510832852)/1000/60)" office:value-type="float" office:value="827" calcext:value-type="float">
            <text:p>82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3.29" calcext:value-type="float">
            <text:p>43.29</text:p>
          </table:table-cell>
        </table:table-row>
        <table:table-row table:style-name="ro1">
          <table:table-cell office:value-type="float" office:value="560568799" calcext:value-type="float">
            <text:p>560568799</text:p>
          </table:table-cell>
          <table:table-cell table:formula="of:=ROUND(([.A396]-510832852)/1000/60)" office:value-type="float" office:value="829" calcext:value-type="float">
            <text:p>82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3.39" calcext:value-type="float">
            <text:p>43.39</text:p>
          </table:table-cell>
        </table:table-row>
        <table:table-row table:style-name="ro1">
          <table:table-cell office:value-type="float" office:value="560696025" calcext:value-type="float">
            <text:p>560696025</text:p>
          </table:table-cell>
          <table:table-cell table:formula="of:=ROUND(([.A397]-510832852)/1000/60)" office:value-type="float" office:value="831" calcext:value-type="float">
            <text:p>83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560816247" calcext:value-type="float">
            <text:p>560816247</text:p>
          </table:table-cell>
          <table:table-cell table:formula="of:=ROUND(([.A398]-510832852)/1000/60)" office:value-type="float" office:value="833" calcext:value-type="float">
            <text:p>83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560946047" calcext:value-type="float">
            <text:p>560946047</text:p>
          </table:table-cell>
          <table:table-cell table:formula="of:=ROUND(([.A399]-510832852)/1000/60)" office:value-type="float" office:value="835" calcext:value-type="float">
            <text:p>83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3.71" calcext:value-type="float">
            <text:p>43.71</text:p>
          </table:table-cell>
        </table:table-row>
        <table:table-row table:style-name="ro1">
          <table:table-cell office:value-type="float" office:value="561073164" calcext:value-type="float">
            <text:p>561073164</text:p>
          </table:table-cell>
          <table:table-cell table:formula="of:=ROUND(([.A400]-510832852)/1000/60)" office:value-type="float" office:value="837" calcext:value-type="float">
            <text:p>83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1">
          <table:table-cell office:value-type="float" office:value="561203393" calcext:value-type="float">
            <text:p>561203393</text:p>
          </table:table-cell>
          <table:table-cell table:formula="of:=ROUND(([.A401]-510832852)/1000/60)" office:value-type="float" office:value="840" calcext:value-type="float">
            <text:p>84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3.93" calcext:value-type="float">
            <text:p>43.93</text:p>
          </table:table-cell>
        </table:table-row>
        <table:table-row table:style-name="ro1">
          <table:table-cell office:value-type="float" office:value="561334946" calcext:value-type="float">
            <text:p>561334946</text:p>
          </table:table-cell>
          <table:table-cell table:formula="of:=ROUND(([.A402]-510832852)/1000/60)" office:value-type="float" office:value="842" calcext:value-type="float">
            <text:p>84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04" calcext:value-type="float">
            <text:p>44.04</text:p>
          </table:table-cell>
        </table:table-row>
        <table:table-row table:style-name="ro1">
          <table:table-cell office:value-type="float" office:value="561459946" calcext:value-type="float">
            <text:p>561459946</text:p>
          </table:table-cell>
          <table:table-cell table:formula="of:=ROUND(([.A403]-510832852)/1000/60)" office:value-type="float" office:value="844" calcext:value-type="float">
            <text:p>84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1">
          <table:table-cell office:value-type="float" office:value="561587554" calcext:value-type="float">
            <text:p>561587554</text:p>
          </table:table-cell>
          <table:table-cell table:formula="of:=ROUND(([.A404]-510832852)/1000/60)" office:value-type="float" office:value="846" calcext:value-type="float">
            <text:p>84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24" calcext:value-type="float">
            <text:p>44.24</text:p>
          </table:table-cell>
        </table:table-row>
        <table:table-row table:style-name="ro1">
          <table:table-cell office:value-type="float" office:value="561710608" calcext:value-type="float">
            <text:p>561710608</text:p>
          </table:table-cell>
          <table:table-cell table:formula="of:=ROUND(([.A405]-510832852)/1000/60)" office:value-type="float" office:value="848" calcext:value-type="float">
            <text:p>84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34" calcext:value-type="float">
            <text:p>44.34</text:p>
          </table:table-cell>
        </table:table-row>
        <table:table-row table:style-name="ro1">
          <table:table-cell office:value-type="float" office:value="561838590" calcext:value-type="float">
            <text:p>561838590</text:p>
          </table:table-cell>
          <table:table-cell table:formula="of:=ROUND(([.A406]-510832852)/1000/60)" office:value-type="float" office:value="850" calcext:value-type="float">
            <text:p>85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office:value-type="float" office:value="561966206" calcext:value-type="float">
            <text:p>561966206</text:p>
          </table:table-cell>
          <table:table-cell table:formula="of:=ROUND(([.A407]-510832852)/1000/60)" office:value-type="float" office:value="852" calcext:value-type="float">
            <text:p>85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1">
          <table:table-cell office:value-type="float" office:value="562092980" calcext:value-type="float">
            <text:p>562092980</text:p>
          </table:table-cell>
          <table:table-cell table:formula="of:=ROUND(([.A408]-510832852)/1000/60)" office:value-type="float" office:value="854" calcext:value-type="float">
            <text:p>85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64" calcext:value-type="float">
            <text:p>44.64</text:p>
          </table:table-cell>
        </table:table-row>
        <table:table-row table:style-name="ro1">
          <table:table-cell office:value-type="float" office:value="562223059" calcext:value-type="float">
            <text:p>562223059</text:p>
          </table:table-cell>
          <table:table-cell table:formula="of:=ROUND(([.A409]-510832852)/1000/60)" office:value-type="float" office:value="857" calcext:value-type="float">
            <text:p>85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74" calcext:value-type="float">
            <text:p>44.74</text:p>
          </table:table-cell>
        </table:table-row>
        <table:table-row table:style-name="ro1">
          <table:table-cell office:value-type="float" office:value="562352206" calcext:value-type="float">
            <text:p>562352206</text:p>
          </table:table-cell>
          <table:table-cell table:formula="of:=ROUND(([.A410]-510832852)/1000/60)" office:value-type="float" office:value="859" calcext:value-type="float">
            <text:p>85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84" calcext:value-type="float">
            <text:p>44.84</text:p>
          </table:table-cell>
        </table:table-row>
        <table:table-row table:style-name="ro1">
          <table:table-cell office:value-type="float" office:value="562472407" calcext:value-type="float">
            <text:p>562472407</text:p>
          </table:table-cell>
          <table:table-cell table:formula="of:=ROUND(([.A411]-510832852)/1000/60)" office:value-type="float" office:value="861" calcext:value-type="float">
            <text:p>86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4.94" calcext:value-type="float">
            <text:p>44.94</text:p>
          </table:table-cell>
        </table:table-row>
        <table:table-row table:style-name="ro1">
          <table:table-cell office:value-type="float" office:value="562601946" calcext:value-type="float">
            <text:p>562601946</text:p>
          </table:table-cell>
          <table:table-cell table:formula="of:=ROUND(([.A412]-510832852)/1000/60)" office:value-type="float" office:value="863" calcext:value-type="float">
            <text:p>86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5.05" calcext:value-type="float">
            <text:p>45.05</text:p>
          </table:table-cell>
        </table:table-row>
        <table:table-row table:style-name="ro1">
          <table:table-cell office:value-type="float" office:value="562729594" calcext:value-type="float">
            <text:p>562729594</text:p>
          </table:table-cell>
          <table:table-cell table:formula="of:=ROUND(([.A413]-510832852)/1000/60)" office:value-type="float" office:value="865" calcext:value-type="float">
            <text:p>86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5.16" calcext:value-type="float">
            <text:p>45.16</text:p>
          </table:table-cell>
        </table:table-row>
        <table:table-row table:style-name="ro1">
          <table:table-cell office:value-type="float" office:value="562854637" calcext:value-type="float">
            <text:p>562854637</text:p>
          </table:table-cell>
          <table:table-cell table:formula="of:=ROUND(([.A414]-510832852)/1000/60)" office:value-type="float" office:value="867" calcext:value-type="float">
            <text:p>86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45.27" calcext:value-type="float">
            <text:p>45.27</text:p>
          </table:table-cell>
        </table:table-row>
        <table:table-row table:style-name="ro1">
          <table:table-cell office:value-type="float" office:value="562982001" calcext:value-type="float">
            <text:p>562982001</text:p>
          </table:table-cell>
          <table:table-cell table:formula="of:=ROUND(([.A415]-510832852)/1000/60)" office:value-type="float" office:value="869" calcext:value-type="float">
            <text:p>8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5.37" calcext:value-type="float">
            <text:p>45.37</text:p>
          </table:table-cell>
        </table:table-row>
        <table:table-row table:style-name="ro1">
          <table:table-cell office:value-type="float" office:value="563109042" calcext:value-type="float">
            <text:p>563109042</text:p>
          </table:table-cell>
          <table:table-cell table:formula="of:=ROUND(([.A416]-510832852)/1000/60)" office:value-type="float" office:value="871" calcext:value-type="float">
            <text:p>8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5.48" calcext:value-type="float">
            <text:p>45.48</text:p>
          </table:table-cell>
        </table:table-row>
        <table:table-row table:style-name="ro1">
          <table:table-cell office:value-type="float" office:value="563239241" calcext:value-type="float">
            <text:p>563239241</text:p>
          </table:table-cell>
          <table:table-cell table:formula="of:=ROUND(([.A417]-510832852)/1000/60)" office:value-type="float" office:value="873" calcext:value-type="float">
            <text:p>8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5.59" calcext:value-type="float">
            <text:p>45.59</text:p>
          </table:table-cell>
        </table:table-row>
        <table:table-row table:style-name="ro1">
          <table:table-cell office:value-type="float" office:value="563369059" calcext:value-type="float">
            <text:p>563369059</text:p>
          </table:table-cell>
          <table:table-cell table:formula="of:=ROUND(([.A418]-510832852)/1000/60)" office:value-type="float" office:value="876" calcext:value-type="float">
            <text:p>8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float" office:value="563495787" calcext:value-type="float">
            <text:p>563495787</text:p>
          </table:table-cell>
          <table:table-cell table:formula="of:=ROUND(([.A419]-510832852)/1000/60)" office:value-type="float" office:value="878" calcext:value-type="float">
            <text:p>87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5.81" calcext:value-type="float">
            <text:p>45.81</text:p>
          </table:table-cell>
        </table:table-row>
        <table:table-row table:style-name="ro1">
          <table:table-cell office:value-type="float" office:value="563616402" calcext:value-type="float">
            <text:p>563616402</text:p>
          </table:table-cell>
          <table:table-cell table:formula="of:=ROUND(([.A420]-510832852)/1000/60)" office:value-type="float" office:value="880" calcext:value-type="float">
            <text:p>88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5.91" calcext:value-type="float">
            <text:p>45.91</text:p>
          </table:table-cell>
        </table:table-row>
        <table:table-row table:style-name="ro1">
          <table:table-cell office:value-type="float" office:value="563736717" calcext:value-type="float">
            <text:p>563736717</text:p>
          </table:table-cell>
          <table:table-cell table:formula="of:=ROUND(([.A421]-510832852)/1000/60)" office:value-type="float" office:value="882" calcext:value-type="float">
            <text:p>8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01" calcext:value-type="float">
            <text:p>46.01</text:p>
          </table:table-cell>
        </table:table-row>
        <table:table-row table:style-name="ro1">
          <table:table-cell office:value-type="float" office:value="563857257" calcext:value-type="float">
            <text:p>563857257</text:p>
          </table:table-cell>
          <table:table-cell table:formula="of:=ROUND(([.A422]-510832852)/1000/60)" office:value-type="float" office:value="884" calcext:value-type="float">
            <text:p>8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11" calcext:value-type="float">
            <text:p>46.11</text:p>
          </table:table-cell>
        </table:table-row>
        <table:table-row table:style-name="ro1">
          <table:table-cell office:value-type="float" office:value="563984416" calcext:value-type="float">
            <text:p>563984416</text:p>
          </table:table-cell>
          <table:table-cell table:formula="of:=ROUND(([.A423]-510832852)/1000/60)" office:value-type="float" office:value="886" calcext:value-type="float">
            <text:p>8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22" calcext:value-type="float">
            <text:p>46.22</text:p>
          </table:table-cell>
        </table:table-row>
        <table:table-row table:style-name="ro1">
          <table:table-cell office:value-type="float" office:value="564104334" calcext:value-type="float">
            <text:p>564104334</text:p>
          </table:table-cell>
          <table:table-cell table:formula="of:=ROUND(([.A424]-510832852)/1000/60)" office:value-type="float" office:value="888" calcext:value-type="float">
            <text:p>8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32" calcext:value-type="float">
            <text:p>46.32</text:p>
          </table:table-cell>
        </table:table-row>
        <table:table-row table:style-name="ro1">
          <table:table-cell office:value-type="float" office:value="564230356" calcext:value-type="float">
            <text:p>564230356</text:p>
          </table:table-cell>
          <table:table-cell table:formula="of:=ROUND(([.A425]-510832852)/1000/60)" office:value-type="float" office:value="890" calcext:value-type="float">
            <text:p>89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564358330" calcext:value-type="float">
            <text:p>564358330</text:p>
          </table:table-cell>
          <table:table-cell table:formula="of:=ROUND(([.A426]-510832852)/1000/60)" office:value-type="float" office:value="892" calcext:value-type="float">
            <text:p>8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54" calcext:value-type="float">
            <text:p>46.54</text:p>
          </table:table-cell>
        </table:table-row>
        <table:table-row table:style-name="ro1">
          <table:table-cell office:value-type="float" office:value="564487131" calcext:value-type="float">
            <text:p>564487131</text:p>
          </table:table-cell>
          <table:table-cell table:formula="of:=ROUND(([.A427]-510832852)/1000/60)" office:value-type="float" office:value="894" calcext:value-type="float">
            <text:p>8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65" calcext:value-type="float">
            <text:p>46.65</text:p>
          </table:table-cell>
        </table:table-row>
        <table:table-row table:style-name="ro1">
          <table:table-cell office:value-type="float" office:value="564609535" calcext:value-type="float">
            <text:p>564609535</text:p>
          </table:table-cell>
          <table:table-cell table:formula="of:=ROUND(([.A428]-510832852)/1000/60)" office:value-type="float" office:value="896" calcext:value-type="float">
            <text:p>8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75" calcext:value-type="float">
            <text:p>46.75</text:p>
          </table:table-cell>
        </table:table-row>
        <table:table-row table:style-name="ro1">
          <table:table-cell office:value-type="float" office:value="564729917" calcext:value-type="float">
            <text:p>564729917</text:p>
          </table:table-cell>
          <table:table-cell table:formula="of:=ROUND(([.A429]-510832852)/1000/60)" office:value-type="float" office:value="898" calcext:value-type="float">
            <text:p>8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85" calcext:value-type="float">
            <text:p>46.85</text:p>
          </table:table-cell>
        </table:table-row>
        <table:table-row table:style-name="ro1">
          <table:table-cell office:value-type="float" office:value="564856135" calcext:value-type="float">
            <text:p>564856135</text:p>
          </table:table-cell>
          <table:table-cell table:formula="of:=ROUND(([.A430]-510832852)/1000/60)" office:value-type="float" office:value="900" calcext:value-type="float">
            <text:p>90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6.96" calcext:value-type="float">
            <text:p>46.96</text:p>
          </table:table-cell>
        </table:table-row>
        <table:table-row table:style-name="ro1">
          <table:table-cell office:value-type="float" office:value="564986566" calcext:value-type="float">
            <text:p>564986566</text:p>
          </table:table-cell>
          <table:table-cell table:formula="of:=ROUND(([.A431]-510832852)/1000/60)" office:value-type="float" office:value="903" calcext:value-type="float">
            <text:p>90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7.07" calcext:value-type="float">
            <text:p>47.07</text:p>
          </table:table-cell>
        </table:table-row>
        <table:table-row table:style-name="ro1">
          <table:table-cell office:value-type="float" office:value="565116171" calcext:value-type="float">
            <text:p>565116171</text:p>
          </table:table-cell>
          <table:table-cell table:formula="of:=ROUND(([.A432]-510832852)/1000/60)" office:value-type="float" office:value="905" calcext:value-type="float">
            <text:p>9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7.18" calcext:value-type="float">
            <text:p>47.18</text:p>
          </table:table-cell>
        </table:table-row>
        <table:table-row table:style-name="ro1">
          <table:table-cell office:value-type="float" office:value="565241502" calcext:value-type="float">
            <text:p>565241502</text:p>
          </table:table-cell>
          <table:table-cell table:formula="of:=ROUND(([.A433]-510832852)/1000/60)" office:value-type="float" office:value="907" calcext:value-type="float">
            <text:p>9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7.28" calcext:value-type="float">
            <text:p>47.28</text:p>
          </table:table-cell>
        </table:table-row>
        <table:table-row table:style-name="ro1">
          <table:table-cell office:value-type="float" office:value="565368189" calcext:value-type="float">
            <text:p>565368189</text:p>
          </table:table-cell>
          <table:table-cell table:formula="of:=ROUND(([.A434]-510832852)/1000/60)" office:value-type="float" office:value="909" calcext:value-type="float">
            <text:p>9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7.39" calcext:value-type="float">
            <text:p>47.39</text:p>
          </table:table-cell>
        </table:table-row>
        <table:table-row table:style-name="ro1">
          <table:table-cell office:value-type="float" office:value="565489857" calcext:value-type="float">
            <text:p>565489857</text:p>
          </table:table-cell>
          <table:table-cell table:formula="of:=ROUND(([.A435]-510832852)/1000/60)" office:value-type="float" office:value="911" calcext:value-type="float">
            <text:p>9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7.49" calcext:value-type="float">
            <text:p>47.49</text:p>
          </table:table-cell>
        </table:table-row>
        <table:table-row table:style-name="ro1">
          <table:table-cell office:value-type="float" office:value="565610969" calcext:value-type="float">
            <text:p>565610969</text:p>
          </table:table-cell>
          <table:table-cell table:formula="of:=ROUND(([.A436]-510832852)/1000/60)" office:value-type="float" office:value="913" calcext:value-type="float">
            <text:p>91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7.59" calcext:value-type="float">
            <text:p>47.59</text:p>
          </table:table-cell>
        </table:table-row>
        <table:table-row table:style-name="ro1">
          <table:table-cell office:value-type="float" office:value="565739214" calcext:value-type="float">
            <text:p>565739214</text:p>
          </table:table-cell>
          <table:table-cell table:formula="of:=ROUND(([.A437]-510832852)/1000/60)" office:value-type="float" office:value="915" calcext:value-type="float">
            <text:p>9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565868015" calcext:value-type="float">
            <text:p>565868015</text:p>
          </table:table-cell>
          <table:table-cell table:formula="of:=ROUND(([.A438]-510832852)/1000/60)" office:value-type="float" office:value="917" calcext:value-type="float">
            <text:p>9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7.81" calcext:value-type="float">
            <text:p>47.81</text:p>
          </table:table-cell>
        </table:table-row>
        <table:table-row table:style-name="ro1">
          <table:table-cell office:value-type="float" office:value="565997256" calcext:value-type="float">
            <text:p>565997256</text:p>
          </table:table-cell>
          <table:table-cell table:formula="of:=ROUND(([.A439]-510832852)/1000/60)" office:value-type="float" office:value="919" calcext:value-type="float">
            <text:p>9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7.92" calcext:value-type="float">
            <text:p>47.92</text:p>
          </table:table-cell>
        </table:table-row>
        <table:table-row table:style-name="ro1">
          <table:table-cell office:value-type="float" office:value="566117602" calcext:value-type="float">
            <text:p>566117602</text:p>
          </table:table-cell>
          <table:table-cell table:formula="of:=ROUND(([.A440]-510832852)/1000/60)" office:value-type="float" office:value="921" calcext:value-type="float">
            <text:p>9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02" calcext:value-type="float">
            <text:p>48.02</text:p>
          </table:table-cell>
        </table:table-row>
        <table:table-row table:style-name="ro1">
          <table:table-cell office:value-type="float" office:value="566238692" calcext:value-type="float">
            <text:p>566238692</text:p>
          </table:table-cell>
          <table:table-cell table:formula="of:=ROUND(([.A441]-510832852)/1000/60)" office:value-type="float" office:value="923" calcext:value-type="float">
            <text:p>9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12" calcext:value-type="float">
            <text:p>48.12</text:p>
          </table:table-cell>
        </table:table-row>
        <table:table-row table:style-name="ro1">
          <table:table-cell office:value-type="float" office:value="566359524" calcext:value-type="float">
            <text:p>566359524</text:p>
          </table:table-cell>
          <table:table-cell table:formula="of:=ROUND(([.A442]-510832852)/1000/60)" office:value-type="float" office:value="925" calcext:value-type="float">
            <text:p>92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22" calcext:value-type="float">
            <text:p>48.22</text:p>
          </table:table-cell>
        </table:table-row>
        <table:table-row table:style-name="ro1">
          <table:table-cell office:value-type="float" office:value="566480381" calcext:value-type="float">
            <text:p>566480381</text:p>
          </table:table-cell>
          <table:table-cell table:formula="of:=ROUND(([.A443]-510832852)/1000/60)" office:value-type="float" office:value="927" calcext:value-type="float">
            <text:p>9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32" calcext:value-type="float">
            <text:p>48.32</text:p>
          </table:table-cell>
        </table:table-row>
        <table:table-row table:style-name="ro1">
          <table:table-cell office:value-type="float" office:value="566608372" calcext:value-type="float">
            <text:p>566608372</text:p>
          </table:table-cell>
          <table:table-cell table:formula="of:=ROUND(([.A444]-510832852)/1000/60)" office:value-type="float" office:value="930" calcext:value-type="float">
            <text:p>93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1">
          <table:table-cell office:value-type="float" office:value="566740826" calcext:value-type="float">
            <text:p>566740826</text:p>
          </table:table-cell>
          <table:table-cell table:formula="of:=ROUND(([.A445]-510832852)/1000/60)" office:value-type="float" office:value="932" calcext:value-type="float">
            <text:p>9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float" office:value="566861118" calcext:value-type="float">
            <text:p>566861118</text:p>
          </table:table-cell>
          <table:table-cell table:formula="of:=ROUND(([.A446]-510832852)/1000/60)" office:value-type="float" office:value="934" calcext:value-type="float">
            <text:p>93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64" calcext:value-type="float">
            <text:p>48.64</text:p>
          </table:table-cell>
        </table:table-row>
        <table:table-row table:style-name="ro1">
          <table:table-cell office:value-type="float" office:value="566989708" calcext:value-type="float">
            <text:p>566989708</text:p>
          </table:table-cell>
          <table:table-cell table:formula="of:=ROUND(([.A447]-510832852)/1000/60)" office:value-type="float" office:value="936" calcext:value-type="float">
            <text:p>93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float" office:value="567110615" calcext:value-type="float">
            <text:p>567110615</text:p>
          </table:table-cell>
          <table:table-cell table:formula="of:=ROUND(([.A448]-510832852)/1000/60)" office:value-type="float" office:value="938" calcext:value-type="float">
            <text:p>93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85" calcext:value-type="float">
            <text:p>48.85</text:p>
          </table:table-cell>
        </table:table-row>
        <table:table-row table:style-name="ro1">
          <table:table-cell office:value-type="float" office:value="567241062" calcext:value-type="float">
            <text:p>567241062</text:p>
          </table:table-cell>
          <table:table-cell table:formula="of:=ROUND(([.A449]-510832852)/1000/60)" office:value-type="float" office:value="940" calcext:value-type="float">
            <text:p>94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8.96" calcext:value-type="float">
            <text:p>48.96</text:p>
          </table:table-cell>
        </table:table-row>
        <table:table-row table:style-name="ro1">
          <table:table-cell office:value-type="float" office:value="567373851" calcext:value-type="float">
            <text:p>567373851</text:p>
          </table:table-cell>
          <table:table-cell table:formula="of:=ROUND(([.A450]-510832852)/1000/60)" office:value-type="float" office:value="942" calcext:value-type="float">
            <text:p>9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9.07" calcext:value-type="float">
            <text:p>49.07</text:p>
          </table:table-cell>
        </table:table-row>
        <table:table-row table:style-name="ro1">
          <table:table-cell office:value-type="float" office:value="567502156" calcext:value-type="float">
            <text:p>567502156</text:p>
          </table:table-cell>
          <table:table-cell table:formula="of:=ROUND(([.A451]-510832852)/1000/60)" office:value-type="float" office:value="944" calcext:value-type="float">
            <text:p>94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9.18" calcext:value-type="float">
            <text:p>49.18</text:p>
          </table:table-cell>
        </table:table-row>
        <table:table-row table:style-name="ro1">
          <table:table-cell office:value-type="float" office:value="567628799" calcext:value-type="float">
            <text:p>567628799</text:p>
          </table:table-cell>
          <table:table-cell table:formula="of:=ROUND(([.A452]-510832852)/1000/60)" office:value-type="float" office:value="947" calcext:value-type="float">
            <text:p>9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9.29" calcext:value-type="float">
            <text:p>49.29</text:p>
          </table:table-cell>
        </table:table-row>
        <table:table-row table:style-name="ro1">
          <table:table-cell office:value-type="float" office:value="567757518" calcext:value-type="float">
            <text:p>567757518</text:p>
          </table:table-cell>
          <table:table-cell table:formula="of:=ROUND(([.A453]-510832852)/1000/60)" office:value-type="float" office:value="949" calcext:value-type="float">
            <text:p>9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567887059" calcext:value-type="float">
            <text:p>567887059</text:p>
          </table:table-cell>
          <table:table-cell table:formula="of:=ROUND(([.A454]-510832852)/1000/60)" office:value-type="float" office:value="951" calcext:value-type="float">
            <text:p>9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9.51" calcext:value-type="float">
            <text:p>49.51</text:p>
          </table:table-cell>
        </table:table-row>
        <table:table-row table:style-name="ro1">
          <table:table-cell office:value-type="float" office:value="568015321" calcext:value-type="float">
            <text:p>568015321</text:p>
          </table:table-cell>
          <table:table-cell table:formula="of:=ROUND(([.A455]-510832852)/1000/60)" office:value-type="float" office:value="953" calcext:value-type="float">
            <text:p>9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9.62" calcext:value-type="float">
            <text:p>49.62</text:p>
          </table:table-cell>
        </table:table-row>
        <table:table-row table:style-name="ro1">
          <table:table-cell office:value-type="float" office:value="568135849" calcext:value-type="float">
            <text:p>568135849</text:p>
          </table:table-cell>
          <table:table-cell table:formula="of:=ROUND(([.A456]-510832852)/1000/60)" office:value-type="float" office:value="955" calcext:value-type="float">
            <text:p>95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9.72" calcext:value-type="float">
            <text:p>49.72</text:p>
          </table:table-cell>
        </table:table-row>
        <table:table-row table:style-name="ro1">
          <table:table-cell office:value-type="float" office:value="568264282" calcext:value-type="float">
            <text:p>568264282</text:p>
          </table:table-cell>
          <table:table-cell table:formula="of:=ROUND(([.A457]-510832852)/1000/60)" office:value-type="float" office:value="957" calcext:value-type="float">
            <text:p>95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9.83" calcext:value-type="float">
            <text:p>49.83</text:p>
          </table:table-cell>
        </table:table-row>
        <table:table-row table:style-name="ro1">
          <table:table-cell office:value-type="float" office:value="568386544" calcext:value-type="float">
            <text:p>568386544</text:p>
          </table:table-cell>
          <table:table-cell table:formula="of:=ROUND(([.A458]-510832852)/1000/60)" office:value-type="float" office:value="959" calcext:value-type="float">
            <text:p>9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49.94" calcext:value-type="float">
            <text:p>49.94</text:p>
          </table:table-cell>
        </table:table-row>
        <table:table-row table:style-name="ro1">
          <table:table-cell office:value-type="float" office:value="568515690" calcext:value-type="float">
            <text:p>568515690</text:p>
          </table:table-cell>
          <table:table-cell table:formula="of:=ROUND(([.A459]-510832852)/1000/60)" office:value-type="float" office:value="961" calcext:value-type="float">
            <text:p>9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0.05" calcext:value-type="float">
            <text:p>50.05</text:p>
          </table:table-cell>
        </table:table-row>
        <table:table-row table:style-name="ro1">
          <table:table-cell office:value-type="float" office:value="568648153" calcext:value-type="float">
            <text:p>568648153</text:p>
          </table:table-cell>
          <table:table-cell table:formula="of:=ROUND(([.A460]-510832852)/1000/60)" office:value-type="float" office:value="964" calcext:value-type="float">
            <text:p>9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0.16" calcext:value-type="float">
            <text:p>50.16</text:p>
          </table:table-cell>
        </table:table-row>
        <table:table-row table:style-name="ro1">
          <table:table-cell office:value-type="float" office:value="568778525" calcext:value-type="float">
            <text:p>568778525</text:p>
          </table:table-cell>
          <table:table-cell table:formula="of:=ROUND(([.A461]-510832852)/1000/60)" office:value-type="float" office:value="966" calcext:value-type="float">
            <text:p>96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0.27" calcext:value-type="float">
            <text:p>50.27</text:p>
          </table:table-cell>
        </table:table-row>
        <table:table-row table:style-name="ro1">
          <table:table-cell office:value-type="float" office:value="568900371" calcext:value-type="float">
            <text:p>568900371</text:p>
          </table:table-cell>
          <table:table-cell table:formula="of:=ROUND(([.A462]-510832852)/1000/60)" office:value-type="float" office:value="968" calcext:value-type="float">
            <text:p>96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0.37" calcext:value-type="float">
            <text:p>50.37</text:p>
          </table:table-cell>
        </table:table-row>
        <table:table-row table:style-name="ro1">
          <table:table-cell office:value-type="float" office:value="569032368" calcext:value-type="float">
            <text:p>569032368</text:p>
          </table:table-cell>
          <table:table-cell table:formula="of:=ROUND(([.A463]-510832852)/1000/60)" office:value-type="float" office:value="970" calcext:value-type="float">
            <text:p>97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0.48" calcext:value-type="float">
            <text:p>50.48</text:p>
          </table:table-cell>
        </table:table-row>
        <table:table-row table:style-name="ro1">
          <table:table-cell office:value-type="float" office:value="569160093" calcext:value-type="float">
            <text:p>569160093</text:p>
          </table:table-cell>
          <table:table-cell table:formula="of:=ROUND(([.A464]-510832852)/1000/60)" office:value-type="float" office:value="972" calcext:value-type="float">
            <text:p>9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0.58" calcext:value-type="float">
            <text:p>50.58</text:p>
          </table:table-cell>
        </table:table-row>
        <table:table-row table:style-name="ro1">
          <table:table-cell office:value-type="float" office:value="569291807" calcext:value-type="float">
            <text:p>569291807</text:p>
          </table:table-cell>
          <table:table-cell table:formula="of:=ROUND(([.A465]-510832852)/1000/60)" office:value-type="float" office:value="974" calcext:value-type="float">
            <text:p>9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0.69" calcext:value-type="float">
            <text:p>50.69</text:p>
          </table:table-cell>
        </table:table-row>
        <table:table-row table:style-name="ro1">
          <table:table-cell office:value-type="float" office:value="569412630" calcext:value-type="float">
            <text:p>569412630</text:p>
          </table:table-cell>
          <table:table-cell table:formula="of:=ROUND(([.A466]-510832852)/1000/60)" office:value-type="float" office:value="976" calcext:value-type="float">
            <text:p>9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0.79" calcext:value-type="float">
            <text:p>50.79</text:p>
          </table:table-cell>
        </table:table-row>
        <table:table-row table:style-name="ro1">
          <table:table-cell office:value-type="float" office:value="569542873" calcext:value-type="float">
            <text:p>569542873</text:p>
          </table:table-cell>
          <table:table-cell table:formula="of:=ROUND(([.A467]-510832852)/1000/60)" office:value-type="float" office:value="979" calcext:value-type="float">
            <text:p>97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float" office:value="569663363" calcext:value-type="float">
            <text:p>569663363</text:p>
          </table:table-cell>
          <table:table-cell table:formula="of:=ROUND(([.A468]-510832852)/1000/60)" office:value-type="float" office:value="981" calcext:value-type="float">
            <text:p>9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9791271" calcext:value-type="float">
            <text:p>569791271</text:p>
          </table:table-cell>
          <table:table-cell table:formula="of:=ROUND(([.A469]-510832852)/1000/60)" office:value-type="float" office:value="983" calcext:value-type="float">
            <text:p>9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float" office:value="569918400" calcext:value-type="float">
            <text:p>569918400</text:p>
          </table:table-cell>
          <table:table-cell table:formula="of:=ROUND(([.A470]-510832852)/1000/60)" office:value-type="float" office:value="985" calcext:value-type="float">
            <text:p>9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570043386" calcext:value-type="float">
            <text:p>570043386</text:p>
          </table:table-cell>
          <table:table-cell table:formula="of:=ROUND(([.A471]-510832852)/1000/60)" office:value-type="float" office:value="987" calcext:value-type="float">
            <text:p>9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570169956" calcext:value-type="float">
            <text:p>570169956</text:p>
          </table:table-cell>
          <table:table-cell table:formula="of:=ROUND(([.A472]-510832852)/1000/60)" office:value-type="float" office:value="989" calcext:value-type="float">
            <text:p>98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.41" calcext:value-type="float">
            <text:p>51.41</text:p>
          </table:table-cell>
        </table:table-row>
        <table:table-row table:style-name="ro1">
          <table:table-cell office:value-type="float" office:value="570297974" calcext:value-type="float">
            <text:p>570297974</text:p>
          </table:table-cell>
          <table:table-cell table:formula="of:=ROUND(([.A473]-510832852)/1000/60)" office:value-type="float" office:value="991" calcext:value-type="float">
            <text:p>9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.52" calcext:value-type="float">
            <text:p>51.52</text:p>
          </table:table-cell>
        </table:table-row>
        <table:table-row table:style-name="ro1">
          <table:table-cell office:value-type="float" office:value="570429090" calcext:value-type="float">
            <text:p>570429090</text:p>
          </table:table-cell>
          <table:table-cell table:formula="of:=ROUND(([.A474]-510832852)/1000/60)" office:value-type="float" office:value="993" calcext:value-type="float">
            <text:p>9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.63" calcext:value-type="float">
            <text:p>51.63</text:p>
          </table:table-cell>
        </table:table-row>
        <table:table-row table:style-name="ro1">
          <table:table-cell office:value-type="float" office:value="570553508" calcext:value-type="float">
            <text:p>570553508</text:p>
          </table:table-cell>
          <table:table-cell table:formula="of:=ROUND(([.A475]-510832852)/1000/60)" office:value-type="float" office:value="995" calcext:value-type="float">
            <text:p>9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.73" calcext:value-type="float">
            <text:p>51.73</text:p>
          </table:table-cell>
        </table:table-row>
        <table:table-row table:style-name="ro1">
          <table:table-cell office:value-type="float" office:value="570681548" calcext:value-type="float">
            <text:p>570681548</text:p>
          </table:table-cell>
          <table:table-cell table:formula="of:=ROUND(([.A476]-510832852)/1000/60)" office:value-type="float" office:value="997" calcext:value-type="float">
            <text:p>9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.84" calcext:value-type="float">
            <text:p>51.84</text:p>
          </table:table-cell>
        </table:table-row>
        <table:table-row table:style-name="ro1">
          <table:table-cell office:value-type="float" office:value="570801772" calcext:value-type="float">
            <text:p>570801772</text:p>
          </table:table-cell>
          <table:table-cell table:formula="of:=ROUND(([.A477]-510832852)/1000/60)" office:value-type="float" office:value="999" calcext:value-type="float">
            <text:p>9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1.94" calcext:value-type="float">
            <text:p>51.94</text:p>
          </table:table-cell>
        </table:table-row>
        <table:table-row table:style-name="ro1">
          <table:table-cell office:value-type="float" office:value="570929256" calcext:value-type="float">
            <text:p>570929256</text:p>
          </table:table-cell>
          <table:table-cell table:formula="of:=ROUND(([.A478]-510832852)/1000/60)" office:value-type="float" office:value="1002" calcext:value-type="float">
            <text:p>10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2.05" calcext:value-type="float">
            <text:p>52.05</text:p>
          </table:table-cell>
        </table:table-row>
        <table:table-row table:style-name="ro1">
          <table:table-cell office:value-type="float" office:value="571057792" calcext:value-type="float">
            <text:p>571057792</text:p>
          </table:table-cell>
          <table:table-cell table:formula="of:=ROUND(([.A479]-510832852)/1000/60)" office:value-type="float" office:value="1004" calcext:value-type="float">
            <text:p>10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2.16" calcext:value-type="float">
            <text:p>52.16</text:p>
          </table:table-cell>
        </table:table-row>
        <table:table-row table:style-name="ro1">
          <table:table-cell office:value-type="float" office:value="571185920" calcext:value-type="float">
            <text:p>571185920</text:p>
          </table:table-cell>
          <table:table-cell table:formula="of:=ROUND(([.A480]-510832852)/1000/60)" office:value-type="float" office:value="1006" calcext:value-type="float">
            <text:p>10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2.27" calcext:value-type="float">
            <text:p>52.27</text:p>
          </table:table-cell>
        </table:table-row>
        <table:table-row table:style-name="ro1">
          <table:table-cell office:value-type="float" office:value="571309255" calcext:value-type="float">
            <text:p>571309255</text:p>
          </table:table-cell>
          <table:table-cell table:formula="of:=ROUND(([.A481]-510832852)/1000/60)" office:value-type="float" office:value="1008" calcext:value-type="float">
            <text:p>10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2.37" calcext:value-type="float">
            <text:p>52.37</text:p>
          </table:table-cell>
        </table:table-row>
        <table:table-row table:style-name="ro1">
          <table:table-cell office:value-type="float" office:value="571440143" calcext:value-type="float">
            <text:p>571440143</text:p>
          </table:table-cell>
          <table:table-cell table:formula="of:=ROUND(([.A482]-510832852)/1000/60)" office:value-type="float" office:value="1010" calcext:value-type="float">
            <text:p>101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2.48" calcext:value-type="float">
            <text:p>52.48</text:p>
          </table:table-cell>
        </table:table-row>
        <table:table-row table:style-name="ro1">
          <table:table-cell office:value-type="float" office:value="571561076" calcext:value-type="float">
            <text:p>571561076</text:p>
          </table:table-cell>
          <table:table-cell table:formula="of:=ROUND(([.A483]-510832852)/1000/60)" office:value-type="float" office:value="1012" calcext:value-type="float">
            <text:p>10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2.58" calcext:value-type="float">
            <text:p>52.58</text:p>
          </table:table-cell>
        </table:table-row>
        <table:table-row table:style-name="ro1">
          <table:table-cell office:value-type="float" office:value="571688494" calcext:value-type="float">
            <text:p>571688494</text:p>
          </table:table-cell>
          <table:table-cell table:formula="of:=ROUND(([.A484]-510832852)/1000/60)" office:value-type="float" office:value="1014" calcext:value-type="float">
            <text:p>101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2.69" calcext:value-type="float">
            <text:p>52.69</text:p>
          </table:table-cell>
        </table:table-row>
        <table:table-row table:style-name="ro1">
          <table:table-cell office:value-type="float" office:value="571819750" calcext:value-type="float">
            <text:p>571819750</text:p>
          </table:table-cell>
          <table:table-cell table:formula="of:=ROUND(([.A485]-510832852)/1000/60)" office:value-type="float" office:value="1016" calcext:value-type="float">
            <text:p>10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571948238" calcext:value-type="float">
            <text:p>571948238</text:p>
          </table:table-cell>
          <table:table-cell table:formula="of:=ROUND(([.A486]-510832852)/1000/60)" office:value-type="float" office:value="1019" calcext:value-type="float">
            <text:p>10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2.91" calcext:value-type="float">
            <text:p>52.91</text:p>
          </table:table-cell>
        </table:table-row>
        <table:table-row table:style-name="ro1">
          <table:table-cell office:value-type="float" office:value="572076922" calcext:value-type="float">
            <text:p>572076922</text:p>
          </table:table-cell>
          <table:table-cell table:formula="of:=ROUND(([.A487]-510832852)/1000/60)" office:value-type="float" office:value="1021" calcext:value-type="float">
            <text:p>10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01" calcext:value-type="float">
            <text:p>53.01</text:p>
          </table:table-cell>
        </table:table-row>
        <table:table-row table:style-name="ro1">
          <table:table-cell office:value-type="float" office:value="572200578" calcext:value-type="float">
            <text:p>572200578</text:p>
          </table:table-cell>
          <table:table-cell table:formula="of:=ROUND(([.A488]-510832852)/1000/60)" office:value-type="float" office:value="1023" calcext:value-type="float">
            <text:p>10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11" calcext:value-type="float">
            <text:p>53.11</text:p>
          </table:table-cell>
        </table:table-row>
        <table:table-row table:style-name="ro1">
          <table:table-cell office:value-type="float" office:value="572330609" calcext:value-type="float">
            <text:p>572330609</text:p>
          </table:table-cell>
          <table:table-cell table:formula="of:=ROUND(([.A489]-510832852)/1000/60)" office:value-type="float" office:value="1025" calcext:value-type="float">
            <text:p>102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22" calcext:value-type="float">
            <text:p>53.22</text:p>
          </table:table-cell>
        </table:table-row>
        <table:table-row table:style-name="ro1">
          <table:table-cell office:value-type="float" office:value="572460820" calcext:value-type="float">
            <text:p>572460820</text:p>
          </table:table-cell>
          <table:table-cell table:formula="of:=ROUND(([.A490]-510832852)/1000/60)" office:value-type="float" office:value="1027" calcext:value-type="float">
            <text:p>10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33" calcext:value-type="float">
            <text:p>53.33</text:p>
          </table:table-cell>
        </table:table-row>
        <table:table-row table:style-name="ro1">
          <table:table-cell office:value-type="float" office:value="572582711" calcext:value-type="float">
            <text:p>572582711</text:p>
          </table:table-cell>
          <table:table-cell table:formula="of:=ROUND(([.A491]-510832852)/1000/60)" office:value-type="float" office:value="1029" calcext:value-type="float">
            <text:p>10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43" calcext:value-type="float">
            <text:p>53.43</text:p>
          </table:table-cell>
        </table:table-row>
        <table:table-row table:style-name="ro1">
          <table:table-cell office:value-type="float" office:value="572712068" calcext:value-type="float">
            <text:p>572712068</text:p>
          </table:table-cell>
          <table:table-cell table:formula="of:=ROUND(([.A492]-510832852)/1000/60)" office:value-type="float" office:value="1031" calcext:value-type="float">
            <text:p>10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54" calcext:value-type="float">
            <text:p>53.54</text:p>
          </table:table-cell>
        </table:table-row>
        <table:table-row table:style-name="ro1">
          <table:table-cell office:value-type="float" office:value="572843703" calcext:value-type="float">
            <text:p>572843703</text:p>
          </table:table-cell>
          <table:table-cell table:formula="of:=ROUND(([.A493]-510832852)/1000/60)" office:value-type="float" office:value="1034" calcext:value-type="float">
            <text:p>103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float" office:value="572974740" calcext:value-type="float">
            <text:p>572974740</text:p>
          </table:table-cell>
          <table:table-cell table:formula="of:=ROUND(([.A494]-510832852)/1000/60)" office:value-type="float" office:value="1036" calcext:value-type="float">
            <text:p>103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76" calcext:value-type="float">
            <text:p>53.76</text:p>
          </table:table-cell>
        </table:table-row>
        <table:table-row table:style-name="ro1">
          <table:table-cell office:value-type="float" office:value="573104093" calcext:value-type="float">
            <text:p>573104093</text:p>
          </table:table-cell>
          <table:table-cell table:formula="of:=ROUND(([.A495]-510832852)/1000/60)" office:value-type="float" office:value="1038" calcext:value-type="float">
            <text:p>103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87" calcext:value-type="float">
            <text:p>53.87</text:p>
          </table:table-cell>
        </table:table-row>
        <table:table-row table:style-name="ro1">
          <table:table-cell office:value-type="float" office:value="573235728" calcext:value-type="float">
            <text:p>573235728</text:p>
          </table:table-cell>
          <table:table-cell table:formula="of:=ROUND(([.A496]-510832852)/1000/60)" office:value-type="float" office:value="1040" calcext:value-type="float">
            <text:p>104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1">
          <table:table-cell office:value-type="float" office:value="573361578" calcext:value-type="float">
            <text:p>573361578</text:p>
          </table:table-cell>
          <table:table-cell table:formula="of:=ROUND(([.A497]-510832852)/1000/60)" office:value-type="float" office:value="1042" calcext:value-type="float">
            <text:p>10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4.09" calcext:value-type="float">
            <text:p>54.09</text:p>
          </table:table-cell>
        </table:table-row>
        <table:table-row table:style-name="ro1">
          <table:table-cell office:value-type="float" office:value="573484953" calcext:value-type="float">
            <text:p>573484953</text:p>
          </table:table-cell>
          <table:table-cell table:formula="of:=ROUND(([.A498]-510832852)/1000/60)" office:value-type="float" office:value="1044" calcext:value-type="float">
            <text:p>104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573613883" calcext:value-type="float">
            <text:p>573613883</text:p>
          </table:table-cell>
          <table:table-cell table:formula="of:=ROUND(([.A499]-510832852)/1000/60)" office:value-type="float" office:value="1046" calcext:value-type="float">
            <text:p>104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4.31" calcext:value-type="float">
            <text:p>54.31</text:p>
          </table:table-cell>
        </table:table-row>
        <table:table-row table:style-name="ro1">
          <table:table-cell office:value-type="float" office:value="573742079" calcext:value-type="float">
            <text:p>573742079</text:p>
          </table:table-cell>
          <table:table-cell table:formula="of:=ROUND(([.A500]-510832852)/1000/60)" office:value-type="float" office:value="1048" calcext:value-type="float">
            <text:p>10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4.42" calcext:value-type="float">
            <text:p>54.42</text:p>
          </table:table-cell>
        </table:table-row>
        <table:table-row table:style-name="ro1">
          <table:table-cell office:value-type="float" office:value="573868737" calcext:value-type="float">
            <text:p>573868737</text:p>
          </table:table-cell>
          <table:table-cell table:formula="of:=ROUND(([.A501]-510832852)/1000/60)" office:value-type="float" office:value="1051" calcext:value-type="float">
            <text:p>10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4.53" calcext:value-type="float">
            <text:p>54.53</text:p>
          </table:table-cell>
        </table:table-row>
        <table:table-row table:style-name="ro1">
          <table:table-cell office:value-type="float" office:value="573997679" calcext:value-type="float">
            <text:p>573997679</text:p>
          </table:table-cell>
          <table:table-cell table:formula="of:=ROUND(([.A502]-510832852)/1000/60)" office:value-type="float" office:value="1053" calcext:value-type="float">
            <text:p>10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574124513" calcext:value-type="float">
            <text:p>574124513</text:p>
          </table:table-cell>
          <table:table-cell table:formula="of:=ROUND(([.A503]-510832852)/1000/60)" office:value-type="float" office:value="1055" calcext:value-type="float">
            <text:p>105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4.75" calcext:value-type="float">
            <text:p>54.75</text:p>
          </table:table-cell>
        </table:table-row>
        <table:table-row table:style-name="ro1">
          <table:table-cell office:value-type="float" office:value="574254054" calcext:value-type="float">
            <text:p>574254054</text:p>
          </table:table-cell>
          <table:table-cell table:formula="of:=ROUND(([.A504]-510832852)/1000/60)" office:value-type="float" office:value="1057" calcext:value-type="float">
            <text:p>105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4.86" calcext:value-type="float">
            <text:p>54.86</text:p>
          </table:table-cell>
        </table:table-row>
        <table:table-row table:style-name="ro1">
          <table:table-cell office:value-type="float" office:value="574380562" calcext:value-type="float">
            <text:p>574380562</text:p>
          </table:table-cell>
          <table:table-cell table:formula="of:=ROUND(([.A505]-510832852)/1000/60)" office:value-type="float" office:value="1059" calcext:value-type="float">
            <text:p>10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4.97" calcext:value-type="float">
            <text:p>54.97</text:p>
          </table:table-cell>
        </table:table-row>
        <table:table-row table:style-name="ro1">
          <table:table-cell office:value-type="float" office:value="574508443" calcext:value-type="float">
            <text:p>574508443</text:p>
          </table:table-cell>
          <table:table-cell table:formula="of:=ROUND(([.A506]-510832852)/1000/60)" office:value-type="float" office:value="1061" calcext:value-type="float">
            <text:p>10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5.08" calcext:value-type="float">
            <text:p>55.08</text:p>
          </table:table-cell>
        </table:table-row>
        <table:table-row table:style-name="ro1">
          <table:table-cell office:value-type="float" office:value="574633659" calcext:value-type="float">
            <text:p>574633659</text:p>
          </table:table-cell>
          <table:table-cell table:formula="of:=ROUND(([.A507]-510832852)/1000/60)" office:value-type="float" office:value="1063" calcext:value-type="float">
            <text:p>10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5.19" calcext:value-type="float">
            <text:p>55.19</text:p>
          </table:table-cell>
        </table:table-row>
        <table:table-row table:style-name="ro1">
          <table:table-cell office:value-type="float" office:value="574755423" calcext:value-type="float">
            <text:p>574755423</text:p>
          </table:table-cell>
          <table:table-cell table:formula="of:=ROUND(([.A508]-510832852)/1000/60)" office:value-type="float" office:value="1065" calcext:value-type="float">
            <text:p>10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5.29" calcext:value-type="float">
            <text:p>55.29</text:p>
          </table:table-cell>
        </table:table-row>
        <table:table-row table:style-name="ro1">
          <table:table-cell office:value-type="float" office:value="574878024" calcext:value-type="float">
            <text:p>574878024</text:p>
          </table:table-cell>
          <table:table-cell table:formula="of:=ROUND(([.A509]-510832852)/1000/60)" office:value-type="float" office:value="1067" calcext:value-type="float">
            <text:p>106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5.39" calcext:value-type="float">
            <text:p>55.39</text:p>
          </table:table-cell>
        </table:table-row>
        <table:table-row table:style-name="ro1">
          <table:table-cell office:value-type="float" office:value="575009600" calcext:value-type="float">
            <text:p>575009600</text:p>
          </table:table-cell>
          <table:table-cell table:formula="of:=ROUND(([.A510]-510832852)/1000/60)" office:value-type="float" office:value="1070" calcext:value-type="float">
            <text:p>107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575136496" calcext:value-type="float">
            <text:p>575136496</text:p>
          </table:table-cell>
          <table:table-cell table:formula="of:=ROUND(([.A511]-510832852)/1000/60)" office:value-type="float" office:value="1072" calcext:value-type="float">
            <text:p>10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575262867" calcext:value-type="float">
            <text:p>575262867</text:p>
          </table:table-cell>
          <table:table-cell table:formula="of:=ROUND(([.A512]-510832852)/1000/60)" office:value-type="float" office:value="1074" calcext:value-type="float">
            <text:p>10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575382912" calcext:value-type="float">
            <text:p>575382912</text:p>
          </table:table-cell>
          <table:table-cell table:formula="of:=ROUND(([.A513]-510832852)/1000/60)" office:value-type="float" office:value="1076" calcext:value-type="float">
            <text:p>10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575503656" calcext:value-type="float">
            <text:p>575503656</text:p>
          </table:table-cell>
          <table:table-cell table:formula="of:=ROUND(([.A514]-510832852)/1000/60)" office:value-type="float" office:value="1078" calcext:value-type="float">
            <text:p>107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float" office:value="575632331" calcext:value-type="float">
            <text:p>575632331</text:p>
          </table:table-cell>
          <table:table-cell table:formula="of:=ROUND(([.A515]-510832852)/1000/60)" office:value-type="float" office:value="1080" calcext:value-type="float">
            <text:p>108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01" calcext:value-type="float">
            <text:p>56.01</text:p>
          </table:table-cell>
        </table:table-row>
        <table:table-row table:style-name="ro1">
          <table:table-cell office:value-type="float" office:value="575763658" calcext:value-type="float">
            <text:p>575763658</text:p>
          </table:table-cell>
          <table:table-cell table:formula="of:=ROUND(([.A516]-510832852)/1000/60)" office:value-type="float" office:value="1082" calcext:value-type="float">
            <text:p>10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575893096" calcext:value-type="float">
            <text:p>575893096</text:p>
          </table:table-cell>
          <table:table-cell table:formula="of:=ROUND(([.A517]-510832852)/1000/60)" office:value-type="float" office:value="1084" calcext:value-type="float">
            <text:p>10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1">
          <table:table-cell office:value-type="float" office:value="576014754" calcext:value-type="float">
            <text:p>576014754</text:p>
          </table:table-cell>
          <table:table-cell table:formula="of:=ROUND(([.A518]-510832852)/1000/60)" office:value-type="float" office:value="1086" calcext:value-type="float">
            <text:p>10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33" calcext:value-type="float">
            <text:p>56.33</text:p>
          </table:table-cell>
        </table:table-row>
        <table:table-row table:style-name="ro1">
          <table:table-cell office:value-type="float" office:value="576134787" calcext:value-type="float">
            <text:p>576134787</text:p>
          </table:table-cell>
          <table:table-cell table:formula="of:=ROUND(([.A519]-510832852)/1000/60)" office:value-type="float" office:value="1088" calcext:value-type="float">
            <text:p>10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43" calcext:value-type="float">
            <text:p>56.43</text:p>
          </table:table-cell>
        </table:table-row>
        <table:table-row table:style-name="ro1">
          <table:table-cell office:value-type="float" office:value="576261595" calcext:value-type="float">
            <text:p>576261595</text:p>
          </table:table-cell>
          <table:table-cell table:formula="of:=ROUND(([.A520]-510832852)/1000/60)" office:value-type="float" office:value="1090" calcext:value-type="float">
            <text:p>109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54" calcext:value-type="float">
            <text:p>56.54</text:p>
          </table:table-cell>
        </table:table-row>
        <table:table-row table:style-name="ro1">
          <table:table-cell office:value-type="float" office:value="576382213" calcext:value-type="float">
            <text:p>576382213</text:p>
          </table:table-cell>
          <table:table-cell table:formula="of:=ROUND(([.A521]-510832852)/1000/60)" office:value-type="float" office:value="1092" calcext:value-type="float">
            <text:p>10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64" calcext:value-type="float">
            <text:p>56.64</text:p>
          </table:table-cell>
        </table:table-row>
        <table:table-row table:style-name="ro1">
          <table:table-cell office:value-type="float" office:value="576507348" calcext:value-type="float">
            <text:p>576507348</text:p>
          </table:table-cell>
          <table:table-cell table:formula="of:=ROUND(([.A522]-510832852)/1000/60)" office:value-type="float" office:value="1095" calcext:value-type="float">
            <text:p>10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576632840" calcext:value-type="float">
            <text:p>576632840</text:p>
          </table:table-cell>
          <table:table-cell table:formula="of:=ROUND(([.A523]-510832852)/1000/60)" office:value-type="float" office:value="1097" calcext:value-type="float">
            <text:p>10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86" calcext:value-type="float">
            <text:p>56.86</text:p>
          </table:table-cell>
        </table:table-row>
        <table:table-row table:style-name="ro1">
          <table:table-cell office:value-type="float" office:value="576760932" calcext:value-type="float">
            <text:p>576760932</text:p>
          </table:table-cell>
          <table:table-cell table:formula="of:=ROUND(([.A524]-510832852)/1000/60)" office:value-type="float" office:value="1099" calcext:value-type="float">
            <text:p>10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6.97" calcext:value-type="float">
            <text:p>56.97</text:p>
          </table:table-cell>
        </table:table-row>
        <table:table-row table:style-name="ro1">
          <table:table-cell office:value-type="float" office:value="576889098" calcext:value-type="float">
            <text:p>576889098</text:p>
          </table:table-cell>
          <table:table-cell table:formula="of:=ROUND(([.A525]-510832852)/1000/60)" office:value-type="float" office:value="1101" calcext:value-type="float">
            <text:p>11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7.08" calcext:value-type="float">
            <text:p>57.08</text:p>
          </table:table-cell>
        </table:table-row>
        <table:table-row table:style-name="ro1">
          <table:table-cell office:value-type="float" office:value="577014579" calcext:value-type="float">
            <text:p>577014579</text:p>
          </table:table-cell>
          <table:table-cell table:formula="of:=ROUND(([.A526]-510832852)/1000/60)" office:value-type="float" office:value="1103" calcext:value-type="float">
            <text:p>110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7.19" calcext:value-type="float">
            <text:p>57.19</text:p>
          </table:table-cell>
        </table:table-row>
        <table:table-row table:style-name="ro1">
          <table:table-cell office:value-type="float" office:value="577141723" calcext:value-type="float">
            <text:p>577141723</text:p>
          </table:table-cell>
          <table:table-cell table:formula="of:=ROUND(([.A527]-510832852)/1000/60)" office:value-type="float" office:value="1105" calcext:value-type="float">
            <text:p>11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577274884" calcext:value-type="float">
            <text:p>577274884</text:p>
          </table:table-cell>
          <table:table-cell table:formula="of:=ROUND(([.A528]-510832852)/1000/60)" office:value-type="float" office:value="1107" calcext:value-type="float">
            <text:p>11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7.41" calcext:value-type="float">
            <text:p>57.41</text:p>
          </table:table-cell>
        </table:table-row>
        <table:table-row table:style-name="ro1">
          <table:table-cell office:value-type="float" office:value="577396286" calcext:value-type="float">
            <text:p>577396286</text:p>
          </table:table-cell>
          <table:table-cell table:formula="of:=ROUND(([.A529]-510832852)/1000/60)" office:value-type="float" office:value="1109" calcext:value-type="float">
            <text:p>11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7.51" calcext:value-type="float">
            <text:p>57.51</text:p>
          </table:table-cell>
        </table:table-row>
        <table:table-row table:style-name="ro1">
          <table:table-cell office:value-type="float" office:value="577521879" calcext:value-type="float">
            <text:p>577521879</text:p>
          </table:table-cell>
          <table:table-cell table:formula="of:=ROUND(([.A530]-510832852)/1000/60)" office:value-type="float" office:value="1111" calcext:value-type="float">
            <text:p>11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7.61" calcext:value-type="float">
            <text:p>57.61</text:p>
          </table:table-cell>
        </table:table-row>
        <table:table-row table:style-name="ro1">
          <table:table-cell office:value-type="float" office:value="577653137" calcext:value-type="float">
            <text:p>577653137</text:p>
          </table:table-cell>
          <table:table-cell table:formula="of:=ROUND(([.A531]-510832852)/1000/60)" office:value-type="float" office:value="1114" calcext:value-type="float">
            <text:p>111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7.72" calcext:value-type="float">
            <text:p>57.72</text:p>
          </table:table-cell>
        </table:table-row>
        <table:table-row table:style-name="ro1">
          <table:table-cell office:value-type="float" office:value="577776989" calcext:value-type="float">
            <text:p>577776989</text:p>
          </table:table-cell>
          <table:table-cell table:formula="of:=ROUND(([.A532]-510832852)/1000/60)" office:value-type="float" office:value="1116" calcext:value-type="float">
            <text:p>11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7.82" calcext:value-type="float">
            <text:p>57.82</text:p>
          </table:table-cell>
        </table:table-row>
        <table:table-row table:style-name="ro1">
          <table:table-cell office:value-type="float" office:value="577897778" calcext:value-type="float">
            <text:p>577897778</text:p>
          </table:table-cell>
          <table:table-cell table:formula="of:=ROUND(([.A533]-510832852)/1000/60)" office:value-type="float" office:value="1118" calcext:value-type="float">
            <text:p>11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7.92" calcext:value-type="float">
            <text:p>57.92</text:p>
          </table:table-cell>
        </table:table-row>
        <table:table-row table:style-name="ro1">
          <table:table-cell office:value-type="float" office:value="578024850" calcext:value-type="float">
            <text:p>578024850</text:p>
          </table:table-cell>
          <table:table-cell table:formula="of:=ROUND(([.A534]-510832852)/1000/60)" office:value-type="float" office:value="1120" calcext:value-type="float">
            <text:p>112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02" calcext:value-type="float">
            <text:p>58.02</text:p>
          </table:table-cell>
        </table:table-row>
        <table:table-row table:style-name="ro1">
          <table:table-cell office:value-type="float" office:value="578155947" calcext:value-type="float">
            <text:p>578155947</text:p>
          </table:table-cell>
          <table:table-cell table:formula="of:=ROUND(([.A535]-510832852)/1000/60)" office:value-type="float" office:value="1122" calcext:value-type="float">
            <text:p>11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13" calcext:value-type="float">
            <text:p>58.13</text:p>
          </table:table-cell>
        </table:table-row>
        <table:table-row table:style-name="ro1">
          <table:table-cell office:value-type="float" office:value="578282245" calcext:value-type="float">
            <text:p>578282245</text:p>
          </table:table-cell>
          <table:table-cell table:formula="of:=ROUND(([.A536]-510832852)/1000/60)" office:value-type="float" office:value="1124" calcext:value-type="float">
            <text:p>112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1">
          <table:table-cell office:value-type="float" office:value="578403327" calcext:value-type="float">
            <text:p>578403327</text:p>
          </table:table-cell>
          <table:table-cell table:formula="of:=ROUND(([.A537]-510832852)/1000/60)" office:value-type="float" office:value="1126" calcext:value-type="float">
            <text:p>11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33" calcext:value-type="float">
            <text:p>58.33</text:p>
          </table:table-cell>
        </table:table-row>
        <table:table-row table:style-name="ro1">
          <table:table-cell office:value-type="float" office:value="578535165" calcext:value-type="float">
            <text:p>578535165</text:p>
          </table:table-cell>
          <table:table-cell table:formula="of:=ROUND(([.A538]-510832852)/1000/60)" office:value-type="float" office:value="1128" calcext:value-type="float">
            <text:p>11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44" calcext:value-type="float">
            <text:p>58.44</text:p>
          </table:table-cell>
        </table:table-row>
        <table:table-row table:style-name="ro1">
          <table:table-cell office:value-type="float" office:value="578665558" calcext:value-type="float">
            <text:p>578665558</text:p>
          </table:table-cell>
          <table:table-cell table:formula="of:=ROUND(([.A539]-510832852)/1000/60)" office:value-type="float" office:value="1131" calcext:value-type="float">
            <text:p>11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float" office:value="578793395" calcext:value-type="float">
            <text:p>578793395</text:p>
          </table:table-cell>
          <table:table-cell table:formula="of:=ROUND(([.A540]-510832852)/1000/60)" office:value-type="float" office:value="1133" calcext:value-type="float">
            <text:p>11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66" calcext:value-type="float">
            <text:p>58.66</text:p>
          </table:table-cell>
        </table:table-row>
        <table:table-row table:style-name="ro1">
          <table:table-cell office:value-type="float" office:value="578919385" calcext:value-type="float">
            <text:p>578919385</text:p>
          </table:table-cell>
          <table:table-cell table:formula="of:=ROUND(([.A541]-510832852)/1000/60)" office:value-type="float" office:value="1135" calcext:value-type="float">
            <text:p>113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77" calcext:value-type="float">
            <text:p>58.77</text:p>
          </table:table-cell>
        </table:table-row>
        <table:table-row table:style-name="ro1">
          <table:table-cell office:value-type="float" office:value="579046405" calcext:value-type="float">
            <text:p>579046405</text:p>
          </table:table-cell>
          <table:table-cell table:formula="of:=ROUND(([.A542]-510832852)/1000/60)" office:value-type="float" office:value="1137" calcext:value-type="float">
            <text:p>11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float" office:value="579170937" calcext:value-type="float">
            <text:p>579170937</text:p>
          </table:table-cell>
          <table:table-cell table:formula="of:=ROUND(([.A543]-510832852)/1000/60)" office:value-type="float" office:value="1139" calcext:value-type="float">
            <text:p>11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8.99" calcext:value-type="float">
            <text:p>58.99</text:p>
          </table:table-cell>
        </table:table-row>
        <table:table-row table:style-name="ro1">
          <table:table-cell office:value-type="float" office:value="579292698" calcext:value-type="float">
            <text:p>579292698</text:p>
          </table:table-cell>
          <table:table-cell table:formula="of:=ROUND(([.A544]-510832852)/1000/60)" office:value-type="float" office:value="1141" calcext:value-type="float">
            <text:p>11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579424143" calcext:value-type="float">
            <text:p>579424143</text:p>
          </table:table-cell>
          <table:table-cell table:formula="of:=ROUND(([.A545]-510832852)/1000/60)" office:value-type="float" office:value="1143" calcext:value-type="float">
            <text:p>11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9.21" calcext:value-type="float">
            <text:p>59.21</text:p>
          </table:table-cell>
        </table:table-row>
        <table:table-row table:style-name="ro1">
          <table:table-cell office:value-type="float" office:value="579553040" calcext:value-type="float">
            <text:p>579553040</text:p>
          </table:table-cell>
          <table:table-cell table:formula="of:=ROUND(([.A546]-510832852)/1000/60)" office:value-type="float" office:value="1145" calcext:value-type="float">
            <text:p>114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float" office:value="579681832" calcext:value-type="float">
            <text:p>579681832</text:p>
          </table:table-cell>
          <table:table-cell table:formula="of:=ROUND(([.A547]-510832852)/1000/60)" office:value-type="float" office:value="1147" calcext:value-type="float">
            <text:p>11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9.43" calcext:value-type="float">
            <text:p>59.43</text:p>
          </table:table-cell>
        </table:table-row>
        <table:table-row table:style-name="ro1">
          <table:table-cell office:value-type="float" office:value="579802256" calcext:value-type="float">
            <text:p>579802256</text:p>
          </table:table-cell>
          <table:table-cell table:formula="of:=ROUND(([.A548]-510832852)/1000/60)" office:value-type="float" office:value="1149" calcext:value-type="float">
            <text:p>11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float" office:value="579929965" calcext:value-type="float">
            <text:p>579929965</text:p>
          </table:table-cell>
          <table:table-cell table:formula="of:=ROUND(([.A549]-510832852)/1000/60)" office:value-type="float" office:value="1152" calcext:value-type="float">
            <text:p>11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9.64" calcext:value-type="float">
            <text:p>59.64</text:p>
          </table:table-cell>
        </table:table-row>
        <table:table-row table:style-name="ro1">
          <table:table-cell office:value-type="float" office:value="580058710" calcext:value-type="float">
            <text:p>580058710</text:p>
          </table:table-cell>
          <table:table-cell table:formula="of:=ROUND(([.A550]-510832852)/1000/60)" office:value-type="float" office:value="1154" calcext:value-type="float">
            <text:p>11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9.74" calcext:value-type="float">
            <text:p>59.74</text:p>
          </table:table-cell>
        </table:table-row>
        <table:table-row table:style-name="ro1">
          <table:table-cell office:value-type="float" office:value="580183782" calcext:value-type="float">
            <text:p>580183782</text:p>
          </table:table-cell>
          <table:table-cell table:formula="of:=ROUND(([.A551]-510832852)/1000/60)" office:value-type="float" office:value="1156" calcext:value-type="float">
            <text:p>115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9.84" calcext:value-type="float">
            <text:p>59.84</text:p>
          </table:table-cell>
        </table:table-row>
        <table:table-row table:style-name="ro1">
          <table:table-cell office:value-type="float" office:value="580314137" calcext:value-type="float">
            <text:p>580314137</text:p>
          </table:table-cell>
          <table:table-cell table:formula="of:=ROUND(([.A552]-510832852)/1000/60)" office:value-type="float" office:value="1158" calcext:value-type="float">
            <text:p>11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59.94" calcext:value-type="float">
            <text:p>59.94</text:p>
          </table:table-cell>
        </table:table-row>
        <table:table-row table:style-name="ro1">
          <table:table-cell office:value-type="float" office:value="580442824" calcext:value-type="float">
            <text:p>580442824</text:p>
          </table:table-cell>
          <table:table-cell table:formula="of:=ROUND(([.A553]-510832852)/1000/60)" office:value-type="float" office:value="1160" calcext:value-type="float">
            <text:p>116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05" calcext:value-type="float">
            <text:p>60.05</text:p>
          </table:table-cell>
        </table:table-row>
        <table:table-row table:style-name="ro1">
          <table:table-cell office:value-type="float" office:value="580563404" calcext:value-type="float">
            <text:p>580563404</text:p>
          </table:table-cell>
          <table:table-cell table:formula="of:=ROUND(([.A554]-510832852)/1000/60)" office:value-type="float" office:value="1162" calcext:value-type="float">
            <text:p>11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580687037" calcext:value-type="float">
            <text:p>580687037</text:p>
          </table:table-cell>
          <table:table-cell table:formula="of:=ROUND(([.A555]-510832852)/1000/60)" office:value-type="float" office:value="1164" calcext:value-type="float">
            <text:p>11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580811002" calcext:value-type="float">
            <text:p>580811002</text:p>
          </table:table-cell>
          <table:table-cell table:formula="of:=ROUND(([.A556]-510832852)/1000/60)" office:value-type="float" office:value="1166" calcext:value-type="float">
            <text:p>116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37" calcext:value-type="float">
            <text:p>60.37</text:p>
          </table:table-cell>
        </table:table-row>
        <table:table-row table:style-name="ro1">
          <table:table-cell office:value-type="float" office:value="580943019" calcext:value-type="float">
            <text:p>580943019</text:p>
          </table:table-cell>
          <table:table-cell table:formula="of:=ROUND(([.A557]-510832852)/1000/60)" office:value-type="float" office:value="1169" calcext:value-type="float">
            <text:p>11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47" calcext:value-type="float">
            <text:p>60.47</text:p>
          </table:table-cell>
        </table:table-row>
        <table:table-row table:style-name="ro1">
          <table:table-cell office:value-type="float" office:value="581065273" calcext:value-type="float">
            <text:p>581065273</text:p>
          </table:table-cell>
          <table:table-cell table:formula="of:=ROUND(([.A558]-510832852)/1000/60)" office:value-type="float" office:value="1171" calcext:value-type="float">
            <text:p>11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float" office:value="581188511" calcext:value-type="float">
            <text:p>581188511</text:p>
          </table:table-cell>
          <table:table-cell table:formula="of:=ROUND(([.A559]-510832852)/1000/60)" office:value-type="float" office:value="1173" calcext:value-type="float">
            <text:p>11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67" calcext:value-type="float">
            <text:p>60.67</text:p>
          </table:table-cell>
        </table:table-row>
        <table:table-row table:style-name="ro1">
          <table:table-cell office:value-type="float" office:value="581311524" calcext:value-type="float">
            <text:p>581311524</text:p>
          </table:table-cell>
          <table:table-cell table:formula="of:=ROUND(([.A560]-510832852)/1000/60)" office:value-type="float" office:value="1175" calcext:value-type="float">
            <text:p>11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78" calcext:value-type="float">
            <text:p>60.78</text:p>
          </table:table-cell>
        </table:table-row>
        <table:table-row table:style-name="ro1">
          <table:table-cell office:value-type="float" office:value="581431717" calcext:value-type="float">
            <text:p>581431717</text:p>
          </table:table-cell>
          <table:table-cell table:formula="of:=ROUND(([.A561]-510832852)/1000/60)" office:value-type="float" office:value="1177" calcext:value-type="float">
            <text:p>117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88" calcext:value-type="float">
            <text:p>60.88</text:p>
          </table:table-cell>
        </table:table-row>
        <table:table-row table:style-name="ro1">
          <table:table-cell office:value-type="float" office:value="581556409" calcext:value-type="float">
            <text:p>581556409</text:p>
          </table:table-cell>
          <table:table-cell table:formula="of:=ROUND(([.A562]-510832852)/1000/60)" office:value-type="float" office:value="1179" calcext:value-type="float">
            <text:p>117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0.99" calcext:value-type="float">
            <text:p>60.99</text:p>
          </table:table-cell>
        </table:table-row>
        <table:table-row table:style-name="ro1">
          <table:table-cell office:value-type="float" office:value="581683642" calcext:value-type="float">
            <text:p>581683642</text:p>
          </table:table-cell>
          <table:table-cell table:formula="of:=ROUND(([.A563]-510832852)/1000/60)" office:value-type="float" office:value="1181" calcext:value-type="float">
            <text:p>11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float" office:value="581807613" calcext:value-type="float">
            <text:p>581807613</text:p>
          </table:table-cell>
          <table:table-cell table:formula="of:=ROUND(([.A564]-510832852)/1000/60)" office:value-type="float" office:value="1183" calcext:value-type="float">
            <text:p>11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1.21" calcext:value-type="float">
            <text:p>61.21</text:p>
          </table:table-cell>
        </table:table-row>
        <table:table-row table:style-name="ro1">
          <table:table-cell office:value-type="float" office:value="581932583" calcext:value-type="float">
            <text:p>581932583</text:p>
          </table:table-cell>
          <table:table-cell table:formula="of:=ROUND(([.A565]-510832852)/1000/60)" office:value-type="float" office:value="1185" calcext:value-type="float">
            <text:p>11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1">
          <table:table-cell office:value-type="float" office:value="582057634" calcext:value-type="float">
            <text:p>582057634</text:p>
          </table:table-cell>
          <table:table-cell table:formula="of:=ROUND(([.A566]-510832852)/1000/60)" office:value-type="float" office:value="1187" calcext:value-type="float">
            <text:p>11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1.43" calcext:value-type="float">
            <text:p>61.43</text:p>
          </table:table-cell>
        </table:table-row>
        <table:table-row table:style-name="ro1">
          <table:table-cell office:value-type="float" office:value="582179059" calcext:value-type="float">
            <text:p>582179059</text:p>
          </table:table-cell>
          <table:table-cell table:formula="of:=ROUND(([.A567]-510832852)/1000/60)" office:value-type="float" office:value="1189" calcext:value-type="float">
            <text:p>118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1.54" calcext:value-type="float">
            <text:p>61.54</text:p>
          </table:table-cell>
        </table:table-row>
        <table:table-row table:style-name="ro1">
          <table:table-cell office:value-type="float" office:value="582304978" calcext:value-type="float">
            <text:p>582304978</text:p>
          </table:table-cell>
          <table:table-cell table:formula="of:=ROUND(([.A568]-510832852)/1000/60)" office:value-type="float" office:value="1191" calcext:value-type="float">
            <text:p>11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582434409" calcext:value-type="float">
            <text:p>582434409</text:p>
          </table:table-cell>
          <table:table-cell table:formula="of:=ROUND(([.A569]-510832852)/1000/60)" office:value-type="float" office:value="1193" calcext:value-type="float">
            <text:p>11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1.76" calcext:value-type="float">
            <text:p>61.76</text:p>
          </table:table-cell>
        </table:table-row>
        <table:table-row table:style-name="ro1">
          <table:table-cell office:value-type="float" office:value="582563446" calcext:value-type="float">
            <text:p>582563446</text:p>
          </table:table-cell>
          <table:table-cell table:formula="of:=ROUND(([.A570]-510832852)/1000/60)" office:value-type="float" office:value="1196" calcext:value-type="float">
            <text:p>11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582695836" calcext:value-type="float">
            <text:p>582695836</text:p>
          </table:table-cell>
          <table:table-cell table:formula="of:=ROUND(([.A571]-510832852)/1000/60)" office:value-type="float" office:value="1198" calcext:value-type="float">
            <text:p>11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1.98" calcext:value-type="float">
            <text:p>61.98</text:p>
          </table:table-cell>
        </table:table-row>
        <table:table-row table:style-name="ro1">
          <table:table-cell office:value-type="float" office:value="582822937" calcext:value-type="float">
            <text:p>582822937</text:p>
          </table:table-cell>
          <table:table-cell table:formula="of:=ROUND(([.A572]-510832852)/1000/60)" office:value-type="float" office:value="1200" calcext:value-type="float">
            <text:p>120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2.09" calcext:value-type="float">
            <text:p>62.09</text:p>
          </table:table-cell>
        </table:table-row>
        <table:table-row table:style-name="ro1">
          <table:table-cell office:value-type="float" office:value="582953204" calcext:value-type="float">
            <text:p>582953204</text:p>
          </table:table-cell>
          <table:table-cell table:formula="of:=ROUND(([.A573]-510832852)/1000/60)" office:value-type="float" office:value="1202" calcext:value-type="float">
            <text:p>12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583075763" calcext:value-type="float">
            <text:p>583075763</text:p>
          </table:table-cell>
          <table:table-cell table:formula="of:=ROUND(([.A574]-510832852)/1000/60)" office:value-type="float" office:value="1204" calcext:value-type="float">
            <text:p>12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2.31" calcext:value-type="float">
            <text:p>62.31</text:p>
          </table:table-cell>
        </table:table-row>
        <table:table-row table:style-name="ro1">
          <table:table-cell office:value-type="float" office:value="583201291" calcext:value-type="float">
            <text:p>583201291</text:p>
          </table:table-cell>
          <table:table-cell table:formula="of:=ROUND(([.A575]-510832852)/1000/60)" office:value-type="float" office:value="1206" calcext:value-type="float">
            <text:p>12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2.42" calcext:value-type="float">
            <text:p>62.42</text:p>
          </table:table-cell>
        </table:table-row>
        <table:table-row table:style-name="ro1">
          <table:table-cell office:value-type="float" office:value="583323705" calcext:value-type="float">
            <text:p>583323705</text:p>
          </table:table-cell>
          <table:table-cell table:formula="of:=ROUND(([.A576]-510832852)/1000/60)" office:value-type="float" office:value="1208" calcext:value-type="float">
            <text:p>12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2.52" calcext:value-type="float">
            <text:p>62.52</text:p>
          </table:table-cell>
        </table:table-row>
        <table:table-row table:style-name="ro1">
          <table:table-cell office:value-type="float" office:value="583448442" calcext:value-type="float">
            <text:p>583448442</text:p>
          </table:table-cell>
          <table:table-cell table:formula="of:=ROUND(([.A577]-510832852)/1000/60)" office:value-type="float" office:value="1210" calcext:value-type="float">
            <text:p>121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2.63" calcext:value-type="float">
            <text:p>62.63</text:p>
          </table:table-cell>
        </table:table-row>
        <table:table-row table:style-name="ro1">
          <table:table-cell office:value-type="float" office:value="583570871" calcext:value-type="float">
            <text:p>583570871</text:p>
          </table:table-cell>
          <table:table-cell table:formula="of:=ROUND(([.A578]-510832852)/1000/60)" office:value-type="float" office:value="1212" calcext:value-type="float">
            <text:p>12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2.74" calcext:value-type="float">
            <text:p>62.74</text:p>
          </table:table-cell>
        </table:table-row>
        <table:table-row table:style-name="ro1">
          <table:table-cell office:value-type="float" office:value="583695425" calcext:value-type="float">
            <text:p>583695425</text:p>
          </table:table-cell>
          <table:table-cell table:formula="of:=ROUND(([.A579]-510832852)/1000/60)" office:value-type="float" office:value="1214" calcext:value-type="float">
            <text:p>121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583816244" calcext:value-type="float">
            <text:p>583816244</text:p>
          </table:table-cell>
          <table:table-cell table:formula="of:=ROUND(([.A580]-510832852)/1000/60)" office:value-type="float" office:value="1216" calcext:value-type="float">
            <text:p>12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2.96" calcext:value-type="float">
            <text:p>62.96</text:p>
          </table:table-cell>
        </table:table-row>
        <table:table-row table:style-name="ro1">
          <table:table-cell office:value-type="float" office:value="583941524" calcext:value-type="float">
            <text:p>583941524</text:p>
          </table:table-cell>
          <table:table-cell table:formula="of:=ROUND(([.A581]-510832852)/1000/60)" office:value-type="float" office:value="1218" calcext:value-type="float">
            <text:p>12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584063679" calcext:value-type="float">
            <text:p>584063679</text:p>
          </table:table-cell>
          <table:table-cell table:formula="of:=ROUND(([.A582]-510832852)/1000/60)" office:value-type="float" office:value="1221" calcext:value-type="float">
            <text:p>12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3.18" calcext:value-type="float">
            <text:p>63.18</text:p>
          </table:table-cell>
        </table:table-row>
        <table:table-row table:style-name="ro1">
          <table:table-cell office:value-type="float" office:value="584187633" calcext:value-type="float">
            <text:p>584187633</text:p>
          </table:table-cell>
          <table:table-cell table:formula="of:=ROUND(([.A583]-510832852)/1000/60)" office:value-type="float" office:value="1223" calcext:value-type="float">
            <text:p>12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3.29" calcext:value-type="float">
            <text:p>63.29</text:p>
          </table:table-cell>
        </table:table-row>
        <table:table-row table:style-name="ro1">
          <table:table-cell office:value-type="float" office:value="584310482" calcext:value-type="float">
            <text:p>584310482</text:p>
          </table:table-cell>
          <table:table-cell table:formula="of:=ROUND(([.A584]-510832852)/1000/60)" office:value-type="float" office:value="1225" calcext:value-type="float">
            <text:p>122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584435475" calcext:value-type="float">
            <text:p>584435475</text:p>
          </table:table-cell>
          <table:table-cell table:formula="of:=ROUND(([.A585]-510832852)/1000/60)" office:value-type="float" office:value="1227" calcext:value-type="float">
            <text:p>12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3.51" calcext:value-type="float">
            <text:p>63.51</text:p>
          </table:table-cell>
        </table:table-row>
        <table:table-row table:style-name="ro1">
          <table:table-cell office:value-type="float" office:value="584557871" calcext:value-type="float">
            <text:p>584557871</text:p>
          </table:table-cell>
          <table:table-cell table:formula="of:=ROUND(([.A586]-510832852)/1000/60)" office:value-type="float" office:value="1229" calcext:value-type="float">
            <text:p>12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3.62" calcext:value-type="float">
            <text:p>63.62</text:p>
          </table:table-cell>
        </table:table-row>
        <table:table-row table:style-name="ro1">
          <table:table-cell office:value-type="float" office:value="584681051" calcext:value-type="float">
            <text:p>584681051</text:p>
          </table:table-cell>
          <table:table-cell table:formula="of:=ROUND(([.A587]-510832852)/1000/60)" office:value-type="float" office:value="1231" calcext:value-type="float">
            <text:p>12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3.73" calcext:value-type="float">
            <text:p>63.73</text:p>
          </table:table-cell>
        </table:table-row>
        <table:table-row table:style-name="ro1">
          <table:table-cell office:value-type="float" office:value="584806596" calcext:value-type="float">
            <text:p>584806596</text:p>
          </table:table-cell>
          <table:table-cell table:formula="of:=ROUND(([.A588]-510832852)/1000/60)" office:value-type="float" office:value="1233" calcext:value-type="float">
            <text:p>12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3.84" calcext:value-type="float">
            <text:p>63.84</text:p>
          </table:table-cell>
        </table:table-row>
        <table:table-row table:style-name="ro1">
          <table:table-cell office:value-type="float" office:value="584929391" calcext:value-type="float">
            <text:p>584929391</text:p>
          </table:table-cell>
          <table:table-cell table:formula="of:=ROUND(([.A589]-510832852)/1000/60)" office:value-type="float" office:value="1235" calcext:value-type="float">
            <text:p>123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float" office:value="585053836" calcext:value-type="float">
            <text:p>585053836</text:p>
          </table:table-cell>
          <table:table-cell table:formula="of:=ROUND(([.A590]-510832852)/1000/60)" office:value-type="float" office:value="1237" calcext:value-type="float">
            <text:p>12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4.06" calcext:value-type="float">
            <text:p>64.06</text:p>
          </table:table-cell>
        </table:table-row>
        <table:table-row table:style-name="ro1">
          <table:table-cell office:value-type="float" office:value="585176377" calcext:value-type="float">
            <text:p>585176377</text:p>
          </table:table-cell>
          <table:table-cell table:formula="of:=ROUND(([.A591]-510832852)/1000/60)" office:value-type="float" office:value="1239" calcext:value-type="float">
            <text:p>12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float" office:value="585304345" calcext:value-type="float">
            <text:p>585304345</text:p>
          </table:table-cell>
          <table:table-cell table:formula="of:=ROUND(([.A592]-510832852)/1000/60)" office:value-type="float" office:value="1241" calcext:value-type="float">
            <text:p>12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585429628" calcext:value-type="float">
            <text:p>585429628</text:p>
          </table:table-cell>
          <table:table-cell table:formula="of:=ROUND(([.A593]-510832852)/1000/60)" office:value-type="float" office:value="1243" calcext:value-type="float">
            <text:p>12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4.39" calcext:value-type="float">
            <text:p>64.39</text:p>
          </table:table-cell>
        </table:table-row>
        <table:table-row table:style-name="ro1">
          <table:table-cell office:value-type="float" office:value="585551314" calcext:value-type="float">
            <text:p>585551314</text:p>
          </table:table-cell>
          <table:table-cell table:formula="of:=ROUND(([.A594]-510832852)/1000/60)" office:value-type="float" office:value="1245" calcext:value-type="float">
            <text:p>124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585675170" calcext:value-type="float">
            <text:p>585675170</text:p>
          </table:table-cell>
          <table:table-cell table:formula="of:=ROUND(([.A595]-510832852)/1000/60)" office:value-type="float" office:value="1247" calcext:value-type="float">
            <text:p>12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4.61" calcext:value-type="float">
            <text:p>64.61</text:p>
          </table:table-cell>
        </table:table-row>
        <table:table-row table:style-name="ro1">
          <table:table-cell office:value-type="float" office:value="585801829" calcext:value-type="float">
            <text:p>585801829</text:p>
          </table:table-cell>
          <table:table-cell table:formula="of:=ROUND(([.A596]-510832852)/1000/60)" office:value-type="float" office:value="1249" calcext:value-type="float">
            <text:p>12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float" office:value="585923885" calcext:value-type="float">
            <text:p>585923885</text:p>
          </table:table-cell>
          <table:table-cell table:formula="of:=ROUND(([.A597]-510832852)/1000/60)" office:value-type="float" office:value="1252" calcext:value-type="float">
            <text:p>12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4.82" calcext:value-type="float">
            <text:p>64.82</text:p>
          </table:table-cell>
        </table:table-row>
        <table:table-row table:style-name="ro1">
          <table:table-cell office:value-type="float" office:value="586049327" calcext:value-type="float">
            <text:p>586049327</text:p>
          </table:table-cell>
          <table:table-cell table:formula="of:=ROUND(([.A598]-510832852)/1000/60)" office:value-type="float" office:value="1254" calcext:value-type="float">
            <text:p>12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586177020" calcext:value-type="float">
            <text:p>586177020</text:p>
          </table:table-cell>
          <table:table-cell table:formula="of:=ROUND(([.A599]-510832852)/1000/60)" office:value-type="float" office:value="1256" calcext:value-type="float">
            <text:p>125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586297740" calcext:value-type="float">
            <text:p>586297740</text:p>
          </table:table-cell>
          <table:table-cell table:formula="of:=ROUND(([.A600]-510832852)/1000/60)" office:value-type="float" office:value="1258" calcext:value-type="float">
            <text:p>12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12" calcext:value-type="float">
            <text:p>65.12</text:p>
          </table:table-cell>
        </table:table-row>
        <table:table-row table:style-name="ro1">
          <table:table-cell office:value-type="float" office:value="586426114" calcext:value-type="float">
            <text:p>586426114</text:p>
          </table:table-cell>
          <table:table-cell table:formula="of:=ROUND(([.A601]-510832852)/1000/60)" office:value-type="float" office:value="1260" calcext:value-type="float">
            <text:p>126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23" calcext:value-type="float">
            <text:p>65.23</text:p>
          </table:table-cell>
        </table:table-row>
        <table:table-row table:style-name="ro1">
          <table:table-cell office:value-type="float" office:value="586547373" calcext:value-type="float">
            <text:p>586547373</text:p>
          </table:table-cell>
          <table:table-cell table:formula="of:=ROUND(([.A602]-510832852)/1000/60)" office:value-type="float" office:value="1262" calcext:value-type="float">
            <text:p>12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33" calcext:value-type="float">
            <text:p>65.33</text:p>
          </table:table-cell>
        </table:table-row>
        <table:table-row table:style-name="ro1">
          <table:table-cell office:value-type="float" office:value="586672513" calcext:value-type="float">
            <text:p>586672513</text:p>
          </table:table-cell>
          <table:table-cell table:formula="of:=ROUND(([.A603]-510832852)/1000/60)" office:value-type="float" office:value="1264" calcext:value-type="float">
            <text:p>12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43" calcext:value-type="float">
            <text:p>65.43</text:p>
          </table:table-cell>
        </table:table-row>
        <table:table-row table:style-name="ro1">
          <table:table-cell office:value-type="float" office:value="586794253" calcext:value-type="float">
            <text:p>586794253</text:p>
          </table:table-cell>
          <table:table-cell table:formula="of:=ROUND(([.A604]-510832852)/1000/60)" office:value-type="float" office:value="1266" calcext:value-type="float">
            <text:p>126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53" calcext:value-type="float">
            <text:p>65.53</text:p>
          </table:table-cell>
        </table:table-row>
        <table:table-row table:style-name="ro1">
          <table:table-cell office:value-type="float" office:value="586920212" calcext:value-type="float">
            <text:p>586920212</text:p>
          </table:table-cell>
          <table:table-cell table:formula="of:=ROUND(([.A605]-510832852)/1000/60)" office:value-type="float" office:value="1268" calcext:value-type="float">
            <text:p>126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64" calcext:value-type="float">
            <text:p>65.64</text:p>
          </table:table-cell>
        </table:table-row>
        <table:table-row table:style-name="ro1">
          <table:table-cell office:value-type="float" office:value="587048150" calcext:value-type="float">
            <text:p>587048150</text:p>
          </table:table-cell>
          <table:table-cell table:formula="of:=ROUND(([.A606]-510832852)/1000/60)" office:value-type="float" office:value="1270" calcext:value-type="float">
            <text:p>127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587179379" calcext:value-type="float">
            <text:p>587179379</text:p>
          </table:table-cell>
          <table:table-cell table:formula="of:=ROUND(([.A607]-510832852)/1000/60)" office:value-type="float" office:value="1272" calcext:value-type="float">
            <text:p>12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587304114" calcext:value-type="float">
            <text:p>587304114</text:p>
          </table:table-cell>
          <table:table-cell table:formula="of:=ROUND(([.A608]-510832852)/1000/60)" office:value-type="float" office:value="1275" calcext:value-type="float">
            <text:p>12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5.97" calcext:value-type="float">
            <text:p>65.97</text:p>
          </table:table-cell>
        </table:table-row>
        <table:table-row table:style-name="ro1">
          <table:table-cell office:value-type="float" office:value="587426970" calcext:value-type="float">
            <text:p>587426970</text:p>
          </table:table-cell>
          <table:table-cell table:formula="of:=ROUND(([.A609]-510832852)/1000/60)" office:value-type="float" office:value="1277" calcext:value-type="float">
            <text:p>127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6.08" calcext:value-type="float">
            <text:p>66.08</text:p>
          </table:table-cell>
        </table:table-row>
        <table:table-row table:style-name="ro1">
          <table:table-cell office:value-type="float" office:value="587549176" calcext:value-type="float">
            <text:p>587549176</text:p>
          </table:table-cell>
          <table:table-cell table:formula="of:=ROUND(([.A610]-510832852)/1000/60)" office:value-type="float" office:value="1279" calcext:value-type="float">
            <text:p>127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6.19" calcext:value-type="float">
            <text:p>66.19</text:p>
          </table:table-cell>
        </table:table-row>
        <table:table-row table:style-name="ro1">
          <table:table-cell office:value-type="float" office:value="587672344" calcext:value-type="float">
            <text:p>587672344</text:p>
          </table:table-cell>
          <table:table-cell table:formula="of:=ROUND(([.A611]-510832852)/1000/60)" office:value-type="float" office:value="1281" calcext:value-type="float">
            <text:p>12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6.29" calcext:value-type="float">
            <text:p>66.29</text:p>
          </table:table-cell>
        </table:table-row>
        <table:table-row table:style-name="ro1">
          <table:table-cell office:value-type="float" office:value="587800624" calcext:value-type="float">
            <text:p>587800624</text:p>
          </table:table-cell>
          <table:table-cell table:formula="of:=ROUND(([.A612]-510832852)/1000/60)" office:value-type="float" office:value="1283" calcext:value-type="float">
            <text:p>12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587924417" calcext:value-type="float">
            <text:p>587924417</text:p>
          </table:table-cell>
          <table:table-cell table:formula="of:=ROUND(([.A613]-510832852)/1000/60)" office:value-type="float" office:value="1285" calcext:value-type="float">
            <text:p>12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6.51" calcext:value-type="float">
            <text:p>66.51</text:p>
          </table:table-cell>
        </table:table-row>
        <table:table-row table:style-name="ro1">
          <table:table-cell office:value-type="float" office:value="588050863" calcext:value-type="float">
            <text:p>588050863</text:p>
          </table:table-cell>
          <table:table-cell table:formula="of:=ROUND(([.A614]-510832852)/1000/60)" office:value-type="float" office:value="1287" calcext:value-type="float">
            <text:p>12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6.62" calcext:value-type="float">
            <text:p>66.62</text:p>
          </table:table-cell>
        </table:table-row>
        <table:table-row table:style-name="ro1">
          <table:table-cell office:value-type="float" office:value="588178634" calcext:value-type="float">
            <text:p>588178634</text:p>
          </table:table-cell>
          <table:table-cell table:formula="of:=ROUND(([.A615]-510832852)/1000/60)" office:value-type="float" office:value="1289" calcext:value-type="float">
            <text:p>128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6.73" calcext:value-type="float">
            <text:p>66.73</text:p>
          </table:table-cell>
        </table:table-row>
        <table:table-row table:style-name="ro1">
          <table:table-cell office:value-type="float" office:value="588301681" calcext:value-type="float">
            <text:p>588301681</text:p>
          </table:table-cell>
          <table:table-cell table:formula="of:=ROUND(([.A616]-510832852)/1000/60)" office:value-type="float" office:value="1291" calcext:value-type="float">
            <text:p>12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6.84" calcext:value-type="float">
            <text:p>66.84</text:p>
          </table:table-cell>
        </table:table-row>
        <table:table-row table:style-name="ro1">
          <table:table-cell office:value-type="float" office:value="588424035" calcext:value-type="float">
            <text:p>588424035</text:p>
          </table:table-cell>
          <table:table-cell table:formula="of:=ROUND(([.A617]-510832852)/1000/60)" office:value-type="float" office:value="1293" calcext:value-type="float">
            <text:p>12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6.95" calcext:value-type="float">
            <text:p>66.95</text:p>
          </table:table-cell>
        </table:table-row>
        <table:table-row table:style-name="ro1">
          <table:table-cell office:value-type="float" office:value="588550851" calcext:value-type="float">
            <text:p>588550851</text:p>
          </table:table-cell>
          <table:table-cell table:formula="of:=ROUND(([.A618]-510832852)/1000/60)" office:value-type="float" office:value="1295" calcext:value-type="float">
            <text:p>12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7.06" calcext:value-type="float">
            <text:p>67.06</text:p>
          </table:table-cell>
        </table:table-row>
        <table:table-row table:style-name="ro1">
          <table:table-cell office:value-type="float" office:value="588673827" calcext:value-type="float">
            <text:p>588673827</text:p>
          </table:table-cell>
          <table:table-cell table:formula="of:=ROUND(([.A619]-510832852)/1000/60)" office:value-type="float" office:value="1297" calcext:value-type="float">
            <text:p>12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7.17" calcext:value-type="float">
            <text:p>67.17</text:p>
          </table:table-cell>
        </table:table-row>
        <table:table-row table:style-name="ro1">
          <table:table-cell office:value-type="float" office:value="588798260" calcext:value-type="float">
            <text:p>588798260</text:p>
          </table:table-cell>
          <table:table-cell table:formula="of:=ROUND(([.A620]-510832852)/1000/60)" office:value-type="float" office:value="1299" calcext:value-type="float">
            <text:p>12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7.28" calcext:value-type="float">
            <text:p>67.28</text:p>
          </table:table-cell>
        </table:table-row>
        <table:table-row table:style-name="ro1">
          <table:table-cell office:value-type="float" office:value="588918938" calcext:value-type="float">
            <text:p>588918938</text:p>
          </table:table-cell>
          <table:table-cell table:formula="of:=ROUND(([.A621]-510832852)/1000/60)" office:value-type="float" office:value="1301" calcext:value-type="float">
            <text:p>13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7.39" calcext:value-type="float">
            <text:p>67.39</text:p>
          </table:table-cell>
        </table:table-row>
        <table:table-row table:style-name="ro1">
          <table:table-cell office:value-type="float" office:value="589041279" calcext:value-type="float">
            <text:p>589041279</text:p>
          </table:table-cell>
          <table:table-cell table:formula="of:=ROUND(([.A622]-510832852)/1000/60)" office:value-type="float" office:value="1303" calcext:value-type="float">
            <text:p>130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589164007" calcext:value-type="float">
            <text:p>589164007</text:p>
          </table:table-cell>
          <table:table-cell table:formula="of:=ROUND(([.A623]-510832852)/1000/60)" office:value-type="float" office:value="1306" calcext:value-type="float">
            <text:p>13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7.61" calcext:value-type="float">
            <text:p>67.61</text:p>
          </table:table-cell>
        </table:table-row>
        <table:table-row table:style-name="ro1">
          <table:table-cell office:value-type="float" office:value="589286791" calcext:value-type="float">
            <text:p>589286791</text:p>
          </table:table-cell>
          <table:table-cell table:formula="of:=ROUND(([.A624]-510832852)/1000/60)" office:value-type="float" office:value="1308" calcext:value-type="float">
            <text:p>13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7.72" calcext:value-type="float">
            <text:p>67.72</text:p>
          </table:table-cell>
        </table:table-row>
        <table:table-row table:style-name="ro1">
          <table:table-cell office:value-type="float" office:value="589413396" calcext:value-type="float">
            <text:p>589413396</text:p>
          </table:table-cell>
          <table:table-cell table:formula="of:=ROUND(([.A625]-510832852)/1000/60)" office:value-type="float" office:value="1310" calcext:value-type="float">
            <text:p>131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7.83" calcext:value-type="float">
            <text:p>67.83</text:p>
          </table:table-cell>
        </table:table-row>
        <table:table-row table:style-name="ro1">
          <table:table-cell office:value-type="float" office:value="589537806" calcext:value-type="float">
            <text:p>589537806</text:p>
          </table:table-cell>
          <table:table-cell table:formula="of:=ROUND(([.A626]-510832852)/1000/60)" office:value-type="float" office:value="1312" calcext:value-type="float">
            <text:p>13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7.94" calcext:value-type="float">
            <text:p>67.94</text:p>
          </table:table-cell>
        </table:table-row>
        <table:table-row table:style-name="ro1">
          <table:table-cell office:value-type="float" office:value="589658893" calcext:value-type="float">
            <text:p>589658893</text:p>
          </table:table-cell>
          <table:table-cell table:formula="of:=ROUND(([.A627]-510832852)/1000/60)" office:value-type="float" office:value="1314" calcext:value-type="float">
            <text:p>131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office:value-type="float" office:value="589788492" calcext:value-type="float">
            <text:p>589788492</text:p>
          </table:table-cell>
          <table:table-cell table:formula="of:=ROUND(([.A628]-510832852)/1000/60)" office:value-type="float" office:value="1316" calcext:value-type="float">
            <text:p>13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8.17" calcext:value-type="float">
            <text:p>68.17</text:p>
          </table:table-cell>
        </table:table-row>
        <table:table-row table:style-name="ro1">
          <table:table-cell office:value-type="float" office:value="589909199" calcext:value-type="float">
            <text:p>589909199</text:p>
          </table:table-cell>
          <table:table-cell table:formula="of:=ROUND(([.A629]-510832852)/1000/60)" office:value-type="float" office:value="1318" calcext:value-type="float">
            <text:p>13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8.28" calcext:value-type="float">
            <text:p>68.28</text:p>
          </table:table-cell>
        </table:table-row>
        <table:table-row table:style-name="ro1">
          <table:table-cell office:value-type="float" office:value="590033058" calcext:value-type="float">
            <text:p>590033058</text:p>
          </table:table-cell>
          <table:table-cell table:formula="of:=ROUND(([.A630]-510832852)/1000/60)" office:value-type="float" office:value="1320" calcext:value-type="float">
            <text:p>132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8.39" calcext:value-type="float">
            <text:p>68.39</text:p>
          </table:table-cell>
        </table:table-row>
        <table:table-row table:style-name="ro1">
          <table:table-cell office:value-type="float" office:value="590155953" calcext:value-type="float">
            <text:p>590155953</text:p>
          </table:table-cell>
          <table:table-cell table:formula="of:=ROUND(([.A631]-510832852)/1000/60)" office:value-type="float" office:value="1322" calcext:value-type="float">
            <text:p>13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590283160" calcext:value-type="float">
            <text:p>590283160</text:p>
          </table:table-cell>
          <table:table-cell table:formula="of:=ROUND(([.A632]-510832852)/1000/60)" office:value-type="float" office:value="1324" calcext:value-type="float">
            <text:p>132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8.61" calcext:value-type="float">
            <text:p>68.61</text:p>
          </table:table-cell>
        </table:table-row>
        <table:table-row table:style-name="ro1">
          <table:table-cell office:value-type="float" office:value="590406745" calcext:value-type="float">
            <text:p>590406745</text:p>
          </table:table-cell>
          <table:table-cell table:formula="of:=ROUND(([.A633]-510832852)/1000/60)" office:value-type="float" office:value="1326" calcext:value-type="float">
            <text:p>13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8.71" calcext:value-type="float">
            <text:p>68.71</text:p>
          </table:table-cell>
        </table:table-row>
        <table:table-row table:style-name="ro1">
          <table:table-cell office:value-type="float" office:value="590536141" calcext:value-type="float">
            <text:p>590536141</text:p>
          </table:table-cell>
          <table:table-cell table:formula="of:=ROUND(([.A634]-510832852)/1000/60)" office:value-type="float" office:value="1328" calcext:value-type="float">
            <text:p>13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8.82" calcext:value-type="float">
            <text:p>68.82</text:p>
          </table:table-cell>
        </table:table-row>
        <table:table-row table:style-name="ro1">
          <table:table-cell office:value-type="float" office:value="590658653" calcext:value-type="float">
            <text:p>590658653</text:p>
          </table:table-cell>
          <table:table-cell table:formula="of:=ROUND(([.A635]-510832852)/1000/60)" office:value-type="float" office:value="1330" calcext:value-type="float">
            <text:p>133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8.93" calcext:value-type="float">
            <text:p>68.93</text:p>
          </table:table-cell>
        </table:table-row>
        <table:table-row table:style-name="ro1">
          <table:table-cell office:value-type="float" office:value="590781362" calcext:value-type="float">
            <text:p>590781362</text:p>
          </table:table-cell>
          <table:table-cell table:formula="of:=ROUND(([.A636]-510832852)/1000/60)" office:value-type="float" office:value="1332" calcext:value-type="float">
            <text:p>13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9.04" calcext:value-type="float">
            <text:p>69.04</text:p>
          </table:table-cell>
        </table:table-row>
        <table:table-row table:style-name="ro1">
          <table:table-cell office:value-type="float" office:value="590905596" calcext:value-type="float">
            <text:p>590905596</text:p>
          </table:table-cell>
          <table:table-cell table:formula="of:=ROUND(([.A637]-510832852)/1000/60)" office:value-type="float" office:value="1335" calcext:value-type="float">
            <text:p>133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591030439" calcext:value-type="float">
            <text:p>591030439</text:p>
          </table:table-cell>
          <table:table-cell table:formula="of:=ROUND(([.A638]-510832852)/1000/60)" office:value-type="float" office:value="1337" calcext:value-type="float">
            <text:p>13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9.26" calcext:value-type="float">
            <text:p>69.26</text:p>
          </table:table-cell>
        </table:table-row>
        <table:table-row table:style-name="ro1">
          <table:table-cell office:value-type="float" office:value="591152817" calcext:value-type="float">
            <text:p>591152817</text:p>
          </table:table-cell>
          <table:table-cell table:formula="of:=ROUND(([.A639]-510832852)/1000/60)" office:value-type="float" office:value="1339" calcext:value-type="float">
            <text:p>13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9.36" calcext:value-type="float">
            <text:p>69.36</text:p>
          </table:table-cell>
        </table:table-row>
        <table:table-row table:style-name="ro1">
          <table:table-cell office:value-type="float" office:value="591278933" calcext:value-type="float">
            <text:p>591278933</text:p>
          </table:table-cell>
          <table:table-cell table:formula="of:=ROUND(([.A640]-510832852)/1000/60)" office:value-type="float" office:value="1341" calcext:value-type="float">
            <text:p>13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9.47" calcext:value-type="float">
            <text:p>69.47</text:p>
          </table:table-cell>
        </table:table-row>
        <table:table-row table:style-name="ro1">
          <table:table-cell office:value-type="float" office:value="591409531" calcext:value-type="float">
            <text:p>591409531</text:p>
          </table:table-cell>
          <table:table-cell table:formula="of:=ROUND(([.A641]-510832852)/1000/60)" office:value-type="float" office:value="1343" calcext:value-type="float">
            <text:p>13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9.59" calcext:value-type="float">
            <text:p>69.59</text:p>
          </table:table-cell>
        </table:table-row>
        <table:table-row table:style-name="ro1">
          <table:table-cell office:value-type="float" office:value="591533196" calcext:value-type="float">
            <text:p>591533196</text:p>
          </table:table-cell>
          <table:table-cell table:formula="of:=ROUND(([.A642]-510832852)/1000/60)" office:value-type="float" office:value="1345" calcext:value-type="float">
            <text:p>134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591654464" calcext:value-type="float">
            <text:p>591654464</text:p>
          </table:table-cell>
          <table:table-cell table:formula="of:=ROUND(([.A643]-510832852)/1000/60)" office:value-type="float" office:value="1347" calcext:value-type="float">
            <text:p>13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9.81" calcext:value-type="float">
            <text:p>69.81</text:p>
          </table:table-cell>
        </table:table-row>
        <table:table-row table:style-name="ro1">
          <table:table-cell office:value-type="float" office:value="591784174" calcext:value-type="float">
            <text:p>591784174</text:p>
          </table:table-cell>
          <table:table-cell table:formula="of:=ROUND(([.A644]-510832852)/1000/60)" office:value-type="float" office:value="1349" calcext:value-type="float">
            <text:p>13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69.93" calcext:value-type="float">
            <text:p>69.93</text:p>
          </table:table-cell>
        </table:table-row>
        <table:table-row table:style-name="ro1">
          <table:table-cell office:value-type="float" office:value="591905272" calcext:value-type="float">
            <text:p>591905272</text:p>
          </table:table-cell>
          <table:table-cell table:formula="of:=ROUND(([.A645]-510832852)/1000/60)" office:value-type="float" office:value="1351" calcext:value-type="float">
            <text:p>13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0.04" calcext:value-type="float">
            <text:p>70.04</text:p>
          </table:table-cell>
        </table:table-row>
        <table:table-row table:style-name="ro1">
          <table:table-cell office:value-type="float" office:value="592026204" calcext:value-type="float">
            <text:p>592026204</text:p>
          </table:table-cell>
          <table:table-cell table:formula="of:=ROUND(([.A646]-510832852)/1000/60)" office:value-type="float" office:value="1353" calcext:value-type="float">
            <text:p>13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float" office:value="592148847" calcext:value-type="float">
            <text:p>592148847</text:p>
          </table:table-cell>
          <table:table-cell table:formula="of:=ROUND(([.A647]-510832852)/1000/60)" office:value-type="float" office:value="1355" calcext:value-type="float">
            <text:p>135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592275714" calcext:value-type="float">
            <text:p>592275714</text:p>
          </table:table-cell>
          <table:table-cell table:formula="of:=ROUND(([.A648]-510832852)/1000/60)" office:value-type="float" office:value="1357" calcext:value-type="float">
            <text:p>135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0.37" calcext:value-type="float">
            <text:p>70.37</text:p>
          </table:table-cell>
        </table:table-row>
        <table:table-row table:style-name="ro1">
          <table:table-cell office:value-type="float" office:value="592405178" calcext:value-type="float">
            <text:p>592405178</text:p>
          </table:table-cell>
          <table:table-cell table:formula="of:=ROUND(([.A649]-510832852)/1000/60)" office:value-type="float" office:value="1360" calcext:value-type="float">
            <text:p>136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0.49" calcext:value-type="float">
            <text:p>70.49</text:p>
          </table:table-cell>
        </table:table-row>
        <table:table-row table:style-name="ro1">
          <table:table-cell office:value-type="float" office:value="592527211" calcext:value-type="float">
            <text:p>592527211</text:p>
          </table:table-cell>
          <table:table-cell table:formula="of:=ROUND(([.A650]-510832852)/1000/60)" office:value-type="float" office:value="1362" calcext:value-type="float">
            <text:p>13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592650278" calcext:value-type="float">
            <text:p>592650278</text:p>
          </table:table-cell>
          <table:table-cell table:formula="of:=ROUND(([.A651]-510832852)/1000/60)" office:value-type="float" office:value="1364" calcext:value-type="float">
            <text:p>13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592779450" calcext:value-type="float">
            <text:p>592779450</text:p>
          </table:table-cell>
          <table:table-cell table:formula="of:=ROUND(([.A652]-510832852)/1000/60)" office:value-type="float" office:value="1366" calcext:value-type="float">
            <text:p>136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0.82" calcext:value-type="float">
            <text:p>70.82</text:p>
          </table:table-cell>
        </table:table-row>
        <table:table-row table:style-name="ro1">
          <table:table-cell office:value-type="float" office:value="592900299" calcext:value-type="float">
            <text:p>592900299</text:p>
          </table:table-cell>
          <table:table-cell table:formula="of:=ROUND(([.A653]-510832852)/1000/60)" office:value-type="float" office:value="1368" calcext:value-type="float">
            <text:p>136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0.93" calcext:value-type="float">
            <text:p>70.93</text:p>
          </table:table-cell>
        </table:table-row>
        <table:table-row table:style-name="ro1">
          <table:table-cell office:value-type="float" office:value="593020730" calcext:value-type="float">
            <text:p>593020730</text:p>
          </table:table-cell>
          <table:table-cell table:formula="of:=ROUND(([.A654]-510832852)/1000/60)" office:value-type="float" office:value="1370" calcext:value-type="float">
            <text:p>137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593151287" calcext:value-type="float">
            <text:p>593151287</text:p>
          </table:table-cell>
          <table:table-cell table:formula="of:=ROUND(([.A655]-510832852)/1000/60)" office:value-type="float" office:value="1372" calcext:value-type="float">
            <text:p>13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1.16" calcext:value-type="float">
            <text:p>71.16</text:p>
          </table:table-cell>
        </table:table-row>
        <table:table-row table:style-name="ro1">
          <table:table-cell office:value-type="float" office:value="593275068" calcext:value-type="float">
            <text:p>593275068</text:p>
          </table:table-cell>
          <table:table-cell table:formula="of:=ROUND(([.A656]-510832852)/1000/60)" office:value-type="float" office:value="1374" calcext:value-type="float">
            <text:p>13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1.27" calcext:value-type="float">
            <text:p>71.27</text:p>
          </table:table-cell>
        </table:table-row>
        <table:table-row table:style-name="ro1">
          <table:table-cell office:value-type="float" office:value="593403291" calcext:value-type="float">
            <text:p>593403291</text:p>
          </table:table-cell>
          <table:table-cell table:formula="of:=ROUND(([.A657]-510832852)/1000/60)" office:value-type="float" office:value="1376" calcext:value-type="float">
            <text:p>13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1.39" calcext:value-type="float">
            <text:p>71.39</text:p>
          </table:table-cell>
        </table:table-row>
        <table:table-row table:style-name="ro1">
          <table:table-cell office:value-type="float" office:value="593527833" calcext:value-type="float">
            <text:p>593527833</text:p>
          </table:table-cell>
          <table:table-cell table:formula="of:=ROUND(([.A658]-510832852)/1000/60)" office:value-type="float" office:value="1378" calcext:value-type="float">
            <text:p>137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593649426" calcext:value-type="float">
            <text:p>593649426</text:p>
          </table:table-cell>
          <table:table-cell table:formula="of:=ROUND(([.A659]-510832852)/1000/60)" office:value-type="float" office:value="1380" calcext:value-type="float">
            <text:p>138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1.61" calcext:value-type="float">
            <text:p>71.61</text:p>
          </table:table-cell>
        </table:table-row>
        <table:table-row table:style-name="ro1">
          <table:table-cell office:value-type="float" office:value="593778229" calcext:value-type="float">
            <text:p>593778229</text:p>
          </table:table-cell>
          <table:table-cell table:formula="of:=ROUND(([.A660]-510832852)/1000/60)" office:value-type="float" office:value="1382" calcext:value-type="float">
            <text:p>13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1.73" calcext:value-type="float">
            <text:p>71.73</text:p>
          </table:table-cell>
        </table:table-row>
        <table:table-row table:style-name="ro1">
          <table:table-cell office:value-type="float" office:value="593902224" calcext:value-type="float">
            <text:p>593902224</text:p>
          </table:table-cell>
          <table:table-cell table:formula="of:=ROUND(([.A661]-510832852)/1000/60)" office:value-type="float" office:value="1384" calcext:value-type="float">
            <text:p>13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1.84" calcext:value-type="float">
            <text:p>71.84</text:p>
          </table:table-cell>
        </table:table-row>
        <table:table-row table:style-name="ro1">
          <table:table-cell office:value-type="float" office:value="594024061" calcext:value-type="float">
            <text:p>594024061</text:p>
          </table:table-cell>
          <table:table-cell table:formula="of:=ROUND(([.A662]-510832852)/1000/60)" office:value-type="float" office:value="1387" calcext:value-type="float">
            <text:p>13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1.95" calcext:value-type="float">
            <text:p>71.95</text:p>
          </table:table-cell>
        </table:table-row>
        <table:table-row table:style-name="ro1">
          <table:table-cell office:value-type="float" office:value="594144137" calcext:value-type="float">
            <text:p>594144137</text:p>
          </table:table-cell>
          <table:table-cell table:formula="of:=ROUND(([.A663]-510832852)/1000/60)" office:value-type="float" office:value="1389" calcext:value-type="float">
            <text:p>138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2.06" calcext:value-type="float">
            <text:p>72.06</text:p>
          </table:table-cell>
        </table:table-row>
        <table:table-row table:style-name="ro1">
          <table:table-cell office:value-type="float" office:value="594268553" calcext:value-type="float">
            <text:p>594268553</text:p>
          </table:table-cell>
          <table:table-cell table:formula="of:=ROUND(([.A664]-510832852)/1000/60)" office:value-type="float" office:value="1391" calcext:value-type="float">
            <text:p>13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2.17" calcext:value-type="float">
            <text:p>72.17</text:p>
          </table:table-cell>
        </table:table-row>
        <table:table-row table:style-name="ro1">
          <table:table-cell office:value-type="float" office:value="594393250" calcext:value-type="float">
            <text:p>594393250</text:p>
          </table:table-cell>
          <table:table-cell table:formula="of:=ROUND(([.A665]-510832852)/1000/60)" office:value-type="float" office:value="1393" calcext:value-type="float">
            <text:p>13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2.28" calcext:value-type="float">
            <text:p>72.28</text:p>
          </table:table-cell>
        </table:table-row>
        <table:table-row table:style-name="ro1">
          <table:table-cell office:value-type="float" office:value="594516395" calcext:value-type="float">
            <text:p>594516395</text:p>
          </table:table-cell>
          <table:table-cell table:formula="of:=ROUND(([.A666]-510832852)/1000/60)" office:value-type="float" office:value="1395" calcext:value-type="float">
            <text:p>13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2.39" calcext:value-type="float">
            <text:p>72.39</text:p>
          </table:table-cell>
        </table:table-row>
        <table:table-row table:style-name="ro1">
          <table:table-cell office:value-type="float" office:value="594646747" calcext:value-type="float">
            <text:p>594646747</text:p>
          </table:table-cell>
          <table:table-cell table:formula="of:=ROUND(([.A667]-510832852)/1000/60)" office:value-type="float" office:value="1397" calcext:value-type="float">
            <text:p>13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594778817" calcext:value-type="float">
            <text:p>594778817</text:p>
          </table:table-cell>
          <table:table-cell table:formula="of:=ROUND(([.A668]-510832852)/1000/60)" office:value-type="float" office:value="1399" calcext:value-type="float">
            <text:p>13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2.61" calcext:value-type="float">
            <text:p>72.61</text:p>
          </table:table-cell>
        </table:table-row>
        <table:table-row table:style-name="ro1">
          <table:table-cell office:value-type="float" office:value="594905075" calcext:value-type="float">
            <text:p>594905075</text:p>
          </table:table-cell>
          <table:table-cell table:formula="of:=ROUND(([.A669]-510832852)/1000/60)" office:value-type="float" office:value="1401" calcext:value-type="float">
            <text:p>14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2.71" calcext:value-type="float">
            <text:p>72.71</text:p>
          </table:table-cell>
        </table:table-row>
        <table:table-row table:style-name="ro1">
          <table:table-cell office:value-type="float" office:value="595035387" calcext:value-type="float">
            <text:p>595035387</text:p>
          </table:table-cell>
          <table:table-cell table:formula="of:=ROUND(([.A670]-510832852)/1000/60)" office:value-type="float" office:value="1403" calcext:value-type="float">
            <text:p>140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2.81" calcext:value-type="float">
            <text:p>72.81</text:p>
          </table:table-cell>
        </table:table-row>
        <table:table-row table:style-name="ro1">
          <table:table-cell office:value-type="float" office:value="595159597" calcext:value-type="float">
            <text:p>595159597</text:p>
          </table:table-cell>
          <table:table-cell table:formula="of:=ROUND(([.A671]-510832852)/1000/60)" office:value-type="float" office:value="1405" calcext:value-type="float">
            <text:p>14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2.91" calcext:value-type="float">
            <text:p>72.91</text:p>
          </table:table-cell>
        </table:table-row>
        <table:table-row table:style-name="ro1">
          <table:table-cell office:value-type="float" office:value="595290740" calcext:value-type="float">
            <text:p>595290740</text:p>
          </table:table-cell>
          <table:table-cell table:formula="of:=ROUND(([.A672]-510832852)/1000/60)" office:value-type="float" office:value="1408" calcext:value-type="float">
            <text:p>14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595421040" calcext:value-type="float">
            <text:p>595421040</text:p>
          </table:table-cell>
          <table:table-cell table:formula="of:=ROUND(([.A673]-510832852)/1000/60)" office:value-type="float" office:value="1410" calcext:value-type="float">
            <text:p>141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12" calcext:value-type="float">
            <text:p>73.12</text:p>
          </table:table-cell>
        </table:table-row>
        <table:table-row table:style-name="ro1">
          <table:table-cell office:value-type="float" office:value="595543590" calcext:value-type="float">
            <text:p>595543590</text:p>
          </table:table-cell>
          <table:table-cell table:formula="of:=ROUND(([.A674]-510832852)/1000/60)" office:value-type="float" office:value="1412" calcext:value-type="float">
            <text:p>14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22" calcext:value-type="float">
            <text:p>73.22</text:p>
          </table:table-cell>
        </table:table-row>
        <table:table-row table:style-name="ro1">
          <table:table-cell office:value-type="float" office:value="595665548" calcext:value-type="float">
            <text:p>595665548</text:p>
          </table:table-cell>
          <table:table-cell table:formula="of:=ROUND(([.A675]-510832852)/1000/60)" office:value-type="float" office:value="1414" calcext:value-type="float">
            <text:p>141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32" calcext:value-type="float">
            <text:p>73.32</text:p>
          </table:table-cell>
        </table:table-row>
        <table:table-row table:style-name="ro1">
          <table:table-cell office:value-type="float" office:value="595788544" calcext:value-type="float">
            <text:p>595788544</text:p>
          </table:table-cell>
          <table:table-cell table:formula="of:=ROUND(([.A676]-510832852)/1000/60)" office:value-type="float" office:value="1416" calcext:value-type="float">
            <text:p>14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42" calcext:value-type="float">
            <text:p>73.42</text:p>
          </table:table-cell>
        </table:table-row>
        <table:table-row table:style-name="ro1">
          <table:table-cell office:value-type="float" office:value="595917161" calcext:value-type="float">
            <text:p>595917161</text:p>
          </table:table-cell>
          <table:table-cell table:formula="of:=ROUND(([.A677]-510832852)/1000/60)" office:value-type="float" office:value="1418" calcext:value-type="float">
            <text:p>14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53" calcext:value-type="float">
            <text:p>73.53</text:p>
          </table:table-cell>
        </table:table-row>
        <table:table-row table:style-name="ro1">
          <table:table-cell office:value-type="float" office:value="596041607" calcext:value-type="float">
            <text:p>596041607</text:p>
          </table:table-cell>
          <table:table-cell table:formula="of:=ROUND(([.A678]-510832852)/1000/60)" office:value-type="float" office:value="1420" calcext:value-type="float">
            <text:p>142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64" calcext:value-type="float">
            <text:p>73.64</text:p>
          </table:table-cell>
        </table:table-row>
        <table:table-row table:style-name="ro1">
          <table:table-cell office:value-type="float" office:value="596164184" calcext:value-type="float">
            <text:p>596164184</text:p>
          </table:table-cell>
          <table:table-cell table:formula="of:=ROUND(([.A679]-510832852)/1000/60)" office:value-type="float" office:value="1422" calcext:value-type="float">
            <text:p>14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596290588" calcext:value-type="float">
            <text:p>596290588</text:p>
          </table:table-cell>
          <table:table-cell table:formula="of:=ROUND(([.A680]-510832852)/1000/60)" office:value-type="float" office:value="1424" calcext:value-type="float">
            <text:p>142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86" calcext:value-type="float">
            <text:p>73.86</text:p>
          </table:table-cell>
        </table:table-row>
        <table:table-row table:style-name="ro1">
          <table:table-cell office:value-type="float" office:value="596413109" calcext:value-type="float">
            <text:p>596413109</text:p>
          </table:table-cell>
          <table:table-cell table:formula="of:=ROUND(([.A681]-510832852)/1000/60)" office:value-type="float" office:value="1426" calcext:value-type="float">
            <text:p>14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3.97" calcext:value-type="float">
            <text:p>73.97</text:p>
          </table:table-cell>
        </table:table-row>
        <table:table-row table:style-name="ro1">
          <table:table-cell office:value-type="float" office:value="596538812" calcext:value-type="float">
            <text:p>596538812</text:p>
          </table:table-cell>
          <table:table-cell table:formula="of:=ROUND(([.A682]-510832852)/1000/60)" office:value-type="float" office:value="1428" calcext:value-type="float">
            <text:p>14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4.08" calcext:value-type="float">
            <text:p>74.08</text:p>
          </table:table-cell>
        </table:table-row>
        <table:table-row table:style-name="ro1">
          <table:table-cell office:value-type="float" office:value="596665716" calcext:value-type="float">
            <text:p>596665716</text:p>
          </table:table-cell>
          <table:table-cell table:formula="of:=ROUND(([.A683]-510832852)/1000/60)" office:value-type="float" office:value="1431" calcext:value-type="float">
            <text:p>14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4.19" calcext:value-type="float">
            <text:p>74.19</text:p>
          </table:table-cell>
        </table:table-row>
        <table:table-row table:style-name="ro1">
          <table:table-cell office:value-type="float" office:value="596789105" calcext:value-type="float">
            <text:p>596789105</text:p>
          </table:table-cell>
          <table:table-cell table:formula="of:=ROUND(([.A684]-510832852)/1000/60)" office:value-type="float" office:value="1433" calcext:value-type="float">
            <text:p>14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float" office:value="596912056" calcext:value-type="float">
            <text:p>596912056</text:p>
          </table:table-cell>
          <table:table-cell table:formula="of:=ROUND(([.A685]-510832852)/1000/60)" office:value-type="float" office:value="1435" calcext:value-type="float">
            <text:p>143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4.41" calcext:value-type="float">
            <text:p>74.41</text:p>
          </table:table-cell>
        </table:table-row>
        <table:table-row table:style-name="ro1">
          <table:table-cell office:value-type="float" office:value="597034135" calcext:value-type="float">
            <text:p>597034135</text:p>
          </table:table-cell>
          <table:table-cell table:formula="of:=ROUND(([.A686]-510832852)/1000/60)" office:value-type="float" office:value="1437" calcext:value-type="float">
            <text:p>14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4.52" calcext:value-type="float">
            <text:p>74.52</text:p>
          </table:table-cell>
        </table:table-row>
        <table:table-row table:style-name="ro1">
          <table:table-cell office:value-type="float" office:value="597161243" calcext:value-type="float">
            <text:p>597161243</text:p>
          </table:table-cell>
          <table:table-cell table:formula="of:=ROUND(([.A687]-510832852)/1000/60)" office:value-type="float" office:value="1439" calcext:value-type="float">
            <text:p>14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4.63" calcext:value-type="float">
            <text:p>74.63</text:p>
          </table:table-cell>
        </table:table-row>
        <table:table-row table:style-name="ro1">
          <table:table-cell office:value-type="float" office:value="597286510" calcext:value-type="float">
            <text:p>597286510</text:p>
          </table:table-cell>
          <table:table-cell table:formula="of:=ROUND(([.A688]-510832852)/1000/60)" office:value-type="float" office:value="1441" calcext:value-type="float">
            <text:p>14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4.74" calcext:value-type="float">
            <text:p>74.74</text:p>
          </table:table-cell>
        </table:table-row>
        <table:table-row table:style-name="ro1">
          <table:table-cell office:value-type="float" office:value="597413889" calcext:value-type="float">
            <text:p>597413889</text:p>
          </table:table-cell>
          <table:table-cell table:formula="of:=ROUND(([.A689]-510832852)/1000/60)" office:value-type="float" office:value="1443" calcext:value-type="float">
            <text:p>14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597540884" calcext:value-type="float">
            <text:p>597540884</text:p>
          </table:table-cell>
          <table:table-cell table:formula="of:=ROUND(([.A690]-510832852)/1000/60)" office:value-type="float" office:value="1445" calcext:value-type="float">
            <text:p>144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4.96" calcext:value-type="float">
            <text:p>74.96</text:p>
          </table:table-cell>
        </table:table-row>
        <table:table-row table:style-name="ro1">
          <table:table-cell office:value-type="float" office:value="597663418" calcext:value-type="float">
            <text:p>597663418</text:p>
          </table:table-cell>
          <table:table-cell table:formula="of:=ROUND(([.A691]-510832852)/1000/60)" office:value-type="float" office:value="1447" calcext:value-type="float">
            <text:p>14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5.07" calcext:value-type="float">
            <text:p>75.07</text:p>
          </table:table-cell>
        </table:table-row>
        <table:table-row table:style-name="ro1">
          <table:table-cell office:value-type="float" office:value="597785638" calcext:value-type="float">
            <text:p>597785638</text:p>
          </table:table-cell>
          <table:table-cell table:formula="of:=ROUND(([.A692]-510832852)/1000/60)" office:value-type="float" office:value="1449" calcext:value-type="float">
            <text:p>14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5.18" calcext:value-type="float">
            <text:p>75.18</text:p>
          </table:table-cell>
        </table:table-row>
        <table:table-row table:style-name="ro1">
          <table:table-cell office:value-type="float" office:value="597914008" calcext:value-type="float">
            <text:p>597914008</text:p>
          </table:table-cell>
          <table:table-cell table:formula="of:=ROUND(([.A693]-510832852)/1000/60)" office:value-type="float" office:value="1451" calcext:value-type="float">
            <text:p>14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5.29" calcext:value-type="float">
            <text:p>75.29</text:p>
          </table:table-cell>
        </table:table-row>
        <table:table-row table:style-name="ro1">
          <table:table-cell office:value-type="float" office:value="598040381" calcext:value-type="float">
            <text:p>598040381</text:p>
          </table:table-cell>
          <table:table-cell table:formula="of:=ROUND(([.A694]-510832852)/1000/60)" office:value-type="float" office:value="1453" calcext:value-type="float">
            <text:p>14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598170482" calcext:value-type="float">
            <text:p>598170482</text:p>
          </table:table-cell>
          <table:table-cell table:formula="of:=ROUND(([.A695]-510832852)/1000/60)" office:value-type="float" office:value="1456" calcext:value-type="float">
            <text:p>145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5.51" calcext:value-type="float">
            <text:p>75.51</text:p>
          </table:table-cell>
        </table:table-row>
        <table:table-row table:style-name="ro1">
          <table:table-cell office:value-type="float" office:value="598292437" calcext:value-type="float">
            <text:p>598292437</text:p>
          </table:table-cell>
          <table:table-cell table:formula="of:=ROUND(([.A696]-510832852)/1000/60)" office:value-type="float" office:value="1458" calcext:value-type="float">
            <text:p>14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5.62" calcext:value-type="float">
            <text:p>75.62</text:p>
          </table:table-cell>
        </table:table-row>
        <table:table-row table:style-name="ro1">
          <table:table-cell office:value-type="float" office:value="598419630" calcext:value-type="float">
            <text:p>598419630</text:p>
          </table:table-cell>
          <table:table-cell table:formula="of:=ROUND(([.A697]-510832852)/1000/60)" office:value-type="float" office:value="1460" calcext:value-type="float">
            <text:p>146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5.73" calcext:value-type="float">
            <text:p>75.73</text:p>
          </table:table-cell>
        </table:table-row>
        <table:table-row table:style-name="ro1">
          <table:table-cell office:value-type="float" office:value="598544499" calcext:value-type="float">
            <text:p>598544499</text:p>
          </table:table-cell>
          <table:table-cell table:formula="of:=ROUND(([.A698]-510832852)/1000/60)" office:value-type="float" office:value="1462" calcext:value-type="float">
            <text:p>14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5.83" calcext:value-type="float">
            <text:p>75.83</text:p>
          </table:table-cell>
        </table:table-row>
        <table:table-row table:style-name="ro1">
          <table:table-cell office:value-type="float" office:value="598671204" calcext:value-type="float">
            <text:p>598671204</text:p>
          </table:table-cell>
          <table:table-cell table:formula="of:=ROUND(([.A699]-510832852)/1000/60)" office:value-type="float" office:value="1464" calcext:value-type="float">
            <text:p>14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5.94" calcext:value-type="float">
            <text:p>75.94</text:p>
          </table:table-cell>
        </table:table-row>
        <table:table-row table:style-name="ro1">
          <table:table-cell office:value-type="float" office:value="598797657" calcext:value-type="float">
            <text:p>598797657</text:p>
          </table:table-cell>
          <table:table-cell table:formula="of:=ROUND(([.A700]-510832852)/1000/60)" office:value-type="float" office:value="1466" calcext:value-type="float">
            <text:p>146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598918428" calcext:value-type="float">
            <text:p>598918428</text:p>
          </table:table-cell>
          <table:table-cell table:formula="of:=ROUND(([.A701]-510832852)/1000/60)" office:value-type="float" office:value="1468" calcext:value-type="float">
            <text:p>146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599042432" calcext:value-type="float">
            <text:p>599042432</text:p>
          </table:table-cell>
          <table:table-cell table:formula="of:=ROUND(([.A702]-510832852)/1000/60)" office:value-type="float" office:value="1470" calcext:value-type="float">
            <text:p>147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6.26" calcext:value-type="float">
            <text:p>76.26</text:p>
          </table:table-cell>
        </table:table-row>
        <table:table-row table:style-name="ro1">
          <table:table-cell office:value-type="float" office:value="599167855" calcext:value-type="float">
            <text:p>599167855</text:p>
          </table:table-cell>
          <table:table-cell table:formula="of:=ROUND(([.A703]-510832852)/1000/60)" office:value-type="float" office:value="1472" calcext:value-type="float">
            <text:p>14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6.37" calcext:value-type="float">
            <text:p>76.37</text:p>
          </table:table-cell>
        </table:table-row>
        <table:table-row table:style-name="ro1">
          <table:table-cell office:value-type="float" office:value="599296408" calcext:value-type="float">
            <text:p>599296408</text:p>
          </table:table-cell>
          <table:table-cell table:formula="of:=ROUND(([.A704]-510832852)/1000/60)" office:value-type="float" office:value="1474" calcext:value-type="float">
            <text:p>14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6.48" calcext:value-type="float">
            <text:p>76.48</text:p>
          </table:table-cell>
        </table:table-row>
        <table:table-row table:style-name="ro1">
          <table:table-cell office:value-type="float" office:value="599417600" calcext:value-type="float">
            <text:p>599417600</text:p>
          </table:table-cell>
          <table:table-cell table:formula="of:=ROUND(([.A705]-510832852)/1000/60)" office:value-type="float" office:value="1476" calcext:value-type="float">
            <text:p>14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6.59" calcext:value-type="float">
            <text:p>76.59</text:p>
          </table:table-cell>
        </table:table-row>
        <table:table-row table:style-name="ro1">
          <table:table-cell office:value-type="float" office:value="599544680" calcext:value-type="float">
            <text:p>599544680</text:p>
          </table:table-cell>
          <table:table-cell table:formula="of:=ROUND(([.A706]-510832852)/1000/60)" office:value-type="float" office:value="1479" calcext:value-type="float">
            <text:p>147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599671724" calcext:value-type="float">
            <text:p>599671724</text:p>
          </table:table-cell>
          <table:table-cell table:formula="of:=ROUND(([.A707]-510832852)/1000/60)" office:value-type="float" office:value="1481" calcext:value-type="float">
            <text:p>14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6.81" calcext:value-type="float">
            <text:p>76.81</text:p>
          </table:table-cell>
        </table:table-row>
        <table:table-row table:style-name="ro1">
          <table:table-cell office:value-type="float" office:value="599800655" calcext:value-type="float">
            <text:p>599800655</text:p>
          </table:table-cell>
          <table:table-cell table:formula="of:=ROUND(([.A708]-510832852)/1000/60)" office:value-type="float" office:value="1483" calcext:value-type="float">
            <text:p>14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6.92" calcext:value-type="float">
            <text:p>76.92</text:p>
          </table:table-cell>
        </table:table-row>
        <table:table-row table:style-name="ro1">
          <table:table-cell office:value-type="float" office:value="599925797" calcext:value-type="float">
            <text:p>599925797</text:p>
          </table:table-cell>
          <table:table-cell table:formula="of:=ROUND(([.A709]-510832852)/1000/60)" office:value-type="float" office:value="1485" calcext:value-type="float">
            <text:p>14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7.03" calcext:value-type="float">
            <text:p>77.03</text:p>
          </table:table-cell>
        </table:table-row>
        <table:table-row table:style-name="ro1">
          <table:table-cell office:value-type="float" office:value="600053861" calcext:value-type="float">
            <text:p>600053861</text:p>
          </table:table-cell>
          <table:table-cell table:formula="of:=ROUND(([.A710]-510832852)/1000/60)" office:value-type="float" office:value="1487" calcext:value-type="float">
            <text:p>14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600180806" calcext:value-type="float">
            <text:p>600180806</text:p>
          </table:table-cell>
          <table:table-cell table:formula="of:=ROUND(([.A711]-510832852)/1000/60)" office:value-type="float" office:value="1489" calcext:value-type="float">
            <text:p>148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7.25" calcext:value-type="float">
            <text:p>77.25</text:p>
          </table:table-cell>
        </table:table-row>
        <table:table-row table:style-name="ro1">
          <table:table-cell office:value-type="float" office:value="600302503" calcext:value-type="float">
            <text:p>600302503</text:p>
          </table:table-cell>
          <table:table-cell table:formula="of:=ROUND(([.A712]-510832852)/1000/60)" office:value-type="float" office:value="1491" calcext:value-type="float">
            <text:p>14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7.36" calcext:value-type="float">
            <text:p>77.36</text:p>
          </table:table-cell>
        </table:table-row>
        <table:table-row table:style-name="ro1">
          <table:table-cell office:value-type="float" office:value="600429360" calcext:value-type="float">
            <text:p>600429360</text:p>
          </table:table-cell>
          <table:table-cell table:formula="of:=ROUND(([.A713]-510832852)/1000/60)" office:value-type="float" office:value="1493" calcext:value-type="float">
            <text:p>14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7.47" calcext:value-type="float">
            <text:p>77.47</text:p>
          </table:table-cell>
        </table:table-row>
        <table:table-row table:style-name="ro1">
          <table:table-cell office:value-type="float" office:value="600550381" calcext:value-type="float">
            <text:p>600550381</text:p>
          </table:table-cell>
          <table:table-cell table:formula="of:=ROUND(([.A714]-510832852)/1000/60)" office:value-type="float" office:value="1495" calcext:value-type="float">
            <text:p>14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7.58" calcext:value-type="float">
            <text:p>77.58</text:p>
          </table:table-cell>
        </table:table-row>
        <table:table-row table:style-name="ro1">
          <table:table-cell office:value-type="float" office:value="600677002" calcext:value-type="float">
            <text:p>600677002</text:p>
          </table:table-cell>
          <table:table-cell table:formula="of:=ROUND(([.A715]-510832852)/1000/60)" office:value-type="float" office:value="1497" calcext:value-type="float">
            <text:p>14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1">
          <table:table-cell office:value-type="float" office:value="600801907" calcext:value-type="float">
            <text:p>600801907</text:p>
          </table:table-cell>
          <table:table-cell table:formula="of:=ROUND(([.A716]-510832852)/1000/60)" office:value-type="float" office:value="1499" calcext:value-type="float">
            <text:p>14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600932411" calcext:value-type="float">
            <text:p>600932411</text:p>
          </table:table-cell>
          <table:table-cell table:formula="of:=ROUND(([.A717]-510832852)/1000/60)" office:value-type="float" office:value="1502" calcext:value-type="float">
            <text:p>15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7.91" calcext:value-type="float">
            <text:p>77.91</text:p>
          </table:table-cell>
        </table:table-row>
        <table:table-row table:style-name="ro1">
          <table:table-cell office:value-type="float" office:value="601058744" calcext:value-type="float">
            <text:p>601058744</text:p>
          </table:table-cell>
          <table:table-cell table:formula="of:=ROUND(([.A718]-510832852)/1000/60)" office:value-type="float" office:value="1504" calcext:value-type="float">
            <text:p>15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8.02" calcext:value-type="float">
            <text:p>78.02</text:p>
          </table:table-cell>
        </table:table-row>
        <table:table-row table:style-name="ro1">
          <table:table-cell office:value-type="float" office:value="601187599" calcext:value-type="float">
            <text:p>601187599</text:p>
          </table:table-cell>
          <table:table-cell table:formula="of:=ROUND(([.A719]-510832852)/1000/60)" office:value-type="float" office:value="1506" calcext:value-type="float">
            <text:p>15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8.13" calcext:value-type="float">
            <text:p>78.13</text:p>
          </table:table-cell>
        </table:table-row>
        <table:table-row table:style-name="ro1">
          <table:table-cell office:value-type="float" office:value="601310745" calcext:value-type="float">
            <text:p>601310745</text:p>
          </table:table-cell>
          <table:table-cell table:formula="of:=ROUND(([.A720]-510832852)/1000/60)" office:value-type="float" office:value="1508" calcext:value-type="float">
            <text:p>15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8.24" calcext:value-type="float">
            <text:p>78.24</text:p>
          </table:table-cell>
        </table:table-row>
        <table:table-row table:style-name="ro1">
          <table:table-cell office:value-type="float" office:value="601433109" calcext:value-type="float">
            <text:p>601433109</text:p>
          </table:table-cell>
          <table:table-cell table:formula="of:=ROUND(([.A721]-510832852)/1000/60)" office:value-type="float" office:value="1510" calcext:value-type="float">
            <text:p>151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8.34" calcext:value-type="float">
            <text:p>78.34</text:p>
          </table:table-cell>
        </table:table-row>
        <table:table-row table:style-name="ro1">
          <table:table-cell office:value-type="float" office:value="601556874" calcext:value-type="float">
            <text:p>601556874</text:p>
          </table:table-cell>
          <table:table-cell table:formula="of:=ROUND(([.A722]-510832852)/1000/60)" office:value-type="float" office:value="1512" calcext:value-type="float">
            <text:p>15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601682594" calcext:value-type="float">
            <text:p>601682594</text:p>
          </table:table-cell>
          <table:table-cell table:formula="of:=ROUND(([.A723]-510832852)/1000/60)" office:value-type="float" office:value="1514" calcext:value-type="float">
            <text:p>151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8.56" calcext:value-type="float">
            <text:p>78.56</text:p>
          </table:table-cell>
        </table:table-row>
        <table:table-row table:style-name="ro1">
          <table:table-cell office:value-type="float" office:value="601814294" calcext:value-type="float">
            <text:p>601814294</text:p>
          </table:table-cell>
          <table:table-cell table:formula="of:=ROUND(([.A724]-510832852)/1000/60)" office:value-type="float" office:value="1516" calcext:value-type="float">
            <text:p>15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8.67" calcext:value-type="float">
            <text:p>78.67</text:p>
          </table:table-cell>
        </table:table-row>
        <table:table-row table:style-name="ro1">
          <table:table-cell office:value-type="float" office:value="601940525" calcext:value-type="float">
            <text:p>601940525</text:p>
          </table:table-cell>
          <table:table-cell table:formula="of:=ROUND(([.A725]-510832852)/1000/60)" office:value-type="float" office:value="1518" calcext:value-type="float">
            <text:p>15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8.78" calcext:value-type="float">
            <text:p>78.78</text:p>
          </table:table-cell>
        </table:table-row>
        <table:table-row table:style-name="ro1">
          <table:table-cell office:value-type="float" office:value="602068469" calcext:value-type="float">
            <text:p>602068469</text:p>
          </table:table-cell>
          <table:table-cell table:formula="of:=ROUND(([.A726]-510832852)/1000/60)" office:value-type="float" office:value="1521" calcext:value-type="float">
            <text:p>15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8.89" calcext:value-type="float">
            <text:p>78.89</text:p>
          </table:table-cell>
        </table:table-row>
        <table:table-row table:style-name="ro1">
          <table:table-cell office:value-type="float" office:value="602191642" calcext:value-type="float">
            <text:p>602191642</text:p>
          </table:table-cell>
          <table:table-cell table:formula="of:=ROUND(([.A727]-510832852)/1000/60)" office:value-type="float" office:value="1523" calcext:value-type="float">
            <text:p>15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2321051" calcext:value-type="float">
            <text:p>602321051</text:p>
          </table:table-cell>
          <table:table-cell table:formula="of:=ROUND(([.A728]-510832852)/1000/60)" office:value-type="float" office:value="1525" calcext:value-type="float">
            <text:p>152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.11" calcext:value-type="float">
            <text:p>79.11</text:p>
          </table:table-cell>
        </table:table-row>
        <table:table-row table:style-name="ro1">
          <table:table-cell office:value-type="float" office:value="602446555" calcext:value-type="float">
            <text:p>602446555</text:p>
          </table:table-cell>
          <table:table-cell table:formula="of:=ROUND(([.A729]-510832852)/1000/60)" office:value-type="float" office:value="1527" calcext:value-type="float">
            <text:p>15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.22" calcext:value-type="float">
            <text:p>79.22</text:p>
          </table:table-cell>
        </table:table-row>
        <table:table-row table:style-name="ro1">
          <table:table-cell office:value-type="float" office:value="602570269" calcext:value-type="float">
            <text:p>602570269</text:p>
          </table:table-cell>
          <table:table-cell table:formula="of:=ROUND(([.A730]-510832852)/1000/60)" office:value-type="float" office:value="1529" calcext:value-type="float">
            <text:p>15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.33" calcext:value-type="float">
            <text:p>79.33</text:p>
          </table:table-cell>
        </table:table-row>
        <table:table-row table:style-name="ro1">
          <table:table-cell office:value-type="float" office:value="602697253" calcext:value-type="float">
            <text:p>602697253</text:p>
          </table:table-cell>
          <table:table-cell table:formula="of:=ROUND(([.A731]-510832852)/1000/60)" office:value-type="float" office:value="1531" calcext:value-type="float">
            <text:p>15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602829958" calcext:value-type="float">
            <text:p>602829958</text:p>
          </table:table-cell>
          <table:table-cell table:formula="of:=ROUND(([.A732]-510832852)/1000/60)" office:value-type="float" office:value="1533" calcext:value-type="float">
            <text:p>15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602958090" calcext:value-type="float">
            <text:p>602958090</text:p>
          </table:table-cell>
          <table:table-cell table:formula="of:=ROUND(([.A733]-510832852)/1000/60)" office:value-type="float" office:value="1535" calcext:value-type="float">
            <text:p>153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.66" calcext:value-type="float">
            <text:p>79.66</text:p>
          </table:table-cell>
        </table:table-row>
        <table:table-row table:style-name="ro1">
          <table:table-cell office:value-type="float" office:value="603085559" calcext:value-type="float">
            <text:p>603085559</text:p>
          </table:table-cell>
          <table:table-cell table:formula="of:=ROUND(([.A734]-510832852)/1000/60)" office:value-type="float" office:value="1538" calcext:value-type="float">
            <text:p>153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.77" calcext:value-type="float">
            <text:p>79.77</text:p>
          </table:table-cell>
        </table:table-row>
        <table:table-row table:style-name="ro1">
          <table:table-cell office:value-type="float" office:value="603213876" calcext:value-type="float">
            <text:p>603213876</text:p>
          </table:table-cell>
          <table:table-cell table:formula="of:=ROUND(([.A735]-510832852)/1000/60)" office:value-type="float" office:value="1540" calcext:value-type="float">
            <text:p>154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.88" calcext:value-type="float">
            <text:p>79.88</text:p>
          </table:table-cell>
        </table:table-row>
        <table:table-row table:style-name="ro1">
          <table:table-cell office:value-type="float" office:value="603342322" calcext:value-type="float">
            <text:p>603342322</text:p>
          </table:table-cell>
          <table:table-cell table:formula="of:=ROUND(([.A736]-510832852)/1000/60)" office:value-type="float" office:value="1542" calcext:value-type="float">
            <text:p>15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79.99" calcext:value-type="float">
            <text:p>79.99</text:p>
          </table:table-cell>
        </table:table-row>
        <table:table-row table:style-name="ro1">
          <table:table-cell office:value-type="float" office:value="603468473" calcext:value-type="float">
            <text:p>603468473</text:p>
          </table:table-cell>
          <table:table-cell table:formula="of:=ROUND(([.A737]-510832852)/1000/60)" office:value-type="float" office:value="1544" calcext:value-type="float">
            <text:p>154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603594582" calcext:value-type="float">
            <text:p>603594582</text:p>
          </table:table-cell>
          <table:table-cell table:formula="of:=ROUND(([.A738]-510832852)/1000/60)" office:value-type="float" office:value="1546" calcext:value-type="float">
            <text:p>154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0.21" calcext:value-type="float">
            <text:p>80.21</text:p>
          </table:table-cell>
        </table:table-row>
        <table:table-row table:style-name="ro1">
          <table:table-cell office:value-type="float" office:value="603722892" calcext:value-type="float">
            <text:p>603722892</text:p>
          </table:table-cell>
          <table:table-cell table:formula="of:=ROUND(([.A739]-510832852)/1000/60)" office:value-type="float" office:value="1548" calcext:value-type="float">
            <text:p>15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0.32" calcext:value-type="float">
            <text:p>80.32</text:p>
          </table:table-cell>
        </table:table-row>
        <table:table-row table:style-name="ro1">
          <table:table-cell office:value-type="float" office:value="603850777" calcext:value-type="float">
            <text:p>603850777</text:p>
          </table:table-cell>
          <table:table-cell table:formula="of:=ROUND(([.A740]-510832852)/1000/60)" office:value-type="float" office:value="1550" calcext:value-type="float">
            <text:p>155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0.43" calcext:value-type="float">
            <text:p>80.43</text:p>
          </table:table-cell>
        </table:table-row>
        <table:table-row table:style-name="ro1">
          <table:table-cell office:value-type="float" office:value="603978421" calcext:value-type="float">
            <text:p>603978421</text:p>
          </table:table-cell>
          <table:table-cell table:formula="of:=ROUND(([.A741]-510832852)/1000/60)" office:value-type="float" office:value="1552" calcext:value-type="float">
            <text:p>15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0.54" calcext:value-type="float">
            <text:p>80.54</text:p>
          </table:table-cell>
        </table:table-row>
        <table:table-row table:style-name="ro1">
          <table:table-cell office:value-type="float" office:value="604109896" calcext:value-type="float">
            <text:p>604109896</text:p>
          </table:table-cell>
          <table:table-cell table:formula="of:=ROUND(([.A742]-510832852)/1000/60)" office:value-type="float" office:value="1555" calcext:value-type="float">
            <text:p>155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604232391" calcext:value-type="float">
            <text:p>604232391</text:p>
          </table:table-cell>
          <table:table-cell table:formula="of:=ROUND(([.A743]-510832852)/1000/60)" office:value-type="float" office:value="1557" calcext:value-type="float">
            <text:p>155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0.76" calcext:value-type="float">
            <text:p>80.76</text:p>
          </table:table-cell>
        </table:table-row>
        <table:table-row table:style-name="ro1">
          <table:table-cell office:value-type="float" office:value="604355473" calcext:value-type="float">
            <text:p>604355473</text:p>
          </table:table-cell>
          <table:table-cell table:formula="of:=ROUND(([.A744]-510832852)/1000/60)" office:value-type="float" office:value="1559" calcext:value-type="float">
            <text:p>15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0.87" calcext:value-type="float">
            <text:p>80.87</text:p>
          </table:table-cell>
        </table:table-row>
        <table:table-row table:style-name="ro1">
          <table:table-cell office:value-type="float" office:value="604481185" calcext:value-type="float">
            <text:p>604481185</text:p>
          </table:table-cell>
          <table:table-cell table:formula="of:=ROUND(([.A745]-510832852)/1000/60)" office:value-type="float" office:value="1561" calcext:value-type="float">
            <text:p>15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0.98" calcext:value-type="float">
            <text:p>80.98</text:p>
          </table:table-cell>
        </table:table-row>
        <table:table-row table:style-name="ro1">
          <table:table-cell office:value-type="float" office:value="604608646" calcext:value-type="float">
            <text:p>604608646</text:p>
          </table:table-cell>
          <table:table-cell table:formula="of:=ROUND(([.A746]-510832852)/1000/60)" office:value-type="float" office:value="1563" calcext:value-type="float">
            <text:p>15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1.09" calcext:value-type="float">
            <text:p>81.09</text:p>
          </table:table-cell>
        </table:table-row>
        <table:table-row table:style-name="ro1">
          <table:table-cell office:value-type="float" office:value="604735745" calcext:value-type="float">
            <text:p>604735745</text:p>
          </table:table-cell>
          <table:table-cell table:formula="of:=ROUND(([.A747]-510832852)/1000/60)" office:value-type="float" office:value="1565" calcext:value-type="float">
            <text:p>15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604861170" calcext:value-type="float">
            <text:p>604861170</text:p>
          </table:table-cell>
          <table:table-cell table:formula="of:=ROUND(([.A748]-510832852)/1000/60)" office:value-type="float" office:value="1567" calcext:value-type="float">
            <text:p>156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1.31" calcext:value-type="float">
            <text:p>81.31</text:p>
          </table:table-cell>
        </table:table-row>
        <table:table-row table:style-name="ro1">
          <table:table-cell office:value-type="float" office:value="604987866" calcext:value-type="float">
            <text:p>604987866</text:p>
          </table:table-cell>
          <table:table-cell table:formula="of:=ROUND(([.A749]-510832852)/1000/60)" office:value-type="float" office:value="1569" calcext:value-type="float">
            <text:p>15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1.42" calcext:value-type="float">
            <text:p>81.42</text:p>
          </table:table-cell>
        </table:table-row>
        <table:table-row table:style-name="ro1">
          <table:table-cell office:value-type="float" office:value="605118012" calcext:value-type="float">
            <text:p>605118012</text:p>
          </table:table-cell>
          <table:table-cell table:formula="of:=ROUND(([.A750]-510832852)/1000/60)" office:value-type="float" office:value="1571" calcext:value-type="float">
            <text:p>15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1.53" calcext:value-type="float">
            <text:p>81.53</text:p>
          </table:table-cell>
        </table:table-row>
        <table:table-row table:style-name="ro1">
          <table:table-cell office:value-type="float" office:value="605239543" calcext:value-type="float">
            <text:p>605239543</text:p>
          </table:table-cell>
          <table:table-cell table:formula="of:=ROUND(([.A751]-510832852)/1000/60)" office:value-type="float" office:value="1573" calcext:value-type="float">
            <text:p>15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1.64" calcext:value-type="float">
            <text:p>81.64</text:p>
          </table:table-cell>
        </table:table-row>
        <table:table-row table:style-name="ro1">
          <table:table-cell office:value-type="float" office:value="605369356" calcext:value-type="float">
            <text:p>605369356</text:p>
          </table:table-cell>
          <table:table-cell table:formula="of:=ROUND(([.A752]-510832852)/1000/60)" office:value-type="float" office:value="1576" calcext:value-type="float">
            <text:p>15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1.75" calcext:value-type="float">
            <text:p>81.75</text:p>
          </table:table-cell>
        </table:table-row>
        <table:table-row table:style-name="ro1">
          <table:table-cell office:value-type="float" office:value="605493603" calcext:value-type="float">
            <text:p>605493603</text:p>
          </table:table-cell>
          <table:table-cell table:formula="of:=ROUND(([.A753]-510832852)/1000/60)" office:value-type="float" office:value="1578" calcext:value-type="float">
            <text:p>157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1.86" calcext:value-type="float">
            <text:p>81.86</text:p>
          </table:table-cell>
        </table:table-row>
        <table:table-row table:style-name="ro1">
          <table:table-cell office:value-type="float" office:value="605615486" calcext:value-type="float">
            <text:p>605615486</text:p>
          </table:table-cell>
          <table:table-cell table:formula="of:=ROUND(([.A754]-510832852)/1000/60)" office:value-type="float" office:value="1580" calcext:value-type="float">
            <text:p>158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1.97" calcext:value-type="float">
            <text:p>81.97</text:p>
          </table:table-cell>
        </table:table-row>
        <table:table-row table:style-name="ro1">
          <table:table-cell office:value-type="float" office:value="605744721" calcext:value-type="float">
            <text:p>605744721</text:p>
          </table:table-cell>
          <table:table-cell table:formula="of:=ROUND(([.A755]-510832852)/1000/60)" office:value-type="float" office:value="1582" calcext:value-type="float">
            <text:p>15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2.08" calcext:value-type="float">
            <text:p>82.08</text:p>
          </table:table-cell>
        </table:table-row>
        <table:table-row table:style-name="ro1">
          <table:table-cell office:value-type="float" office:value="605873095" calcext:value-type="float">
            <text:p>605873095</text:p>
          </table:table-cell>
          <table:table-cell table:formula="of:=ROUND(([.A756]-510832852)/1000/60)" office:value-type="float" office:value="1584" calcext:value-type="float">
            <text:p>15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office:value-type="float" office:value="605994480" calcext:value-type="float">
            <text:p>605994480</text:p>
          </table:table-cell>
          <table:table-cell table:formula="of:=ROUND(([.A757]-510832852)/1000/60)" office:value-type="float" office:value="1586" calcext:value-type="float">
            <text:p>15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2.31" calcext:value-type="float">
            <text:p>82.31</text:p>
          </table:table-cell>
        </table:table-row>
        <table:table-row table:style-name="ro1">
          <table:table-cell office:value-type="float" office:value="606119948" calcext:value-type="float">
            <text:p>606119948</text:p>
          </table:table-cell>
          <table:table-cell table:formula="of:=ROUND(([.A758]-510832852)/1000/60)" office:value-type="float" office:value="1588" calcext:value-type="float">
            <text:p>15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2.42" calcext:value-type="float">
            <text:p>82.42</text:p>
          </table:table-cell>
        </table:table-row>
        <table:table-row table:style-name="ro1">
          <table:table-cell office:value-type="float" office:value="606242854" calcext:value-type="float">
            <text:p>606242854</text:p>
          </table:table-cell>
          <table:table-cell table:formula="of:=ROUND(([.A759]-510832852)/1000/60)" office:value-type="float" office:value="1590" calcext:value-type="float">
            <text:p>159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2.53" calcext:value-type="float">
            <text:p>82.53</text:p>
          </table:table-cell>
        </table:table-row>
        <table:table-row table:style-name="ro1">
          <table:table-cell office:value-type="float" office:value="606371083" calcext:value-type="float">
            <text:p>606371083</text:p>
          </table:table-cell>
          <table:table-cell table:formula="of:=ROUND(([.A760]-510832852)/1000/60)" office:value-type="float" office:value="1592" calcext:value-type="float">
            <text:p>15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2.64" calcext:value-type="float">
            <text:p>82.64</text:p>
          </table:table-cell>
        </table:table-row>
        <table:table-row table:style-name="ro1">
          <table:table-cell office:value-type="float" office:value="606496788" calcext:value-type="float">
            <text:p>606496788</text:p>
          </table:table-cell>
          <table:table-cell table:formula="of:=ROUND(([.A761]-510832852)/1000/60)" office:value-type="float" office:value="1594" calcext:value-type="float">
            <text:p>15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2.75" calcext:value-type="float">
            <text:p>82.75</text:p>
          </table:table-cell>
        </table:table-row>
        <table:table-row table:style-name="ro1">
          <table:table-cell office:value-type="float" office:value="606619382" calcext:value-type="float">
            <text:p>606619382</text:p>
          </table:table-cell>
          <table:table-cell table:formula="of:=ROUND(([.A762]-510832852)/1000/60)" office:value-type="float" office:value="1596" calcext:value-type="float">
            <text:p>15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2.86" calcext:value-type="float">
            <text:p>82.86</text:p>
          </table:table-cell>
        </table:table-row>
        <table:table-row table:style-name="ro1">
          <table:table-cell office:value-type="float" office:value="606747017" calcext:value-type="float">
            <text:p>606747017</text:p>
          </table:table-cell>
          <table:table-cell table:formula="of:=ROUND(([.A763]-510832852)/1000/60)" office:value-type="float" office:value="1599" calcext:value-type="float">
            <text:p>15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2.97" calcext:value-type="float">
            <text:p>82.97</text:p>
          </table:table-cell>
        </table:table-row>
        <table:table-row table:style-name="ro1">
          <table:table-cell office:value-type="float" office:value="606872440" calcext:value-type="float">
            <text:p>606872440</text:p>
          </table:table-cell>
          <table:table-cell table:formula="of:=ROUND(([.A764]-510832852)/1000/60)" office:value-type="float" office:value="1601" calcext:value-type="float">
            <text:p>16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.08" calcext:value-type="float">
            <text:p>83.08</text:p>
          </table:table-cell>
        </table:table-row>
        <table:table-row table:style-name="ro1">
          <table:table-cell office:value-type="float" office:value="607002367" calcext:value-type="float">
            <text:p>607002367</text:p>
          </table:table-cell>
          <table:table-cell table:formula="of:=ROUND(([.A765]-510832852)/1000/60)" office:value-type="float" office:value="1603" calcext:value-type="float">
            <text:p>160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.19" calcext:value-type="float">
            <text:p>83.19</text:p>
          </table:table-cell>
        </table:table-row>
        <table:table-row table:style-name="ro1">
          <table:table-cell office:value-type="float" office:value="607126538" calcext:value-type="float">
            <text:p>607126538</text:p>
          </table:table-cell>
          <table:table-cell table:formula="of:=ROUND(([.A766]-510832852)/1000/60)" office:value-type="float" office:value="1605" calcext:value-type="float">
            <text:p>16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607252735" calcext:value-type="float">
            <text:p>607252735</text:p>
          </table:table-cell>
          <table:table-cell table:formula="of:=ROUND(([.A767]-510832852)/1000/60)" office:value-type="float" office:value="1607" calcext:value-type="float">
            <text:p>16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.41" calcext:value-type="float">
            <text:p>83.41</text:p>
          </table:table-cell>
        </table:table-row>
        <table:table-row table:style-name="ro1">
          <table:table-cell office:value-type="float" office:value="607378120" calcext:value-type="float">
            <text:p>607378120</text:p>
          </table:table-cell>
          <table:table-cell table:formula="of:=ROUND(([.A768]-510832852)/1000/60)" office:value-type="float" office:value="1609" calcext:value-type="float">
            <text:p>16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607501131" calcext:value-type="float">
            <text:p>607501131</text:p>
          </table:table-cell>
          <table:table-cell table:formula="of:=ROUND(([.A769]-510832852)/1000/60)" office:value-type="float" office:value="1611" calcext:value-type="float">
            <text:p>16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.63" calcext:value-type="float">
            <text:p>83.63</text:p>
          </table:table-cell>
        </table:table-row>
        <table:table-row table:style-name="ro1">
          <table:table-cell office:value-type="float" office:value="607628892" calcext:value-type="float">
            <text:p>607628892</text:p>
          </table:table-cell>
          <table:table-cell table:formula="of:=ROUND(([.A770]-510832852)/1000/60)" office:value-type="float" office:value="1613" calcext:value-type="float">
            <text:p>161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.74" calcext:value-type="float">
            <text:p>83.74</text:p>
          </table:table-cell>
        </table:table-row>
        <table:table-row table:style-name="ro1">
          <table:table-cell office:value-type="float" office:value="607750759" calcext:value-type="float">
            <text:p>607750759</text:p>
          </table:table-cell>
          <table:table-cell table:formula="of:=ROUND(([.A771]-510832852)/1000/60)" office:value-type="float" office:value="1615" calcext:value-type="float">
            <text:p>16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.85" calcext:value-type="float">
            <text:p>83.85</text:p>
          </table:table-cell>
        </table:table-row>
        <table:table-row table:style-name="ro1">
          <table:table-cell office:value-type="float" office:value="607873430" calcext:value-type="float">
            <text:p>607873430</text:p>
          </table:table-cell>
          <table:table-cell table:formula="of:=ROUND(([.A772]-510832852)/1000/60)" office:value-type="float" office:value="1617" calcext:value-type="float">
            <text:p>16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.96" calcext:value-type="float">
            <text:p>83.96</text:p>
          </table:table-cell>
        </table:table-row>
        <table:table-row table:style-name="ro1">
          <table:table-cell office:value-type="float" office:value="607994393" calcext:value-type="float">
            <text:p>607994393</text:p>
          </table:table-cell>
          <table:table-cell table:formula="of:=ROUND(([.A773]-510832852)/1000/60)" office:value-type="float" office:value="1619" calcext:value-type="float">
            <text:p>16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4.07" calcext:value-type="float">
            <text:p>84.07</text:p>
          </table:table-cell>
        </table:table-row>
        <table:table-row table:style-name="ro1">
          <table:table-cell office:value-type="float" office:value="608117093" calcext:value-type="float">
            <text:p>608117093</text:p>
          </table:table-cell>
          <table:table-cell table:formula="of:=ROUND(([.A774]-510832852)/1000/60)" office:value-type="float" office:value="1621" calcext:value-type="float">
            <text:p>16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4.18" calcext:value-type="float">
            <text:p>84.18</text:p>
          </table:table-cell>
        </table:table-row>
        <table:table-row table:style-name="ro1">
          <table:table-cell office:value-type="float" office:value="608241364" calcext:value-type="float">
            <text:p>608241364</text:p>
          </table:table-cell>
          <table:table-cell table:formula="of:=ROUND(([.A775]-510832852)/1000/60)" office:value-type="float" office:value="1623" calcext:value-type="float">
            <text:p>16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4.29" calcext:value-type="float">
            <text:p>84.29</text:p>
          </table:table-cell>
        </table:table-row>
        <table:table-row table:style-name="ro1">
          <table:table-cell office:value-type="float" office:value="608368157" calcext:value-type="float">
            <text:p>608368157</text:p>
          </table:table-cell>
          <table:table-cell table:formula="of:=ROUND(([.A776]-510832852)/1000/60)" office:value-type="float" office:value="1626" calcext:value-type="float">
            <text:p>16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608494299" calcext:value-type="float">
            <text:p>608494299</text:p>
          </table:table-cell>
          <table:table-cell table:formula="of:=ROUND(([.A777]-510832852)/1000/60)" office:value-type="float" office:value="1628" calcext:value-type="float">
            <text:p>16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4.51" calcext:value-type="float">
            <text:p>84.51</text:p>
          </table:table-cell>
        </table:table-row>
        <table:table-row table:style-name="ro1">
          <table:table-cell office:value-type="float" office:value="608617913" calcext:value-type="float">
            <text:p>608617913</text:p>
          </table:table-cell>
          <table:table-cell table:formula="of:=ROUND(([.A778]-510832852)/1000/60)" office:value-type="float" office:value="1630" calcext:value-type="float">
            <text:p>163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4.62" calcext:value-type="float">
            <text:p>84.62</text:p>
          </table:table-cell>
        </table:table-row>
        <table:table-row table:style-name="ro1">
          <table:table-cell office:value-type="float" office:value="608745603" calcext:value-type="float">
            <text:p>608745603</text:p>
          </table:table-cell>
          <table:table-cell table:formula="of:=ROUND(([.A779]-510832852)/1000/60)" office:value-type="float" office:value="1632" calcext:value-type="float">
            <text:p>16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4.73" calcext:value-type="float">
            <text:p>84.73</text:p>
          </table:table-cell>
        </table:table-row>
        <table:table-row table:style-name="ro1">
          <table:table-cell office:value-type="float" office:value="608870056" calcext:value-type="float">
            <text:p>608870056</text:p>
          </table:table-cell>
          <table:table-cell table:formula="of:=ROUND(([.A780]-510832852)/1000/60)" office:value-type="float" office:value="1634" calcext:value-type="float">
            <text:p>163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4.84" calcext:value-type="float">
            <text:p>84.84</text:p>
          </table:table-cell>
        </table:table-row>
        <table:table-row table:style-name="ro1">
          <table:table-cell office:value-type="float" office:value="608997047" calcext:value-type="float">
            <text:p>608997047</text:p>
          </table:table-cell>
          <table:table-cell table:formula="of:=ROUND(([.A781]-510832852)/1000/60)" office:value-type="float" office:value="1636" calcext:value-type="float">
            <text:p>163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4.95" calcext:value-type="float">
            <text:p>84.95</text:p>
          </table:table-cell>
        </table:table-row>
        <table:table-row table:style-name="ro1">
          <table:table-cell office:value-type="float" office:value="609118476" calcext:value-type="float">
            <text:p>609118476</text:p>
          </table:table-cell>
          <table:table-cell table:formula="of:=ROUND(([.A782]-510832852)/1000/60)" office:value-type="float" office:value="1638" calcext:value-type="float">
            <text:p>163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5.06" calcext:value-type="float">
            <text:p>85.06</text:p>
          </table:table-cell>
        </table:table-row>
        <table:table-row table:style-name="ro1">
          <table:table-cell office:value-type="float" office:value="609245885" calcext:value-type="float">
            <text:p>609245885</text:p>
          </table:table-cell>
          <table:table-cell table:formula="of:=ROUND(([.A783]-510832852)/1000/60)" office:value-type="float" office:value="1640" calcext:value-type="float">
            <text:p>164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5.17" calcext:value-type="float">
            <text:p>85.17</text:p>
          </table:table-cell>
        </table:table-row>
        <table:table-row table:style-name="ro1">
          <table:table-cell office:value-type="float" office:value="609367649" calcext:value-type="float">
            <text:p>609367649</text:p>
          </table:table-cell>
          <table:table-cell table:formula="of:=ROUND(([.A784]-510832852)/1000/60)" office:value-type="float" office:value="1642" calcext:value-type="float">
            <text:p>16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5.28" calcext:value-type="float">
            <text:p>85.28</text:p>
          </table:table-cell>
        </table:table-row>
        <table:table-row table:style-name="ro1">
          <table:table-cell office:value-type="float" office:value="609489989" calcext:value-type="float">
            <text:p>609489989</text:p>
          </table:table-cell>
          <table:table-cell table:formula="of:=ROUND(([.A785]-510832852)/1000/60)" office:value-type="float" office:value="1644" calcext:value-type="float">
            <text:p>164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5.39" calcext:value-type="float">
            <text:p>85.39</text:p>
          </table:table-cell>
        </table:table-row>
        <table:table-row table:style-name="ro1">
          <table:table-cell office:value-type="float" office:value="609611378" calcext:value-type="float">
            <text:p>609611378</text:p>
          </table:table-cell>
          <table:table-cell table:formula="of:=ROUND(([.A786]-510832852)/1000/60)" office:value-type="float" office:value="1646" calcext:value-type="float">
            <text:p>164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609739290" calcext:value-type="float">
            <text:p>609739290</text:p>
          </table:table-cell>
          <table:table-cell table:formula="of:=ROUND(([.A787]-510832852)/1000/60)" office:value-type="float" office:value="1648" calcext:value-type="float">
            <text:p>16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5.61" calcext:value-type="float">
            <text:p>85.61</text:p>
          </table:table-cell>
        </table:table-row>
        <table:table-row table:style-name="ro1">
          <table:table-cell office:value-type="float" office:value="609861609" calcext:value-type="float">
            <text:p>609861609</text:p>
          </table:table-cell>
          <table:table-cell table:formula="of:=ROUND(([.A788]-510832852)/1000/60)" office:value-type="float" office:value="1650" calcext:value-type="float">
            <text:p>165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5.72" calcext:value-type="float">
            <text:p>85.72</text:p>
          </table:table-cell>
        </table:table-row>
        <table:table-row table:style-name="ro1">
          <table:table-cell office:value-type="float" office:value="609985835" calcext:value-type="float">
            <text:p>609985835</text:p>
          </table:table-cell>
          <table:table-cell table:formula="of:=ROUND(([.A789]-510832852)/1000/60)" office:value-type="float" office:value="1653" calcext:value-type="float">
            <text:p>16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5.83" calcext:value-type="float">
            <text:p>85.83</text:p>
          </table:table-cell>
        </table:table-row>
        <table:table-row table:style-name="ro1">
          <table:table-cell office:value-type="float" office:value="610108975" calcext:value-type="float">
            <text:p>610108975</text:p>
          </table:table-cell>
          <table:table-cell table:formula="of:=ROUND(([.A790]-510832852)/1000/60)" office:value-type="float" office:value="1655" calcext:value-type="float">
            <text:p>165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5.94" calcext:value-type="float">
            <text:p>85.94</text:p>
          </table:table-cell>
        </table:table-row>
        <table:table-row table:style-name="ro1">
          <table:table-cell office:value-type="float" office:value="610235160" calcext:value-type="float">
            <text:p>610235160</text:p>
          </table:table-cell>
          <table:table-cell table:formula="of:=ROUND(([.A791]-510832852)/1000/60)" office:value-type="float" office:value="1657" calcext:value-type="float">
            <text:p>165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6.05" calcext:value-type="float">
            <text:p>86.05</text:p>
          </table:table-cell>
        </table:table-row>
        <table:table-row table:style-name="ro1">
          <table:table-cell office:value-type="float" office:value="610358858" calcext:value-type="float">
            <text:p>610358858</text:p>
          </table:table-cell>
          <table:table-cell table:formula="of:=ROUND(([.A792]-510832852)/1000/60)" office:value-type="float" office:value="1659" calcext:value-type="float">
            <text:p>16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6.16" calcext:value-type="float">
            <text:p>86.16</text:p>
          </table:table-cell>
        </table:table-row>
        <table:table-row table:style-name="ro1">
          <table:table-cell office:value-type="float" office:value="610482361" calcext:value-type="float">
            <text:p>610482361</text:p>
          </table:table-cell>
          <table:table-cell table:formula="of:=ROUND(([.A793]-510832852)/1000/60)" office:value-type="float" office:value="1661" calcext:value-type="float">
            <text:p>16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6.27" calcext:value-type="float">
            <text:p>86.27</text:p>
          </table:table-cell>
        </table:table-row>
        <table:table-row table:style-name="ro1">
          <table:table-cell office:value-type="float" office:value="610603425" calcext:value-type="float">
            <text:p>610603425</text:p>
          </table:table-cell>
          <table:table-cell table:formula="of:=ROUND(([.A794]-510832852)/1000/60)" office:value-type="float" office:value="1663" calcext:value-type="float">
            <text:p>16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6.38" calcext:value-type="float">
            <text:p>86.38</text:p>
          </table:table-cell>
        </table:table-row>
        <table:table-row table:style-name="ro1">
          <table:table-cell office:value-type="float" office:value="610724184" calcext:value-type="float">
            <text:p>610724184</text:p>
          </table:table-cell>
          <table:table-cell table:formula="of:=ROUND(([.A795]-510832852)/1000/60)" office:value-type="float" office:value="1665" calcext:value-type="float">
            <text:p>16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6.49" calcext:value-type="float">
            <text:p>86.49</text:p>
          </table:table-cell>
        </table:table-row>
        <table:table-row table:style-name="ro1">
          <table:table-cell office:value-type="float" office:value="610844523" calcext:value-type="float">
            <text:p>610844523</text:p>
          </table:table-cell>
          <table:table-cell table:formula="of:=ROUND(([.A796]-510832852)/1000/60)" office:value-type="float" office:value="1667" calcext:value-type="float">
            <text:p>166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610965731" calcext:value-type="float">
            <text:p>610965731</text:p>
          </table:table-cell>
          <table:table-cell table:formula="of:=ROUND(([.A797]-510832852)/1000/60)" office:value-type="float" office:value="1669" calcext:value-type="float">
            <text:p>16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6.71" calcext:value-type="float">
            <text:p>86.71</text:p>
          </table:table-cell>
        </table:table-row>
        <table:table-row table:style-name="ro1">
          <table:table-cell office:value-type="float" office:value="611089787" calcext:value-type="float">
            <text:p>611089787</text:p>
          </table:table-cell>
          <table:table-cell table:formula="of:=ROUND(([.A798]-510832852)/1000/60)" office:value-type="float" office:value="1671" calcext:value-type="float">
            <text:p>16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6.82" calcext:value-type="float">
            <text:p>86.82</text:p>
          </table:table-cell>
        </table:table-row>
        <table:table-row table:style-name="ro1">
          <table:table-cell office:value-type="float" office:value="611212741" calcext:value-type="float">
            <text:p>611212741</text:p>
          </table:table-cell>
          <table:table-cell table:formula="of:=ROUND(([.A799]-510832852)/1000/60)" office:value-type="float" office:value="1673" calcext:value-type="float">
            <text:p>16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6.93" calcext:value-type="float">
            <text:p>86.93</text:p>
          </table:table-cell>
        </table:table-row>
        <table:table-row table:style-name="ro1">
          <table:table-cell office:value-type="float" office:value="611339242" calcext:value-type="float">
            <text:p>611339242</text:p>
          </table:table-cell>
          <table:table-cell table:formula="of:=ROUND(([.A800]-510832852)/1000/60)" office:value-type="float" office:value="1675" calcext:value-type="float">
            <text:p>16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7.04" calcext:value-type="float">
            <text:p>87.04</text:p>
          </table:table-cell>
        </table:table-row>
        <table:table-row table:style-name="ro1">
          <table:table-cell office:value-type="float" office:value="611464646" calcext:value-type="float">
            <text:p>611464646</text:p>
          </table:table-cell>
          <table:table-cell table:formula="of:=ROUND(([.A801]-510832852)/1000/60)" office:value-type="float" office:value="1677" calcext:value-type="float">
            <text:p>167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7.15" calcext:value-type="float">
            <text:p>87.15</text:p>
          </table:table-cell>
        </table:table-row>
        <table:table-row table:style-name="ro1">
          <table:table-cell office:value-type="float" office:value="611592636" calcext:value-type="float">
            <text:p>611592636</text:p>
          </table:table-cell>
          <table:table-cell table:formula="of:=ROUND(([.A802]-510832852)/1000/60)" office:value-type="float" office:value="1679" calcext:value-type="float">
            <text:p>167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7.26" calcext:value-type="float">
            <text:p>87.26</text:p>
          </table:table-cell>
        </table:table-row>
        <table:table-row table:style-name="ro1">
          <table:table-cell office:value-type="float" office:value="611721444" calcext:value-type="float">
            <text:p>611721444</text:p>
          </table:table-cell>
          <table:table-cell table:formula="of:=ROUND(([.A803]-510832852)/1000/60)" office:value-type="float" office:value="1681" calcext:value-type="float">
            <text:p>16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7.37" calcext:value-type="float">
            <text:p>87.37</text:p>
          </table:table-cell>
        </table:table-row>
        <table:table-row table:style-name="ro1">
          <table:table-cell office:value-type="float" office:value="611844129" calcext:value-type="float">
            <text:p>611844129</text:p>
          </table:table-cell>
          <table:table-cell table:formula="of:=ROUND(([.A804]-510832852)/1000/60)" office:value-type="float" office:value="1684" calcext:value-type="float">
            <text:p>16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7.48" calcext:value-type="float">
            <text:p>87.48</text:p>
          </table:table-cell>
        </table:table-row>
        <table:table-row table:style-name="ro1">
          <table:table-cell office:value-type="float" office:value="611970802" calcext:value-type="float">
            <text:p>611970802</text:p>
          </table:table-cell>
          <table:table-cell table:formula="of:=ROUND(([.A805]-510832852)/1000/60)" office:value-type="float" office:value="1686" calcext:value-type="float">
            <text:p>16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7.59" calcext:value-type="float">
            <text:p>87.59</text:p>
          </table:table-cell>
        </table:table-row>
        <table:table-row table:style-name="ro1">
          <table:table-cell office:value-type="float" office:value="612096148" calcext:value-type="float">
            <text:p>612096148</text:p>
          </table:table-cell>
          <table:table-cell table:formula="of:=ROUND(([.A806]-510832852)/1000/60)" office:value-type="float" office:value="1688" calcext:value-type="float">
            <text:p>16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12223003" calcext:value-type="float">
            <text:p>612223003</text:p>
          </table:table-cell>
          <table:table-cell table:formula="of:=ROUND(([.A807]-510832852)/1000/60)" office:value-type="float" office:value="1690" calcext:value-type="float">
            <text:p>169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7.81" calcext:value-type="float">
            <text:p>87.81</text:p>
          </table:table-cell>
        </table:table-row>
        <table:table-row table:style-name="ro1">
          <table:table-cell office:value-type="float" office:value="612348384" calcext:value-type="float">
            <text:p>612348384</text:p>
          </table:table-cell>
          <table:table-cell table:formula="of:=ROUND(([.A808]-510832852)/1000/60)" office:value-type="float" office:value="1692" calcext:value-type="float">
            <text:p>16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7.92" calcext:value-type="float">
            <text:p>87.92</text:p>
          </table:table-cell>
        </table:table-row>
        <table:table-row table:style-name="ro1">
          <table:table-cell office:value-type="float" office:value="612471254" calcext:value-type="float">
            <text:p>612471254</text:p>
          </table:table-cell>
          <table:table-cell table:formula="of:=ROUND(([.A809]-510832852)/1000/60)" office:value-type="float" office:value="1694" calcext:value-type="float">
            <text:p>16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8.03" calcext:value-type="float">
            <text:p>88.03</text:p>
          </table:table-cell>
        </table:table-row>
        <table:table-row table:style-name="ro1">
          <table:table-cell office:value-type="float" office:value="612596269" calcext:value-type="float">
            <text:p>612596269</text:p>
          </table:table-cell>
          <table:table-cell table:formula="of:=ROUND(([.A810]-510832852)/1000/60)" office:value-type="float" office:value="1696" calcext:value-type="float">
            <text:p>16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8.14" calcext:value-type="float">
            <text:p>88.14</text:p>
          </table:table-cell>
        </table:table-row>
        <table:table-row table:style-name="ro1">
          <table:table-cell office:value-type="float" office:value="612717664" calcext:value-type="float">
            <text:p>612717664</text:p>
          </table:table-cell>
          <table:table-cell table:formula="of:=ROUND(([.A811]-510832852)/1000/60)" office:value-type="float" office:value="1698" calcext:value-type="float">
            <text:p>16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float" office:value="612844917" calcext:value-type="float">
            <text:p>612844917</text:p>
          </table:table-cell>
          <table:table-cell table:formula="of:=ROUND(([.A812]-510832852)/1000/60)" office:value-type="float" office:value="1700" calcext:value-type="float">
            <text:p>170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office:value-type="float" office:value="612970048" calcext:value-type="float">
            <text:p>612970048</text:p>
          </table:table-cell>
          <table:table-cell table:formula="of:=ROUND(([.A813]-510832852)/1000/60)" office:value-type="float" office:value="1702" calcext:value-type="float">
            <text:p>17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8.47" calcext:value-type="float">
            <text:p>88.47</text:p>
          </table:table-cell>
        </table:table-row>
        <table:table-row table:style-name="ro1">
          <table:table-cell office:value-type="float" office:value="613094590" calcext:value-type="float">
            <text:p>613094590</text:p>
          </table:table-cell>
          <table:table-cell table:formula="of:=ROUND(([.A814]-510832852)/1000/60)" office:value-type="float" office:value="1704" calcext:value-type="float">
            <text:p>17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8.58" calcext:value-type="float">
            <text:p>88.58</text:p>
          </table:table-cell>
        </table:table-row>
        <table:table-row table:style-name="ro1">
          <table:table-cell office:value-type="float" office:value="613215521" calcext:value-type="float">
            <text:p>613215521</text:p>
          </table:table-cell>
          <table:table-cell table:formula="of:=ROUND(([.A815]-510832852)/1000/60)" office:value-type="float" office:value="1706" calcext:value-type="float">
            <text:p>17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8.69" calcext:value-type="float">
            <text:p>88.69</text:p>
          </table:table-cell>
        </table:table-row>
        <table:table-row table:style-name="ro1">
          <table:table-cell office:value-type="float" office:value="613338651" calcext:value-type="float">
            <text:p>613338651</text:p>
          </table:table-cell>
          <table:table-cell table:formula="of:=ROUND(([.A816]-510832852)/1000/60)" office:value-type="float" office:value="1708" calcext:value-type="float">
            <text:p>17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float" office:value="613465742" calcext:value-type="float">
            <text:p>613465742</text:p>
          </table:table-cell>
          <table:table-cell table:formula="of:=ROUND(([.A817]-510832852)/1000/60)" office:value-type="float" office:value="1711" calcext:value-type="float">
            <text:p>17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8.91" calcext:value-type="float">
            <text:p>88.91</text:p>
          </table:table-cell>
        </table:table-row>
        <table:table-row table:style-name="ro1">
          <table:table-cell office:value-type="float" office:value="613589345" calcext:value-type="float">
            <text:p>613589345</text:p>
          </table:table-cell>
          <table:table-cell table:formula="of:=ROUND(([.A818]-510832852)/1000/60)" office:value-type="float" office:value="1713" calcext:value-type="float">
            <text:p>171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9.02" calcext:value-type="float">
            <text:p>89.02</text:p>
          </table:table-cell>
        </table:table-row>
        <table:table-row table:style-name="ro1">
          <table:table-cell office:value-type="float" office:value="613713024" calcext:value-type="float">
            <text:p>613713024</text:p>
          </table:table-cell>
          <table:table-cell table:formula="of:=ROUND(([.A819]-510832852)/1000/60)" office:value-type="float" office:value="1715" calcext:value-type="float">
            <text:p>17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9.13" calcext:value-type="float">
            <text:p>89.13</text:p>
          </table:table-cell>
        </table:table-row>
        <table:table-row table:style-name="ro1">
          <table:table-cell office:value-type="float" office:value="613834991" calcext:value-type="float">
            <text:p>613834991</text:p>
          </table:table-cell>
          <table:table-cell table:formula="of:=ROUND(([.A820]-510832852)/1000/60)" office:value-type="float" office:value="1717" calcext:value-type="float">
            <text:p>17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9.24" calcext:value-type="float">
            <text:p>89.24</text:p>
          </table:table-cell>
        </table:table-row>
        <table:table-row table:style-name="ro1">
          <table:table-cell office:value-type="float" office:value="613963446" calcext:value-type="float">
            <text:p>613963446</text:p>
          </table:table-cell>
          <table:table-cell table:formula="of:=ROUND(([.A821]-510832852)/1000/60)" office:value-type="float" office:value="1719" calcext:value-type="float">
            <text:p>17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9.35" calcext:value-type="float">
            <text:p>89.35</text:p>
          </table:table-cell>
        </table:table-row>
        <table:table-row table:style-name="ro1">
          <table:table-cell office:value-type="float" office:value="614084737" calcext:value-type="float">
            <text:p>614084737</text:p>
          </table:table-cell>
          <table:table-cell table:formula="of:=ROUND(([.A822]-510832852)/1000/60)" office:value-type="float" office:value="1721" calcext:value-type="float">
            <text:p>17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9.46" calcext:value-type="float">
            <text:p>89.46</text:p>
          </table:table-cell>
        </table:table-row>
        <table:table-row table:style-name="ro1">
          <table:table-cell office:value-type="float" office:value="614209144" calcext:value-type="float">
            <text:p>614209144</text:p>
          </table:table-cell>
          <table:table-cell table:formula="of:=ROUND(([.A823]-510832852)/1000/60)" office:value-type="float" office:value="1723" calcext:value-type="float">
            <text:p>17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9.57" calcext:value-type="float">
            <text:p>89.57</text:p>
          </table:table-cell>
        </table:table-row>
        <table:table-row table:style-name="ro1">
          <table:table-cell office:value-type="float" office:value="614334515" calcext:value-type="float">
            <text:p>614334515</text:p>
          </table:table-cell>
          <table:table-cell table:formula="of:=ROUND(([.A824]-510832852)/1000/60)" office:value-type="float" office:value="1725" calcext:value-type="float">
            <text:p>172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9.68" calcext:value-type="float">
            <text:p>89.68</text:p>
          </table:table-cell>
        </table:table-row>
        <table:table-row table:style-name="ro1">
          <table:table-cell office:value-type="float" office:value="614459903" calcext:value-type="float">
            <text:p>614459903</text:p>
          </table:table-cell>
          <table:table-cell table:formula="of:=ROUND(([.A825]-510832852)/1000/60)" office:value-type="float" office:value="1727" calcext:value-type="float">
            <text:p>17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9.79" calcext:value-type="float">
            <text:p>89.79</text:p>
          </table:table-cell>
        </table:table-row>
        <table:table-row table:style-name="ro1">
          <table:table-cell office:value-type="float" office:value="614584155" calcext:value-type="float">
            <text:p>614584155</text:p>
          </table:table-cell>
          <table:table-cell table:formula="of:=ROUND(([.A826]-510832852)/1000/60)" office:value-type="float" office:value="1729" calcext:value-type="float">
            <text:p>17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9.9" calcext:value-type="float">
            <text:p>89.9</text:p>
          </table:table-cell>
        </table:table-row>
        <table:table-row table:style-name="ro1">
          <table:table-cell office:value-type="float" office:value="614711884" calcext:value-type="float">
            <text:p>614711884</text:p>
          </table:table-cell>
          <table:table-cell table:formula="of:=ROUND(([.A827]-510832852)/1000/60)" office:value-type="float" office:value="1731" calcext:value-type="float">
            <text:p>17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0.01" calcext:value-type="float">
            <text:p>90.01</text:p>
          </table:table-cell>
        </table:table-row>
        <table:table-row table:style-name="ro1">
          <table:table-cell office:value-type="float" office:value="614834545" calcext:value-type="float">
            <text:p>614834545</text:p>
          </table:table-cell>
          <table:table-cell table:formula="of:=ROUND(([.A828]-510832852)/1000/60)" office:value-type="float" office:value="1733" calcext:value-type="float">
            <text:p>17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0.12" calcext:value-type="float">
            <text:p>90.12</text:p>
          </table:table-cell>
        </table:table-row>
        <table:table-row table:style-name="ro1">
          <table:table-cell office:value-type="float" office:value="614956158" calcext:value-type="float">
            <text:p>614956158</text:p>
          </table:table-cell>
          <table:table-cell table:formula="of:=ROUND(([.A829]-510832852)/1000/60)" office:value-type="float" office:value="1735" calcext:value-type="float">
            <text:p>173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0.23" calcext:value-type="float">
            <text:p>90.23</text:p>
          </table:table-cell>
        </table:table-row>
        <table:table-row table:style-name="ro1">
          <table:table-cell office:value-type="float" office:value="615078923" calcext:value-type="float">
            <text:p>615078923</text:p>
          </table:table-cell>
          <table:table-cell table:formula="of:=ROUND(([.A830]-510832852)/1000/60)" office:value-type="float" office:value="1737" calcext:value-type="float">
            <text:p>17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0.34" calcext:value-type="float">
            <text:p>90.34</text:p>
          </table:table-cell>
        </table:table-row>
        <table:table-row table:style-name="ro1">
          <table:table-cell office:value-type="float" office:value="615200376" calcext:value-type="float">
            <text:p>615200376</text:p>
          </table:table-cell>
          <table:table-cell table:formula="of:=ROUND(([.A831]-510832852)/1000/60)" office:value-type="float" office:value="1739" calcext:value-type="float">
            <text:p>17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0.45" calcext:value-type="float">
            <text:p>90.45</text:p>
          </table:table-cell>
        </table:table-row>
        <table:table-row table:style-name="ro1">
          <table:table-cell office:value-type="float" office:value="615327094" calcext:value-type="float">
            <text:p>615327094</text:p>
          </table:table-cell>
          <table:table-cell table:formula="of:=ROUND(([.A832]-510832852)/1000/60)" office:value-type="float" office:value="1742" calcext:value-type="float">
            <text:p>17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0.56" calcext:value-type="float">
            <text:p>90.56</text:p>
          </table:table-cell>
        </table:table-row>
        <table:table-row table:style-name="ro1">
          <table:table-cell office:value-type="float" office:value="615453530" calcext:value-type="float">
            <text:p>615453530</text:p>
          </table:table-cell>
          <table:table-cell table:formula="of:=ROUND(([.A833]-510832852)/1000/60)" office:value-type="float" office:value="1744" calcext:value-type="float">
            <text:p>174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0.67" calcext:value-type="float">
            <text:p>90.67</text:p>
          </table:table-cell>
        </table:table-row>
        <table:table-row table:style-name="ro1">
          <table:table-cell office:value-type="float" office:value="615582224" calcext:value-type="float">
            <text:p>615582224</text:p>
          </table:table-cell>
          <table:table-cell table:formula="of:=ROUND(([.A834]-510832852)/1000/60)" office:value-type="float" office:value="1746" calcext:value-type="float">
            <text:p>174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0.78" calcext:value-type="float">
            <text:p>90.78</text:p>
          </table:table-cell>
        </table:table-row>
        <table:table-row table:style-name="ro1">
          <table:table-cell office:value-type="float" office:value="615705838" calcext:value-type="float">
            <text:p>615705838</text:p>
          </table:table-cell>
          <table:table-cell table:formula="of:=ROUND(([.A835]-510832852)/1000/60)" office:value-type="float" office:value="1748" calcext:value-type="float">
            <text:p>17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0.89" calcext:value-type="float">
            <text:p>90.89</text:p>
          </table:table-cell>
        </table:table-row>
        <table:table-row table:style-name="ro1">
          <table:table-cell office:value-type="float" office:value="615830274" calcext:value-type="float">
            <text:p>615830274</text:p>
          </table:table-cell>
          <table:table-cell table:formula="of:=ROUND(([.A836]-510832852)/1000/60)" office:value-type="float" office:value="1750" calcext:value-type="float">
            <text:p>175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15957657" calcext:value-type="float">
            <text:p>615957657</text:p>
          </table:table-cell>
          <table:table-cell table:formula="of:=ROUND(([.A837]-510832852)/1000/60)" office:value-type="float" office:value="1752" calcext:value-type="float">
            <text:p>17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616085356" calcext:value-type="float">
            <text:p>616085356</text:p>
          </table:table-cell>
          <table:table-cell table:formula="of:=ROUND(([.A838]-510832852)/1000/60)" office:value-type="float" office:value="1754" calcext:value-type="float">
            <text:p>17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.22" calcext:value-type="float">
            <text:p>91.22</text:p>
          </table:table-cell>
        </table:table-row>
        <table:table-row table:style-name="ro1">
          <table:table-cell office:value-type="float" office:value="616209466" calcext:value-type="float">
            <text:p>616209466</text:p>
          </table:table-cell>
          <table:table-cell table:formula="of:=ROUND(([.A839]-510832852)/1000/60)" office:value-type="float" office:value="1756" calcext:value-type="float">
            <text:p>175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.33" calcext:value-type="float">
            <text:p>91.33</text:p>
          </table:table-cell>
        </table:table-row>
        <table:table-row table:style-name="ro1">
          <table:table-cell office:value-type="float" office:value="616332968" calcext:value-type="float">
            <text:p>616332968</text:p>
          </table:table-cell>
          <table:table-cell table:formula="of:=ROUND(([.A840]-510832852)/1000/60)" office:value-type="float" office:value="1758" calcext:value-type="float">
            <text:p>17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616461183" calcext:value-type="float">
            <text:p>616461183</text:p>
          </table:table-cell>
          <table:table-cell table:formula="of:=ROUND(([.A841]-510832852)/1000/60)" office:value-type="float" office:value="1760" calcext:value-type="float">
            <text:p>176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.55" calcext:value-type="float">
            <text:p>91.55</text:p>
          </table:table-cell>
        </table:table-row>
        <table:table-row table:style-name="ro1">
          <table:table-cell office:value-type="float" office:value="616588936" calcext:value-type="float">
            <text:p>616588936</text:p>
          </table:table-cell>
          <table:table-cell table:formula="of:=ROUND(([.A842]-510832852)/1000/60)" office:value-type="float" office:value="1763" calcext:value-type="float">
            <text:p>17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616712743" calcext:value-type="float">
            <text:p>616712743</text:p>
          </table:table-cell>
          <table:table-cell table:formula="of:=ROUND(([.A843]-510832852)/1000/60)" office:value-type="float" office:value="1765" calcext:value-type="float">
            <text:p>17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.77" calcext:value-type="float">
            <text:p>91.77</text:p>
          </table:table-cell>
        </table:table-row>
        <table:table-row table:style-name="ro1">
          <table:table-cell office:value-type="float" office:value="616839030" calcext:value-type="float">
            <text:p>616839030</text:p>
          </table:table-cell>
          <table:table-cell table:formula="of:=ROUND(([.A844]-510832852)/1000/60)" office:value-type="float" office:value="1767" calcext:value-type="float">
            <text:p>176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.88" calcext:value-type="float">
            <text:p>91.88</text:p>
          </table:table-cell>
        </table:table-row>
        <table:table-row table:style-name="ro1">
          <table:table-cell office:value-type="float" office:value="616961022" calcext:value-type="float">
            <text:p>616961022</text:p>
          </table:table-cell>
          <table:table-cell table:formula="of:=ROUND(([.A845]-510832852)/1000/60)" office:value-type="float" office:value="1769" calcext:value-type="float">
            <text:p>17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1.99" calcext:value-type="float">
            <text:p>91.99</text:p>
          </table:table-cell>
        </table:table-row>
        <table:table-row table:style-name="ro1">
          <table:table-cell office:value-type="float" office:value="617086019" calcext:value-type="float">
            <text:p>617086019</text:p>
          </table:table-cell>
          <table:table-cell table:formula="of:=ROUND(([.A846]-510832852)/1000/60)" office:value-type="float" office:value="1771" calcext:value-type="float">
            <text:p>17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float" office:value="617208812" calcext:value-type="float">
            <text:p>617208812</text:p>
          </table:table-cell>
          <table:table-cell table:formula="of:=ROUND(([.A847]-510832852)/1000/60)" office:value-type="float" office:value="1773" calcext:value-type="float">
            <text:p>17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2.21" calcext:value-type="float">
            <text:p>92.21</text:p>
          </table:table-cell>
        </table:table-row>
        <table:table-row table:style-name="ro1">
          <table:table-cell office:value-type="float" office:value="617329602" calcext:value-type="float">
            <text:p>617329602</text:p>
          </table:table-cell>
          <table:table-cell table:formula="of:=ROUND(([.A848]-510832852)/1000/60)" office:value-type="float" office:value="1775" calcext:value-type="float">
            <text:p>17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2.32" calcext:value-type="float">
            <text:p>92.32</text:p>
          </table:table-cell>
        </table:table-row>
        <table:table-row table:style-name="ro1">
          <table:table-cell office:value-type="float" office:value="617452031" calcext:value-type="float">
            <text:p>617452031</text:p>
          </table:table-cell>
          <table:table-cell table:formula="of:=ROUND(([.A849]-510832852)/1000/60)" office:value-type="float" office:value="1777" calcext:value-type="float">
            <text:p>177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2.43" calcext:value-type="float">
            <text:p>92.43</text:p>
          </table:table-cell>
        </table:table-row>
        <table:table-row table:style-name="ro1">
          <table:table-cell office:value-type="float" office:value="617576824" calcext:value-type="float">
            <text:p>617576824</text:p>
          </table:table-cell>
          <table:table-cell table:formula="of:=ROUND(([.A850]-510832852)/1000/60)" office:value-type="float" office:value="1779" calcext:value-type="float">
            <text:p>177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2.55" calcext:value-type="float">
            <text:p>92.55</text:p>
          </table:table-cell>
        </table:table-row>
        <table:table-row table:style-name="ro1">
          <table:table-cell office:value-type="float" office:value="617703515" calcext:value-type="float">
            <text:p>617703515</text:p>
          </table:table-cell>
          <table:table-cell table:formula="of:=ROUND(([.A851]-510832852)/1000/60)" office:value-type="float" office:value="1781" calcext:value-type="float">
            <text:p>17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2.66" calcext:value-type="float">
            <text:p>92.66</text:p>
          </table:table-cell>
        </table:table-row>
        <table:table-row table:style-name="ro1">
          <table:table-cell office:value-type="float" office:value="617827135" calcext:value-type="float">
            <text:p>617827135</text:p>
          </table:table-cell>
          <table:table-cell table:formula="of:=ROUND(([.A852]-510832852)/1000/60)" office:value-type="float" office:value="1783" calcext:value-type="float">
            <text:p>17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2.77" calcext:value-type="float">
            <text:p>92.77</text:p>
          </table:table-cell>
        </table:table-row>
        <table:table-row table:style-name="ro1">
          <table:table-cell office:value-type="float" office:value="617951987" calcext:value-type="float">
            <text:p>617951987</text:p>
          </table:table-cell>
          <table:table-cell table:formula="of:=ROUND(([.A853]-510832852)/1000/60)" office:value-type="float" office:value="1785" calcext:value-type="float">
            <text:p>17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2.88" calcext:value-type="float">
            <text:p>92.88</text:p>
          </table:table-cell>
        </table:table-row>
        <table:table-row table:style-name="ro1">
          <table:table-cell office:value-type="float" office:value="618079950" calcext:value-type="float">
            <text:p>618079950</text:p>
          </table:table-cell>
          <table:table-cell table:formula="of:=ROUND(([.A854]-510832852)/1000/60)" office:value-type="float" office:value="1787" calcext:value-type="float">
            <text:p>17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2.99" calcext:value-type="float">
            <text:p>92.99</text:p>
          </table:table-cell>
        </table:table-row>
        <table:table-row table:style-name="ro1">
          <table:table-cell office:value-type="float" office:value="618207654" calcext:value-type="float">
            <text:p>618207654</text:p>
          </table:table-cell>
          <table:table-cell table:formula="of:=ROUND(([.A855]-510832852)/1000/60)" office:value-type="float" office:value="1790" calcext:value-type="float">
            <text:p>179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float" office:value="618335990" calcext:value-type="float">
            <text:p>618335990</text:p>
          </table:table-cell>
          <table:table-cell table:formula="of:=ROUND(([.A856]-510832852)/1000/60)" office:value-type="float" office:value="1792" calcext:value-type="float">
            <text:p>17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office:value-type="float" office:value="618463883" calcext:value-type="float">
            <text:p>618463883</text:p>
          </table:table-cell>
          <table:table-cell table:formula="of:=ROUND(([.A857]-510832852)/1000/60)" office:value-type="float" office:value="1794" calcext:value-type="float">
            <text:p>17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office:value-type="float" office:value="618585420" calcext:value-type="float">
            <text:p>618585420</text:p>
          </table:table-cell>
          <table:table-cell table:formula="of:=ROUND(([.A858]-510832852)/1000/60)" office:value-type="float" office:value="1796" calcext:value-type="float">
            <text:p>17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3.43" calcext:value-type="float">
            <text:p>93.43</text:p>
          </table:table-cell>
        </table:table-row>
        <table:table-row table:style-name="ro1">
          <table:table-cell office:value-type="float" office:value="618708779" calcext:value-type="float">
            <text:p>618708779</text:p>
          </table:table-cell>
          <table:table-cell table:formula="of:=ROUND(([.A859]-510832852)/1000/60)" office:value-type="float" office:value="1798" calcext:value-type="float">
            <text:p>17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3.54" calcext:value-type="float">
            <text:p>93.54</text:p>
          </table:table-cell>
        </table:table-row>
        <table:table-row table:style-name="ro1">
          <table:table-cell office:value-type="float" office:value="618836641" calcext:value-type="float">
            <text:p>618836641</text:p>
          </table:table-cell>
          <table:table-cell table:formula="of:=ROUND(([.A860]-510832852)/1000/60)" office:value-type="float" office:value="1800" calcext:value-type="float">
            <text:p>180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office:value-type="float" office:value="618961586" calcext:value-type="float">
            <text:p>618961586</text:p>
          </table:table-cell>
          <table:table-cell table:formula="of:=ROUND(([.A861]-510832852)/1000/60)" office:value-type="float" office:value="1802" calcext:value-type="float">
            <text:p>18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3.76" calcext:value-type="float">
            <text:p>93.76</text:p>
          </table:table-cell>
        </table:table-row>
        <table:table-row table:style-name="ro1">
          <table:table-cell office:value-type="float" office:value="619088966" calcext:value-type="float">
            <text:p>619088966</text:p>
          </table:table-cell>
          <table:table-cell table:formula="of:=ROUND(([.A862]-510832852)/1000/60)" office:value-type="float" office:value="1804" calcext:value-type="float">
            <text:p>18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3.87" calcext:value-type="float">
            <text:p>93.87</text:p>
          </table:table-cell>
        </table:table-row>
        <table:table-row table:style-name="ro1">
          <table:table-cell office:value-type="float" office:value="619210588" calcext:value-type="float">
            <text:p>619210588</text:p>
          </table:table-cell>
          <table:table-cell table:formula="of:=ROUND(([.A863]-510832852)/1000/60)" office:value-type="float" office:value="1806" calcext:value-type="float">
            <text:p>18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3.98" calcext:value-type="float">
            <text:p>93.98</text:p>
          </table:table-cell>
        </table:table-row>
        <table:table-row table:style-name="ro1">
          <table:table-cell office:value-type="float" office:value="619332753" calcext:value-type="float">
            <text:p>619332753</text:p>
          </table:table-cell>
          <table:table-cell table:formula="of:=ROUND(([.A864]-510832852)/1000/60)" office:value-type="float" office:value="1808" calcext:value-type="float">
            <text:p>18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4.09" calcext:value-type="float">
            <text:p>94.09</text:p>
          </table:table-cell>
        </table:table-row>
        <table:table-row table:style-name="ro1">
          <table:table-cell office:value-type="float" office:value="619459178" calcext:value-type="float">
            <text:p>619459178</text:p>
          </table:table-cell>
          <table:table-cell table:formula="of:=ROUND(([.A865]-510832852)/1000/60)" office:value-type="float" office:value="1810" calcext:value-type="float">
            <text:p>181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float" office:value="619582572" calcext:value-type="float">
            <text:p>619582572</text:p>
          </table:table-cell>
          <table:table-cell table:formula="of:=ROUND(([.A866]-510832852)/1000/60)" office:value-type="float" office:value="1812" calcext:value-type="float">
            <text:p>18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4.31" calcext:value-type="float">
            <text:p>94.31</text:p>
          </table:table-cell>
        </table:table-row>
        <table:table-row table:style-name="ro1">
          <table:table-cell office:value-type="float" office:value="619708637" calcext:value-type="float">
            <text:p>619708637</text:p>
          </table:table-cell>
          <table:table-cell table:formula="of:=ROUND(([.A867]-510832852)/1000/60)" office:value-type="float" office:value="1815" calcext:value-type="float">
            <text:p>18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4.42" calcext:value-type="float">
            <text:p>94.42</text:p>
          </table:table-cell>
        </table:table-row>
        <table:table-row table:style-name="ro1">
          <table:table-cell office:value-type="float" office:value="619832819" calcext:value-type="float">
            <text:p>619832819</text:p>
          </table:table-cell>
          <table:table-cell table:formula="of:=ROUND(([.A868]-510832852)/1000/60)" office:value-type="float" office:value="1817" calcext:value-type="float">
            <text:p>18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4.53" calcext:value-type="float">
            <text:p>94.53</text:p>
          </table:table-cell>
        </table:table-row>
        <table:table-row table:style-name="ro1">
          <table:table-cell office:value-type="float" office:value="619959783" calcext:value-type="float">
            <text:p>619959783</text:p>
          </table:table-cell>
          <table:table-cell table:formula="of:=ROUND(([.A869]-510832852)/1000/60)" office:value-type="float" office:value="1819" calcext:value-type="float">
            <text:p>18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4.65" calcext:value-type="float">
            <text:p>94.65</text:p>
          </table:table-cell>
        </table:table-row>
        <table:table-row table:style-name="ro1">
          <table:table-cell office:value-type="float" office:value="620084901" calcext:value-type="float">
            <text:p>620084901</text:p>
          </table:table-cell>
          <table:table-cell table:formula="of:=ROUND(([.A870]-510832852)/1000/60)" office:value-type="float" office:value="1821" calcext:value-type="float">
            <text:p>18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620207579" calcext:value-type="float">
            <text:p>620207579</text:p>
          </table:table-cell>
          <table:table-cell table:formula="of:=ROUND(([.A871]-510832852)/1000/60)" office:value-type="float" office:value="1823" calcext:value-type="float">
            <text:p>18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4.87" calcext:value-type="float">
            <text:p>94.87</text:p>
          </table:table-cell>
        </table:table-row>
        <table:table-row table:style-name="ro1">
          <table:table-cell office:value-type="float" office:value="620331018" calcext:value-type="float">
            <text:p>620331018</text:p>
          </table:table-cell>
          <table:table-cell table:formula="of:=ROUND(([.A872]-510832852)/1000/60)" office:value-type="float" office:value="1825" calcext:value-type="float">
            <text:p>182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4.98" calcext:value-type="float">
            <text:p>94.98</text:p>
          </table:table-cell>
        </table:table-row>
        <table:table-row table:style-name="ro1">
          <table:table-cell office:value-type="float" office:value="620453986" calcext:value-type="float">
            <text:p>620453986</text:p>
          </table:table-cell>
          <table:table-cell table:formula="of:=ROUND(([.A873]-510832852)/1000/60)" office:value-type="float" office:value="1827" calcext:value-type="float">
            <text:p>18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5.09" calcext:value-type="float">
            <text:p>95.09</text:p>
          </table:table-cell>
        </table:table-row>
        <table:table-row table:style-name="ro1">
          <table:table-cell office:value-type="float" office:value="620577564" calcext:value-type="float">
            <text:p>620577564</text:p>
          </table:table-cell>
          <table:table-cell table:formula="of:=ROUND(([.A874]-510832852)/1000/60)" office:value-type="float" office:value="1829" calcext:value-type="float">
            <text:p>18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float" office:value="620703581" calcext:value-type="float">
            <text:p>620703581</text:p>
          </table:table-cell>
          <table:table-cell table:formula="of:=ROUND(([.A875]-510832852)/1000/60)" office:value-type="float" office:value="1831" calcext:value-type="float">
            <text:p>18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5.31" calcext:value-type="float">
            <text:p>95.31</text:p>
          </table:table-cell>
        </table:table-row>
        <table:table-row table:style-name="ro1">
          <table:table-cell office:value-type="float" office:value="620831252" calcext:value-type="float">
            <text:p>620831252</text:p>
          </table:table-cell>
          <table:table-cell table:formula="of:=ROUND(([.A876]-510832852)/1000/60)" office:value-type="float" office:value="1833" calcext:value-type="float">
            <text:p>18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5.42" calcext:value-type="float">
            <text:p>95.42</text:p>
          </table:table-cell>
        </table:table-row>
        <table:table-row table:style-name="ro1">
          <table:table-cell office:value-type="float" office:value="620956629" calcext:value-type="float">
            <text:p>620956629</text:p>
          </table:table-cell>
          <table:table-cell table:formula="of:=ROUND(([.A877]-510832852)/1000/60)" office:value-type="float" office:value="1835" calcext:value-type="float">
            <text:p>183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5.53" calcext:value-type="float">
            <text:p>95.53</text:p>
          </table:table-cell>
        </table:table-row>
        <table:table-row table:style-name="ro1">
          <table:table-cell office:value-type="float" office:value="621087596" calcext:value-type="float">
            <text:p>621087596</text:p>
          </table:table-cell>
          <table:table-cell table:formula="of:=ROUND(([.A878]-510832852)/1000/60)" office:value-type="float" office:value="1838" calcext:value-type="float">
            <text:p>183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5.64" calcext:value-type="float">
            <text:p>95.64</text:p>
          </table:table-cell>
        </table:table-row>
        <table:table-row table:style-name="ro1">
          <table:table-cell office:value-type="float" office:value="621214617" calcext:value-type="float">
            <text:p>621214617</text:p>
          </table:table-cell>
          <table:table-cell table:formula="of:=ROUND(([.A879]-510832852)/1000/60)" office:value-type="float" office:value="1840" calcext:value-type="float">
            <text:p>184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5.75" calcext:value-type="float">
            <text:p>95.75</text:p>
          </table:table-cell>
        </table:table-row>
        <table:table-row table:style-name="ro1">
          <table:table-cell office:value-type="float" office:value="621342844" calcext:value-type="float">
            <text:p>621342844</text:p>
          </table:table-cell>
          <table:table-cell table:formula="of:=ROUND(([.A880]-510832852)/1000/60)" office:value-type="float" office:value="1842" calcext:value-type="float">
            <text:p>18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5.87" calcext:value-type="float">
            <text:p>95.87</text:p>
          </table:table-cell>
        </table:table-row>
        <table:table-row table:style-name="ro1">
          <table:table-cell office:value-type="float" office:value="621469008" calcext:value-type="float">
            <text:p>621469008</text:p>
          </table:table-cell>
          <table:table-cell table:formula="of:=ROUND(([.A881]-510832852)/1000/60)" office:value-type="float" office:value="1844" calcext:value-type="float">
            <text:p>184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5.98" calcext:value-type="float">
            <text:p>95.98</text:p>
          </table:table-cell>
        </table:table-row>
        <table:table-row table:style-name="ro1">
          <table:table-cell office:value-type="float" office:value="621592954" calcext:value-type="float">
            <text:p>621592954</text:p>
          </table:table-cell>
          <table:table-cell table:formula="of:=ROUND(([.A882]-510832852)/1000/60)" office:value-type="float" office:value="1846" calcext:value-type="float">
            <text:p>184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6.09" calcext:value-type="float">
            <text:p>96.09</text:p>
          </table:table-cell>
        </table:table-row>
        <table:table-row table:style-name="ro1">
          <table:table-cell office:value-type="float" office:value="621721816" calcext:value-type="float">
            <text:p>621721816</text:p>
          </table:table-cell>
          <table:table-cell table:formula="of:=ROUND(([.A883]-510832852)/1000/60)" office:value-type="float" office:value="1848" calcext:value-type="float">
            <text:p>18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621849443" calcext:value-type="float">
            <text:p>621849443</text:p>
          </table:table-cell>
          <table:table-cell table:formula="of:=ROUND(([.A884]-510832852)/1000/60)" office:value-type="float" office:value="1850" calcext:value-type="float">
            <text:p>185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6.31" calcext:value-type="float">
            <text:p>96.31</text:p>
          </table:table-cell>
        </table:table-row>
        <table:table-row table:style-name="ro1">
          <table:table-cell office:value-type="float" office:value="621976048" calcext:value-type="float">
            <text:p>621976048</text:p>
          </table:table-cell>
          <table:table-cell table:formula="of:=ROUND(([.A885]-510832852)/1000/60)" office:value-type="float" office:value="1852" calcext:value-type="float">
            <text:p>18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6.42" calcext:value-type="float">
            <text:p>96.42</text:p>
          </table:table-cell>
        </table:table-row>
        <table:table-row table:style-name="ro1">
          <table:table-cell office:value-type="float" office:value="622101225" calcext:value-type="float">
            <text:p>622101225</text:p>
          </table:table-cell>
          <table:table-cell table:formula="of:=ROUND(([.A886]-510832852)/1000/60)" office:value-type="float" office:value="1854" calcext:value-type="float">
            <text:p>18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6.53" calcext:value-type="float">
            <text:p>96.53</text:p>
          </table:table-cell>
        </table:table-row>
        <table:table-row table:style-name="ro1">
          <table:table-cell office:value-type="float" office:value="622231405" calcext:value-type="float">
            <text:p>622231405</text:p>
          </table:table-cell>
          <table:table-cell table:formula="of:=ROUND(([.A887]-510832852)/1000/60)" office:value-type="float" office:value="1857" calcext:value-type="float">
            <text:p>185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6.64" calcext:value-type="float">
            <text:p>96.64</text:p>
          </table:table-cell>
        </table:table-row>
        <table:table-row table:style-name="ro1">
          <table:table-cell office:value-type="float" office:value="622361367" calcext:value-type="float">
            <text:p>622361367</text:p>
          </table:table-cell>
          <table:table-cell table:formula="of:=ROUND(([.A888]-510832852)/1000/60)" office:value-type="float" office:value="1859" calcext:value-type="float">
            <text:p>18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622489847" calcext:value-type="float">
            <text:p>622489847</text:p>
          </table:table-cell>
          <table:table-cell table:formula="of:=ROUND(([.A889]-510832852)/1000/60)" office:value-type="float" office:value="1861" calcext:value-type="float">
            <text:p>18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6.86" calcext:value-type="float">
            <text:p>96.86</text:p>
          </table:table-cell>
        </table:table-row>
        <table:table-row table:style-name="ro1">
          <table:table-cell office:value-type="float" office:value="622616164" calcext:value-type="float">
            <text:p>622616164</text:p>
          </table:table-cell>
          <table:table-cell table:formula="of:=ROUND(([.A890]-510832852)/1000/60)" office:value-type="float" office:value="1863" calcext:value-type="float">
            <text:p>18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6.97" calcext:value-type="float">
            <text:p>96.97</text:p>
          </table:table-cell>
        </table:table-row>
        <table:table-row table:style-name="ro1">
          <table:table-cell office:value-type="float" office:value="622743958" calcext:value-type="float">
            <text:p>622743958</text:p>
          </table:table-cell>
          <table:table-cell table:formula="of:=ROUND(([.A891]-510832852)/1000/60)" office:value-type="float" office:value="1865" calcext:value-type="float">
            <text:p>18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7.08" calcext:value-type="float">
            <text:p>97.08</text:p>
          </table:table-cell>
        </table:table-row>
        <table:table-row table:style-name="ro1">
          <table:table-cell office:value-type="float" office:value="622868292" calcext:value-type="float">
            <text:p>622868292</text:p>
          </table:table-cell>
          <table:table-cell table:formula="of:=ROUND(([.A892]-510832852)/1000/60)" office:value-type="float" office:value="1867" calcext:value-type="float">
            <text:p>186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7.19" calcext:value-type="float">
            <text:p>97.19</text:p>
          </table:table-cell>
        </table:table-row>
        <table:table-row table:style-name="ro1">
          <table:table-cell office:value-type="float" office:value="622996129" calcext:value-type="float">
            <text:p>622996129</text:p>
          </table:table-cell>
          <table:table-cell table:formula="of:=ROUND(([.A893]-510832852)/1000/60)" office:value-type="float" office:value="1869" calcext:value-type="float">
            <text:p>18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float" office:value="623121738" calcext:value-type="float">
            <text:p>623121738</text:p>
          </table:table-cell>
          <table:table-cell table:formula="of:=ROUND(([.A894]-510832852)/1000/60)" office:value-type="float" office:value="1871" calcext:value-type="float">
            <text:p>18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7.41" calcext:value-type="float">
            <text:p>97.41</text:p>
          </table:table-cell>
        </table:table-row>
        <table:table-row table:style-name="ro1">
          <table:table-cell office:value-type="float" office:value="623249931" calcext:value-type="float">
            <text:p>623249931</text:p>
          </table:table-cell>
          <table:table-cell table:formula="of:=ROUND(([.A895]-510832852)/1000/60)" office:value-type="float" office:value="1874" calcext:value-type="float">
            <text:p>18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7.52" calcext:value-type="float">
            <text:p>97.52</text:p>
          </table:table-cell>
        </table:table-row>
        <table:table-row table:style-name="ro1">
          <table:table-cell office:value-type="float" office:value="623379073" calcext:value-type="float">
            <text:p>623379073</text:p>
          </table:table-cell>
          <table:table-cell table:formula="of:=ROUND(([.A896]-510832852)/1000/60)" office:value-type="float" office:value="1876" calcext:value-type="float">
            <text:p>18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623505415" calcext:value-type="float">
            <text:p>623505415</text:p>
          </table:table-cell>
          <table:table-cell table:formula="of:=ROUND(([.A897]-510832852)/1000/60)" office:value-type="float" office:value="1878" calcext:value-type="float">
            <text:p>187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623625739" calcext:value-type="float">
            <text:p>623625739</text:p>
          </table:table-cell>
          <table:table-cell table:formula="of:=ROUND(([.A898]-510832852)/1000/60)" office:value-type="float" office:value="1880" calcext:value-type="float">
            <text:p>188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7.84" calcext:value-type="float">
            <text:p>97.84</text:p>
          </table:table-cell>
        </table:table-row>
        <table:table-row table:style-name="ro1">
          <table:table-cell office:value-type="float" office:value="623753278" calcext:value-type="float">
            <text:p>623753278</text:p>
          </table:table-cell>
          <table:table-cell table:formula="of:=ROUND(([.A899]-510832852)/1000/60)" office:value-type="float" office:value="1882" calcext:value-type="float">
            <text:p>18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7.95" calcext:value-type="float">
            <text:p>97.95</text:p>
          </table:table-cell>
        </table:table-row>
        <table:table-row table:style-name="ro1">
          <table:table-cell office:value-type="float" office:value="623878196" calcext:value-type="float">
            <text:p>623878196</text:p>
          </table:table-cell>
          <table:table-cell table:formula="of:=ROUND(([.A900]-510832852)/1000/60)" office:value-type="float" office:value="1884" calcext:value-type="float">
            <text:p>18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8.06" calcext:value-type="float">
            <text:p>98.06</text:p>
          </table:table-cell>
        </table:table-row>
        <table:table-row table:style-name="ro1">
          <table:table-cell office:value-type="float" office:value="624007844" calcext:value-type="float">
            <text:p>624007844</text:p>
          </table:table-cell>
          <table:table-cell table:formula="of:=ROUND(([.A901]-510832852)/1000/60)" office:value-type="float" office:value="1886" calcext:value-type="float">
            <text:p>18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8.17" calcext:value-type="float">
            <text:p>98.17</text:p>
          </table:table-cell>
        </table:table-row>
        <table:table-row table:style-name="ro1">
          <table:table-cell office:value-type="float" office:value="624135207" calcext:value-type="float">
            <text:p>624135207</text:p>
          </table:table-cell>
          <table:table-cell table:formula="of:=ROUND(([.A902]-510832852)/1000/60)" office:value-type="float" office:value="1888" calcext:value-type="float">
            <text:p>18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8.28" calcext:value-type="float">
            <text:p>98.28</text:p>
          </table:table-cell>
        </table:table-row>
        <table:table-row table:style-name="ro1">
          <table:table-cell office:value-type="float" office:value="624262416" calcext:value-type="float">
            <text:p>624262416</text:p>
          </table:table-cell>
          <table:table-cell table:formula="of:=ROUND(([.A903]-510832852)/1000/60)" office:value-type="float" office:value="1890" calcext:value-type="float">
            <text:p>1890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8.39" calcext:value-type="float">
            <text:p>98.39</text:p>
          </table:table-cell>
        </table:table-row>
        <table:table-row table:style-name="ro1">
          <table:table-cell office:value-type="float" office:value="624386983" calcext:value-type="float">
            <text:p>624386983</text:p>
          </table:table-cell>
          <table:table-cell table:formula="of:=ROUND(([.A904]-510832852)/1000/60)" office:value-type="float" office:value="1893" calcext:value-type="float">
            <text:p>18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624513845" calcext:value-type="float">
            <text:p>624513845</text:p>
          </table:table-cell>
          <table:table-cell table:formula="of:=ROUND(([.A905]-510832852)/1000/60)" office:value-type="float" office:value="1895" calcext:value-type="float">
            <text:p>18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8.61" calcext:value-type="float">
            <text:p>98.61</text:p>
          </table:table-cell>
        </table:table-row>
        <table:table-row table:style-name="ro1">
          <table:table-cell office:value-type="float" office:value="624637594" calcext:value-type="float">
            <text:p>624637594</text:p>
          </table:table-cell>
          <table:table-cell table:formula="of:=ROUND(([.A906]-510832852)/1000/60)" office:value-type="float" office:value="1897" calcext:value-type="float">
            <text:p>18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8.72" calcext:value-type="float">
            <text:p>98.72</text:p>
          </table:table-cell>
        </table:table-row>
        <table:table-row table:style-name="ro1">
          <table:table-cell office:value-type="float" office:value="624764487" calcext:value-type="float">
            <text:p>624764487</text:p>
          </table:table-cell>
          <table:table-cell table:formula="of:=ROUND(([.A907]-510832852)/1000/60)" office:value-type="float" office:value="1899" calcext:value-type="float">
            <text:p>18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8.85" calcext:value-type="float">
            <text:p>98.85</text:p>
          </table:table-cell>
        </table:table-row>
        <table:table-row table:style-name="ro1">
          <table:table-cell office:value-type="float" office:value="624891870" calcext:value-type="float">
            <text:p>624891870</text:p>
          </table:table-cell>
          <table:table-cell table:formula="of:=ROUND(([.A908]-510832852)/1000/60)" office:value-type="float" office:value="1901" calcext:value-type="float">
            <text:p>19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5012762" calcext:value-type="float">
            <text:p>625012762</text:p>
          </table:table-cell>
          <table:table-cell table:formula="of:=ROUND(([.A909]-510832852)/1000/60)" office:value-type="float" office:value="1903" calcext:value-type="float">
            <text:p>190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9.14" calcext:value-type="float">
            <text:p>99.14</text:p>
          </table:table-cell>
        </table:table-row>
        <table:table-row table:style-name="ro1">
          <table:table-cell office:value-type="float" office:value="625139284" calcext:value-type="float">
            <text:p>625139284</text:p>
          </table:table-cell>
          <table:table-cell table:formula="of:=ROUND(([.A910]-510832852)/1000/60)" office:value-type="float" office:value="1905" calcext:value-type="float">
            <text:p>19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9.29" calcext:value-type="float">
            <text:p>99.29</text:p>
          </table:table-cell>
        </table:table-row>
        <table:table-row table:style-name="ro1">
          <table:table-cell office:value-type="float" office:value="625259957" calcext:value-type="float">
            <text:p>625259957</text:p>
          </table:table-cell>
          <table:table-cell table:formula="of:=ROUND(([.A911]-510832852)/1000/60)" office:value-type="float" office:value="1907" calcext:value-type="float">
            <text:p>19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9.43" calcext:value-type="float">
            <text:p>99.43</text:p>
          </table:table-cell>
        </table:table-row>
        <table:table-row table:style-name="ro1">
          <table:table-cell office:value-type="float" office:value="625381350" calcext:value-type="float">
            <text:p>625381350</text:p>
          </table:table-cell>
          <table:table-cell table:formula="of:=ROUND(([.A912]-510832852)/1000/60)" office:value-type="float" office:value="1909" calcext:value-type="float">
            <text:p>19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9.57" calcext:value-type="float">
            <text:p>99.57</text:p>
          </table:table-cell>
        </table:table-row>
        <table:table-row table:style-name="ro1">
          <table:table-cell office:value-type="float" office:value="625509380" calcext:value-type="float">
            <text:p>625509380</text:p>
          </table:table-cell>
          <table:table-cell table:formula="of:=ROUND(([.A913]-510832852)/1000/60)" office:value-type="float" office:value="1911" calcext:value-type="float">
            <text:p>19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625633515" calcext:value-type="float">
            <text:p>625633515</text:p>
          </table:table-cell>
          <table:table-cell table:formula="of:=ROUND(([.A914]-510832852)/1000/60)" office:value-type="float" office:value="1913" calcext:value-type="float">
            <text:p>191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99.87" calcext:value-type="float">
            <text:p>99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20:04:08.462882000</meta:creation-date>
    <dc:date>2017-01-20T20:28:55.662470000</dc:date>
    <meta:editing-duration>PT14M18S</meta:editing-duration>
    <meta:editing-cycles>6</meta:editing-cycles>
    <meta:generator>LibreOffice/5.1.6.2$MacOSX_X86_64 LibreOffice_project/07ac168c60a517dba0f0d7bc7540f5afa45f0909</meta:generator>
    <meta:document-statistic meta:table-count="1" meta:cell-count="36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94cm" svg:height="17.319cm" xlink:href=".." xlink:type="simple" chart:class="chart:line" chart:style-name="ch1">
        <chart:title svg:x="10.328cm" svg:y="0.482cm" chart:style-name="ch2">
          <text:p>Length of the sheet by minutes.</text:p>
        </chart:title>
        <chart:legend chart:legend-position="bottom" svg:x="11.961cm" svg:y="16.536cm" style:legend-expansion="wide" chart:style-name="ch3"/>
        <chart:plot-area chart:style-name="ch4" table:cell-range-address="Sheet1.C1:Sheet1.C914" chart:data-source-has-labels="row" svg:x="1.552cm" svg:y="1.607cm" svg:width="25.001cm" svg:height="13.602cm">
          <chartooo:coordinate-region svg:x="2.756cm" svg:y="1.728cm" svg:width="23.797cm" svg:height="12.478cm"/>
          <chart:axis chart:dimension="x" chart:name="primary-x" chart:style-name="ch5">
            <chart:title svg:x="13.254cm" svg:y="15.555cm" chart:style-name="ch6">
              <text:p>Time (min)</text:p>
            </chart:title>
          </chart:axis>
          <chart:axis chart:dimension="y" chart:name="primary-y" chart:style-name="ch5">
            <chart:title svg:x="0.451cm" svg:y="9.365cm" chart:style-name="ch7">
              <text:p>Lenght (mm)</text:p>
            </chart:title>
            <chart:grid chart:style-name="ch8" chart:class="major"/>
          </chart:axis>
          <chart:series chart:style-name="ch9" chart:values-cell-range-address="Sheet1.C2:Sheet1.C914" chart:label-cell-address="Sheet1.C1:Sheet1.C1" chart:class="chart:line">
            <chart:data-point chart:repeated="9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et Lengt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79">
                <text:p>12179</text:p>
                <draw:g>
                  <svg:desc>Sheet1.C2:Sheet1.C9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32.2862104997">
                <text:p>10732.2862104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96.24845015392">
                <text:p>9696.2484501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96.24845015392">
                <text:p>9696.24845015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91.62224675817">
                <text:p>9691.62224675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91.62224675817">
                <text:p>9691.62224675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91.62224675817">
                <text:p>9691.62224675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91.62224675817">
                <text:p>9691.62224675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38.88875112258">
                <text:p>9538.888751122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17.56290231358">
                <text:p>9517.56290231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17.56290231358">
                <text:p>9517.56290231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17.56290231358">
                <text:p>9517.562902313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17.56290231358">
                <text:p>9517.56290231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17.56290231358">
                <text:p>9517.56290231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17.56290231358">
                <text:p>9517.56290231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17.56290231358">
                <text:p>9517.56290231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29.51753992586">
                <text:p>9229.51753992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64.02343348259">
                <text:p>9164.02343348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64.02343348259">
                <text:p>9164.023433482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64.02343348259">
                <text:p>9164.02343348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64.02343348259">
                <text:p>9164.023433482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64.02343348259">
                <text:p>9164.02343348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64.02343348259">
                <text:p>9164.02343348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76.499022468">
                <text:p>9076.4990224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15.63019026373">
                <text:p>8915.630190263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08.79065340347">
                <text:p>8608.790653403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81.70881841733">
                <text:p>8581.708818417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508.7612291911">
                <text:p>8508.76122919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378.70881841733">
                <text:p>8378.708818417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378.70881841733">
                <text:p>8378.70881841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